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roman" style:font-pitch="variable"/>
    <style:font-face style:name="Arial2" svg:font-family="Arial" style:font-pitch="variable"/>
    <style:font-face style:name="Arial3" svg:font-family="Arial" style:font-family-generic="system" style:font-pitch="variable"/>
    <style:font-face style:name="DejaVu Sans" svg:font-family="'DejaVu Sans'" style:font-family-generic="system" style:font-pitch="variable"/>
    <style:font-face style:name="DejaVu Sans1" svg:font-family="'DejaVu Sans'" style:font-pitch="variable"/>
    <style:font-face style:name="EB Garamond" svg:font-family="'EB Garamond'"/>
    <style:font-face style:name="EB Garamond1" svg:font-family="'EB Garamond'" style:font-pitch="variable"/>
    <style:font-face style:name="Economica" svg:font-family="Economica" style:font-pitch="variable"/>
    <style:font-face style:name="Economica1" svg:font-family="Economica"/>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 Sans" svg:font-family="'Open Sans'"/>
    <style:font-face style:name="Yanone Kaffeesatz" svg:font-family="'Yanone Kaffeesatz'"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false" presentation:background-objects-visible="false" presentation:display-footer="false" presentation:display-page-number="false" presentation:display-date-time="false"/>
    </style:style>
    <style:style style:name="dp4" style:family="drawing-page">
      <style:drawing-page-properties presentation:background-visible="true" presentation:background-objects-visible="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1.193cm" fo:min-width="3.433cm" fo:padding-top="0.254cm" fo:padding-bottom="0.254cm" fo:padding-left="0.254cm" fo:padding-right="0.254cm" fo:wrap-option="wrap" draw:shadow="hidden" draw:shadow-offset-x="0.141cm" draw:shadow-offset-y="0.141cm" draw:shadow-color="#000000" draw:shadow-opacity="18%"/>
      <style:paragraph-properties style:writing-mode="lr-tb"/>
    </style:style>
    <style:style style:name="gr3"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1.193cm" fo:min-width="1.893cm" fo:padding-top="0.254cm" fo:padding-bottom="0.254cm" fo:padding-left="0.254cm" fo:padding-right="0.254cm" fo:wrap-option="wrap" draw:shadow="hidden" draw:shadow-offset-x="0.141cm" draw:shadow-offset-y="0.141cm" draw:shadow-color="#000000" draw:shadow-opacity="18%"/>
      <style:paragraph-properties style:writing-mode="lr-tb"/>
    </style:style>
    <style:style style:name="gr4"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1.193cm" fo:min-width="1.943cm" fo:padding-top="0.254cm" fo:padding-bottom="0.254cm" fo:padding-left="0.254cm" fo:padding-right="0.254cm" fo:wrap-option="wrap" draw:shadow="hidden" draw:shadow-offset-x="0.141cm" draw:shadow-offset-y="0.141cm" draw:shadow-color="#000000" draw:shadow-opacity="18%"/>
      <style:paragraph-properties style:writing-mode="lr-tb"/>
    </style:style>
    <style:style style:name="gr5"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2.62cm" fo:min-width="3.325cm" fo:padding-top="0.254cm" fo:padding-bottom="0.254cm" fo:padding-left="0.254cm" fo:padding-right="0.254cm" fo:wrap-option="wrap" draw:shadow="hidden" draw:shadow-offset-x="0.141cm" draw:shadow-offset-y="0.141cm" draw:shadow-color="#000000" draw:shadow-opacity="18%"/>
      <style:paragraph-properties style:writing-mode="lr-tb"/>
    </style:style>
    <style:style style:name="gr6"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1.193cm" fo:min-width="1.827cm" fo:padding-top="0.254cm" fo:padding-bottom="0.254cm" fo:padding-left="0.254cm" fo:padding-right="0.254cm" fo:wrap-option="wrap" draw:shadow="hidden" draw:shadow-offset-x="0.141cm" draw:shadow-offset-y="0.141cm" draw:shadow-color="#000000" draw:shadow-opacity="18%"/>
      <style:paragraph-properties style:writing-mode="lr-tb"/>
    </style:style>
    <style:style style:name="gr7"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1.193cm" fo:min-width="1.407cm" fo:padding-top="0.254cm" fo:padding-bottom="0.254cm" fo:padding-left="0.254cm" fo:padding-right="0.254cm" fo:wrap-option="wrap" draw:shadow="hidden" draw:shadow-offset-x="0.141cm" draw:shadow-offset-y="0.141cm" draw:shadow-color="#000000" draw:shadow-opacity="18%"/>
      <style:paragraph-properties style:writing-mode="lr-tb"/>
    </style:style>
    <style:style style:name="gr8"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1.18cm" fo:min-width="2.609cm" fo:padding-top="0.254cm" fo:padding-bottom="0.254cm" fo:padding-left="0.254cm" fo:padding-right="0.254cm" fo:wrap-option="wrap" draw:shadow="hidden" draw:shadow-offset-x="0.141cm" draw:shadow-offset-y="0.141cm" draw:shadow-color="#000000" draw:shadow-opacity="18%"/>
      <style:paragraph-properties style:writing-mode="lr-tb"/>
    </style:style>
    <style:style style:name="gr9"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1.18cm" fo:min-width="2.76cm" fo:padding-top="0.254cm" fo:padding-bottom="0.254cm" fo:padding-left="0.254cm" fo:padding-right="0.254cm" fo:wrap-option="wrap" draw:shadow="hidden" draw:shadow-offset-x="0.141cm" draw:shadow-offset-y="0.141cm" draw:shadow-color="#000000" draw:shadow-opacity="18%"/>
      <style:paragraph-properties style:writing-mode="lr-tb"/>
    </style:style>
    <style:style style:name="gr10" style:family="graphic" style:parent-style-name="objectwithoutfill">
      <style:graphic-properties svg:stroke-color="#94070a" draw:marker-end="Arrow" draw:marker-end-width="0.3cm" draw:fill="none" draw:textarea-vertical-align="middle" draw:shadow="hidden" draw:shadow-offset-x="0.141cm" draw:shadow-offset-y="0.141cm" draw:shadow-opacity="18%"/>
    </style:style>
    <style:style style:name="gr11" style:family="graphic" style:parent-style-name="objectwithoutfill">
      <style:graphic-properties svg:stroke-color="#94070a" draw:marker-end="Arrow" draw:marker-end-width="0.3cm" draw:fill="none" draw:textarea-vertical-align="middle"/>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gr14"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0.563cm" fo:min-width="3.993cm" fo:padding-top="0.254cm" fo:padding-bottom="0.254cm" fo:padding-left="0.254cm" fo:padding-right="0.254cm" fo:wrap-option="wrap"/>
      <style:paragraph-properties style:writing-mode="lr-tb"/>
    </style:style>
    <style:style style:name="gr15"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0.572cm" fo:min-width="3.984cm" fo:padding-top="0.254cm" fo:padding-bottom="0.254cm" fo:padding-left="0.254cm" fo:padding-right="0.254cm" fo:wrap-option="wrap"/>
      <style:paragraph-properties style:writing-mode="lr-tb"/>
    </style:style>
    <style:style style:name="gr16"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0.563cm" fo:min-width="2.493cm" fo:padding-top="0.254cm" fo:padding-bottom="0.254cm" fo:padding-left="0.254cm" fo:padding-right="0.254cm" fo:wrap-option="wrap"/>
      <style:paragraph-properties style:writing-mode="lr-tb"/>
    </style:style>
    <style:style style:name="gr17"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0.57cm" fo:min-width="2.493cm" fo:padding-top="0.254cm" fo:padding-bottom="0.254cm" fo:padding-left="0.254cm" fo:padding-right="0.254cm" fo:wrap-option="wrap"/>
      <style:paragraph-properties style:writing-mode="lr-tb"/>
    </style:style>
    <style:style style:name="gr18"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0.943cm" fo:min-width="2.393cm" fo:padding-top="0.254cm" fo:padding-bottom="0.254cm" fo:padding-left="0.254cm" fo:padding-right="0.254cm" fo:wrap-option="wrap"/>
      <style:paragraph-properties style:writing-mode="lr-tb"/>
    </style:style>
    <style:style style:name="gr19"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0.943cm" fo:min-width="0.943cm" fo:padding-top="0.254cm" fo:padding-bottom="0.254cm" fo:padding-left="0.254cm" fo:padding-right="0.254cm" fo:wrap-option="wrap"/>
      <style:paragraph-properties style:writing-mode="lr-tb"/>
    </style:style>
    <style:style style:name="gr20" style:family="graphic" style:parent-style-name="standard">
      <style:graphic-properties draw:stroke="solid" svg:stroke-width="0.026cm" svg:stroke-color="#272822" draw:stroke-linejoin="round" draw:fill="solid" draw:fill-color="#f3f3f3" draw:textarea-vertical-align="middle" draw:auto-grow-height="false" draw:fit-to-size="false" style:shrink-to-fit="false" fo:min-height="0.932cm" fo:min-width="1.397cm" fo:padding-top="0.254cm" fo:padding-bottom="0.254cm" fo:padding-left="0.254cm" fo:padding-right="0.254cm" fo:wrap-option="wrap"/>
      <style:paragraph-properties style:writing-mode="lr-tb"/>
    </style:style>
    <style:style style:name="gr21" style:family="graphic" style:parent-style-name="objectwithoutfill">
      <style:graphic-properties svg:stroke-color="#272822" draw:marker-end="Arrow" draw:marker-end-width="0.3cm" draw:fill="none" draw:textarea-vertical-align="middle"/>
    </style:style>
    <style:style style:name="gr22" style:family="graphic" style:parent-style-name="standard">
      <style:graphic-properties draw:stroke="solid" svg:stroke-width="0.026cm" svg:stroke-color="#434343" draw:stroke-linejoin="round" draw:fill="solid" draw:fill-color="#d9d9d9"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2"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7"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2"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7"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2"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5"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7"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2"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6"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7"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2"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7"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8" style:family="presentation" style:parent-style-name="BLANK-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15%" fo:text-align="start" fo:text-indent="0cm" style:writing-mode="lr-tb"/>
    </style:style>
    <style:style style:name="P7"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solid" draw:fill-color="#f3f3f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72822" loext:opacity="100%" style:font-name="Yanone Kaffeesatz" fo:font-size="20pt"/>
    </style:style>
    <style:style style:name="P10" style:family="paragraph">
      <loext:graphic-properties draw:fill="solid" draw:fill-color="#f3f3f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72822" loext:opacity="100%" style:font-name="Yanone Kaffeesatz" fo:font-size="20pt" fo:font-weight="normal"/>
    </style:style>
    <style:style style:name="P11" style:family="paragraph">
      <loext:graphic-properties draw:fill="none"/>
      <style:paragraph-properties fo:text-align="center"/>
    </style:style>
    <style:style style:name="P12" style:family="paragraph">
      <loext:graphic-properties draw:fill="solid" draw:fill-color="#f3f3f3"/>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72822" loext:opacity="100%" style:font-name="Yanone Kaffeesatz" fo:font-size="18pt" fo:font-weight="normal"/>
    </style:style>
    <style:style style:name="P13" style:family="paragraph">
      <loext:graphic-properties draw:fill="none"/>
      <style:paragraph-properties fo:text-align="center"/>
      <style:text-properties fo:font-size="18pt"/>
    </style:style>
    <style:style style:name="P14" style:family="paragraph">
      <style:paragraph-properties fo:margin-left="1.27cm" fo:margin-right="0cm" fo:margin-top="0cm" fo:margin-bottom="0cm" fo:line-height="100%" fo:text-align="center"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7"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9" style:family="paragraph">
      <loext:graphic-properties draw:fill="solid" draw:fill-color="#d9d9d9"/>
      <style:paragraph-properties fo:text-align="start" style:font-independent-line-spacing="true"/>
      <style:text-properties fo:font-size="14pt"/>
    </style:style>
    <style:style style:name="T1" style:family="text">
      <style:text-properties fo:font-variant="normal" fo:text-transform="none" fo:color="#000000" loext:opacity="100%" style:text-line-through-style="none" style:text-line-through-type="none" style:text-position="0% 100%" style:font-name="Economica1" fo:font-size="42pt" fo:letter-spacing="normal" fo:font-style="normal" style:text-underline-style="none" fo:font-weight="normal" style:font-name-asian="Economica1" style:font-size-asian="42pt" style:font-style-asian="normal" style:font-weight-asian="normal" style:font-name-complex="Economica1" style:font-size-complex="42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Economica1" fo:font-size="21pt" fo:letter-spacing="normal" fo:font-style="normal" style:text-underline-style="none" fo:font-weight="normal" style:font-name-asian="Economica1" style:font-size-asian="21pt" style:font-style-asian="normal" style:font-weight-asian="normal" style:font-name-complex="Economica1" style:font-size-complex="21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5" style:family="text">
      <style:text-properties fo:font-variant="normal" fo:text-transform="none" fo:color="#272822" loext:opacity="100%" style:text-line-through-style="none" style:text-line-through-type="none" style:text-position="0% 100%" style:font-name="Yanone Kaffeesatz" fo:font-size="20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272822" loext:opacity="100%" style:text-line-through-style="none" style:text-line-through-type="none" style:text-position="0% 100%" style:font-name="Yanone Kaffeesatz" fo:font-size="20pt" fo:letter-spacing="normal" fo:font-style="normal" style:text-underline-style="none" fo:font-weight="normal" style:font-name-asian="Arial" style:font-size-asian="14pt" style:font-style-asian="normal" style:font-weight-asian="bold" style:font-name-complex="Arial" style:font-size-complex="14pt" style:font-style-complex="normal" style:font-weight-complex="bold"/>
    </style:style>
    <style:style style:name="T7" style:family="text">
      <style:text-properties fo:font-variant="normal" fo:text-transform="none" fo:color="#272822" loext:opacity="100%" style:text-line-through-style="none" style:text-line-through-type="none" style:text-position="0% 100%" style:font-name="Yanone Kaffeesatz" fo:font-size="18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fo:color="#272822" loext:opacity="100%" style:text-line-through-style="none" style:text-line-through-type="none" style:text-position="0% 100%" style:font-name="Yanone Kaffeesatz" fo:font-size="18pt" fo:letter-spacing="normal" fo:font-style="normal" style:text-underline-style="none" fo:font-weight="normal" style:font-name-asian="Arial" style:font-size-asian="14pt" style:font-style-asian="normal" style:font-weight-asian="bold" style:font-name-complex="Arial" style:font-size-complex="14pt" style:font-style-complex="normal" style:font-weight-complex="bold"/>
    </style:style>
    <style:style style:name="T9" style:family="text">
      <style:text-properties fo:font-variant="normal" fo:text-transform="none" fo:color="#57bb8a" loext:opacity="100%" style:text-line-through-style="none" style:text-line-through-type="none" style:text-position="0% 100%" style:font-name="Open Sans" fo:font-size="18pt" fo:letter-spacing="normal" fo:font-style="normal" style:text-underline-style="solid" style:text-underline-width="auto" style:text-underline-color="font-color" fo:font-weight="normal" style:font-name-asian="Open Sans" style:font-size-asian="18pt" style:font-style-asian="normal" style:font-weight-asian="normal" style:font-name-complex="Open Sans" style:font-size-complex="18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Open Sans" fo:font-size="18pt" fo:letter-spacing="normal" fo:font-style="italic" style:text-underline-style="none" fo:font-weight="normal" style:font-name-asian="Open Sans" style:font-size-asian="18pt" style:font-style-asian="italic" style:font-weight-asian="normal" style:font-name-complex="Open Sans" style:font-size-complex="18pt" style:font-style-complex="italic" style:font-weight-complex="normal"/>
    </style:style>
    <style:style style:name="T11" style:family="text">
      <style:text-properties fo:font-variant="normal" fo:text-transform="none" fo:color="#57bb8a" loext:opacity="100%" style:text-line-through-style="none" style:text-line-through-type="none" style:text-position="0% 100%" style:font-name="Open Sans" fo:font-size="18pt" fo:letter-spacing="normal" fo:font-style="italic" style:text-underline-style="solid" style:text-underline-width="auto" style:text-underline-color="font-color" fo:font-weight="normal" style:font-name-asian="Open Sans" style:font-size-asian="18pt" style:font-style-asian="italic" style:font-weight-asian="normal" style:font-name-complex="Open Sans" style:font-size-complex="18pt" style:font-style-complex="italic" style:font-weight-complex="normal"/>
    </style:style>
    <style:style style:name="T12" style:family="text">
      <style:text-properties fo:font-variant="normal" fo:text-transform="none" fo:color="#000000" loext:opacity="100%"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13" style:family="text">
      <style:text-properties fo:font-variant="normal" fo:text-transform="none" fo:color="#57bb8a" loext:opacity="100%" style:text-line-through-style="none" style:text-line-through-type="none" style:text-position="0% 100%" style:font-name="Economica1" fo:font-size="42pt" fo:letter-spacing="normal" fo:font-style="normal" style:text-underline-style="solid" style:text-underline-width="auto" style:text-underline-color="font-color" fo:font-weight="normal" style:font-name-asian="Economica1" style:font-size-asian="42pt" style:font-style-asian="normal" style:font-weight-asian="normal" style:font-name-complex="Economica1" style:font-size-complex="42pt" style:font-style-complex="normal" style:font-weight-complex="normal"/>
    </style:style>
    <style:style style:name="T14" style:family="text">
      <style:text-properties fo:font-variant="normal" fo:text-transform="none" fo:color="#b7b7b7" loext:opacity="1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5" style:family="text">
      <style:text-properties fo:font-variant="normal" fo:text-transform="none" fo:color="#999999" loext:opacity="1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Open Sans" fo:font-size="30pt" fo:letter-spacing="normal" fo:font-style="normal" style:text-underline-style="none" fo:font-weight="normal" style:font-name-asian="Open Sans" style:font-size-asian="30pt" style:font-style-asian="normal" style:font-weight-asian="normal" style:font-name-complex="Open Sans" style:font-size-complex="30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EB Garamond" fo:font-size="18pt" fo:letter-spacing="normal" fo:font-style="normal" style:text-underline-style="none" fo:font-weight="normal" style:font-name-asian="EB Garamond" style:font-size-asian="18pt" style:font-style-asian="normal" style:font-weight-asian="normal" style:font-name-complex="EB Garamond"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659cm" text:min-label-width="0.881cm"/>
        <style:text-properties style:font-name="Open San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A">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a">
        <style:list-level-properties text:space-before="0.107cm" text:min-label-width="1.16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2;p13" presentation:style-name="pr1" draw:text-style-name="P2" draw:layer="layout" svg:width="8.484cm" svg:height="4.269cm" svg:x="8.458cm" svg:y="4.012cm" presentation:class="title" presentation:user-transformed="true">
          <draw:text-box>
            <text:p text:style-name="P1"><text:span text:style-name="T1">Das Meldewesen</text:span><text:span text:style-name="T1"><text:line-break/></text:span><text:span text:style-name="T1">§§ 6 - 11 IfSG</text:span><text:span text:style-name="T1"><text:line-break/></text:span><text:span text:style-name="T1">Hygko-Kurs 66</text:span></text:p>
          </draw:text-box>
        </draw:frame>
        <draw:frame draw:name="Google Shape;63;p13" presentation:style-name="pr2" draw:text-style-name="P3" draw:layer="layout" svg:width="8.484cm" svg:height="1.947cm" svg:x="8.458cm" svg:y="8.657cm" presentation:class="subtitle" presentation:user-transformed="true">
          <draw:text-box>
            <text:p text:style-name="P1"><text:span text:style-name="T2">Jakob Schumacher, Gesundheitsamt Reinickendorf</text:span></text:p>
          </draw:text-box>
        </draw:frame>
        <presentation:notes draw:style-name="dp2">
          <draw:page-thumbnail draw:name="Google Shape;59;p:notes" draw:style-name="gr1" draw:layer="layout" svg:width="16.933cm" svg:height="9.524cm" svg:x="1.059cm" svg:y="1.905cm" draw:page-number="1" presentation:class="page"/>
          <draw:frame draw:name="Google Shape;60;p:notes" presentation:style-name="pr3" draw:text-style-name="P4" draw:layer="layout" svg:width="15.239cm" svg:height="11.429cm" svg:x="1.905cm" svg:y="12.065cm" presentation:class="notes" presentation:placeholder="true" presentation:user-transformed="true">
            <draw:text-box/>
          </draw:frame>
        </presentation:notes>
      </draw:page>
      <draw:page draw:name="Tagesüberblick" draw:style-name="dp1" draw:master-page-name="TITLE_5f_AND_5f_BODY" presentation:presentation-page-layout-name="AL2T1">
        <draw:frame draw:name="Google Shape;68;p14" presentation:style-name="pr4" draw:text-style-name="P2" draw:layer="layout" svg:width="23.667cm" svg:height="2.308cm" svg:x="0.866cm" svg:y="0.878cm" presentation:class="title" presentation:user-transformed="true">
          <draw:text-box>
            <text:p text:style-name="P5"><text:span text:style-name="T1">Tagesüberblick</text:span></text:p>
          </draw:text-box>
        </draw:frame>
        <draw:frame draw:name="Google Shape;69;p14" presentation:style-name="pr5" draw:text-style-name="P8" draw:layer="layout" svg:width="23.667cm" svg:height="9.316cm" svg:x="0.866cm" svg:y="3.403cm" presentation:class="outline" presentation:user-transformed="true">
          <draw:text-box>
            <text:list text:style-name="L2">
              <text:list-item>
                <text:p text:style-name="P6"><text:span text:style-name="T3">Das Schaubild des Meldewesens (Live-Action-Standbild)</text:span></text:p>
              </text:list-item>
              <text:list-item>
                <text:p text:style-name="P6"><text:span text:style-name="T3">Vortrag mit Zwischenspielen: </text:span></text:p>
              </text:list-item>
            </text:list>
            <text:list text:style-name="L3">
              <text:list-item>
                <text:list>
                  <text:list-item>
                    <text:p text:style-name="P6"><text:span text:style-name="T4">Wer, was, wieso?</text:span></text:p>
                  </text:list-item>
                  <text:list-item>
                    <text:p text:style-name="P6"><text:span text:style-name="T4">Highlights IfSG §§ 6-11 </text:span></text:p>
                  </text:list-item>
                  <text:list-item>
                    <text:p text:style-name="P6"><text:span text:style-name="T4">Falldefinitionen</text:span></text:p>
                  </text:list-item>
                </text:list>
              </text:list-item>
              <text:list-item>
                <text:p text:style-name="P6"><text:span text:style-name="T3">Falls noch Zeit übrig bleibt: </text:span></text:p>
                <text:list>
                  <text:list-item>
                    <text:p text:style-name="P6"><text:span text:style-name="T4">Klausurübungen</text:span></text:p>
                  </text:list-item>
                </text:list>
              </text:list-item>
            </text:list>
            <text:p text:style-name="P7"><text:span text:style-name="T3"/></text:p>
          </draw:text-box>
        </draw:frame>
        <presentation:notes draw:style-name="dp2">
          <draw:page-thumbnail draw:name="Google Shape;65;g605a7f14de_0_242:notes" draw:style-name="gr1" draw:layer="layout" svg:width="16.932cm" svg:height="9.524cm" svg:x="1.059cm" svg:y="1.905cm" draw:page-number="2" presentation:class="page"/>
          <draw:frame draw:name="Google Shape;66;g605a7f14de_0_242:notes" presentation:style-name="pr6" draw:text-style-name="P4" draw:layer="layout" svg:width="15.239cm" svg:height="11.429cm" svg:x="1.905cm" svg:y="12.065cm" presentation:class="notes" presentation:placeholder="true" presentation:user-transformed="true">
            <draw:text-box/>
          </draw:frame>
        </presentation:notes>
      </draw:page>
      <draw:page draw:name="Das Schaubild des Meldewesens" draw:style-name="dp1" draw:master-page-name="SECTION_5f_HEADER">
        <draw:frame draw:name="Google Shape;74;p15" presentation:style-name="pr7" draw:text-style-name="P2" draw:layer="layout" svg:width="21.101cm" svg:height="4.251cm" svg:x="2.149cm" svg:y="5.018cm" presentation:class="title" presentation:user-transformed="true">
          <draw:text-box>
            <text:p text:style-name="P1"><text:span text:style-name="T1">Das Schaubild des Meldewesens</text:span></text:p>
          </draw:text-box>
        </draw:frame>
        <presentation:notes draw:style-name="dp2">
          <draw:page-thumbnail draw:name="Google Shape;71;g605a7f14de_0_247:notes" draw:style-name="gr1" draw:layer="layout" svg:width="16.932cm" svg:height="9.524cm" svg:x="1.059cm" svg:y="1.905cm" draw:page-number="3" presentation:class="page"/>
          <draw:frame draw:name="Google Shape;72;g605a7f14de_0_247:notes" presentation:style-name="pr8"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SECTION_5f_HEADER">
        <draw:custom-shape draw:name="Google Shape;79;p16" draw:style-name="gr2" draw:text-style-name="P9" xml:id="id3" draw:id="id3" draw:layer="layout" svg:width="3.94cm" svg:height="1.7cm" svg:x="2.13cm" svg:y="3.113cm">
          <text:p text:style-name="P1"><text:span text:style-name="T5">Labordiagn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6" draw:style-name="gr2" draw:text-style-name="P9" xml:id="id5" draw:id="id5" draw:layer="layout" svg:width="3.94cm" svg:height="1.7cm" svg:x="2.13cm" svg:y="5.513cm">
          <text:p text:style-name="P1"><text:span text:style-name="T5">Arztdiagn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6" draw:style-name="gr3" draw:text-style-name="P9" xml:id="id4" draw:id="id4" draw:layer="layout" svg:width="2.4cm" svg:height="1.7cm" svg:x="8.05cm" svg:y="3.113cm">
          <text:p text:style-name="P1"><text:span text:style-name="T5">Lab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6" draw:style-name="gr4" draw:text-style-name="P9" xml:id="id1" draw:id="id1" draw:layer="layout" svg:width="2.45cm" svg:height="1.7cm" svg:x="7.95cm" svg:y="5.513cm">
          <text:p text:style-name="P1"><text:span text:style-name="T5">Arz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6" draw:style-name="gr5" draw:text-style-name="P10" xml:id="id2" draw:id="id2" draw:layer="layout" svg:width="3.832cm" svg:height="3.127cm" svg:x="12.465cm" svg:y="4.799cm">
          <text:p text:style-name="P1"><text:span text:style-name="T6">Gesundheits</text:span></text:p>
          <text:p text:style-name="P1"><text:span text:style-name="T6">am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6" draw:style-name="gr6" draw:text-style-name="P9" xml:id="id6" draw:id="id6" draw:layer="layout" svg:width="2.334cm" svg:height="1.7cm" svg:x="17.766cm" svg:y="5.5cm">
          <text:p text:style-name="P1"><text:span text:style-name="T5">Landes-st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6" draw:style-name="gr7" draw:text-style-name="P9" xml:id="id7" draw:id="id7" draw:layer="layout" svg:width="1.914cm" svg:height="1.7cm" svg:x="21.486cm" svg:y="5.5cm">
          <text:p text:style-name="P1"><text:span text:style-name="T5">R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6" draw:style-name="gr8" draw:text-style-name="P9" draw:layer="layout" svg:width="3.116cm" svg:height="1.687cm" svg:x="20.169cm" svg:y="9.934cm">
          <text:p text:style-name="P1"><text:span text:style-name="T5">Bundes</text:span></text:p>
          <text:p text:style-name="P1"><text:span text:style-name="T5">ministeri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6" draw:style-name="gr9" draw:text-style-name="P9" draw:layer="layout" svg:width="3.267cm" svg:height="1.687cm" svg:x="16.528cm" svg:y="9.914cm">
          <text:p text:style-name="P1"><text:span text:style-name="T5">Landes</text:span></text:p>
          <text:p text:style-name="P1"><text:span text:style-name="T5">ministeri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0" draw:text-style-name="P11" draw:layer="layout" draw:type="curve" svg:x1="10.4cm" svg:y1="6.363cm" svg:x2="12.465cm" svg:y2="6.362cm" draw:start-shape="id1" draw:start-glue-point="1" draw:end-shape="id2" svg:d="M10400 6363c1549 0 517-1 2065-1" svg:viewBox="0 0 2066 2">
          <text:p/>
        </draw:connector>
        <draw:connector draw:style-name="gr11" draw:text-style-name="P11" draw:layer="layout" draw:type="curve" svg:x1="6.07cm" svg:y1="3.963cm" svg:x2="8.05cm" svg:y2="3.963cm" draw:start-shape="id3" draw:start-glue-point="1" draw:end-shape="id4" draw:end-glue-point="3" svg:d="M6070 3963h1980" svg:viewBox="0 0 1981 1">
          <text:p/>
        </draw:connector>
        <draw:connector draw:style-name="gr11" draw:text-style-name="P11" draw:layer="layout" draw:type="curve" svg:x1="6.07cm" svg:y1="6.363cm" svg:x2="7.95cm" svg:y2="6.363cm" draw:start-shape="id5" draw:start-glue-point="1" draw:end-shape="id1" svg:d="M6070 6363h1880" svg:viewBox="0 0 1881 1">
          <text:p/>
        </draw:connector>
        <draw:connector draw:style-name="gr11" draw:text-style-name="P11" draw:layer="layout" draw:type="curve" svg:x1="10.45cm" svg:y1="3.963cm" svg:x2="12.465cm" svg:y2="6.362cm" draw:start-shape="id4" draw:start-glue-point="1" draw:end-shape="id2" draw:end-glue-point="3" svg:d="M10450 3963c1512 0 505 2399 2015 2399" svg:viewBox="0 0 2016 2400">
          <text:p/>
        </draw:connector>
        <draw:connector draw:style-name="gr12" draw:text-style-name="P11" draw:layer="layout" draw:type="curve" svg:x1="16.297cm" svg:y1="6.362cm" svg:x2="17.766cm" svg:y2="6.35cm" draw:start-shape="id2" draw:start-glue-point="1" draw:end-shape="id6" draw:end-glue-point="3" svg:d="M16297 6362c1102 0 368-12 1469-12" svg:viewBox="0 0 1470 13">
          <text:p/>
        </draw:connector>
        <draw:connector draw:style-name="gr12" draw:text-style-name="P11" draw:layer="layout" draw:type="curve" svg:x1="20.1cm" svg:y1="6.35cm" svg:x2="21.486cm" svg:y2="6.35cm" draw:start-shape="id6" draw:start-glue-point="1" draw:end-shape="id7" draw:end-glue-point="3" svg:d="M20100 6350h1386" svg:viewBox="0 0 1387 1">
          <text:p/>
        </draw:connector>
        <draw:custom-shape draw:name="Google Shape;80;p16" draw:style-name="gr2" draw:text-style-name="P9" xml:id="id8" draw:id="id8" draw:layer="layout" svg:width="3.94cm" svg:height="1.7cm" svg:x="2.19cm" svg:y="7.913cm">
          <text:p text:style-name="P1"><text:span text:style-name="T5">Elternmeld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6" draw:style-name="gr4" draw:text-style-name="P9" xml:id="id9" draw:id="id9" draw:layer="layout" svg:width="2.45cm" svg:height="1.7cm" svg:x="8.02cm" svg:y="7.913cm">
          <text:p text:style-name="P1"><text:span text:style-name="T5">Ki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1" draw:text-style-name="P11" draw:layer="layout" draw:type="curve" svg:x1="6.13cm" svg:y1="8.763cm" svg:x2="8.02cm" svg:y2="8.763cm" draw:start-shape="id8" draw:start-glue-point="1" draw:end-shape="id9" svg:d="M6130 8763h1890" svg:viewBox="0 0 1891 1">
          <text:p/>
        </draw:connector>
        <draw:connector draw:style-name="gr11" draw:text-style-name="P11" draw:layer="layout" draw:type="curve" svg:x1="10.47cm" svg:y1="8.763cm" svg:x2="12.465cm" svg:y2="6.362cm" draw:start-shape="id9" draw:start-glue-point="1" draw:end-shape="id2" draw:end-glue-point="3" svg:d="M10470 8763c1497 0 500-2401 1995-2401" svg:viewBox="0 0 1996 2402">
          <text:p/>
        </draw:connector>
        <presentation:notes draw:style-name="dp2">
          <draw:page-thumbnail draw:name="Google Shape;76;g476be3ca49_0_40:notes" draw:style-name="gr1" draw:layer="layout" svg:width="16.931cm" svg:height="9.524cm" svg:x="1.059cm" svg:y="1.93cm" draw:page-number="4" presentation:class="page"/>
          <draw:frame draw:name="Google Shape;77;g476be3ca49_0_40:notes" presentation:style-name="pr9" draw:text-style-name="P4" draw:layer="layout" svg:width="15.239cm" svg:height="11.429cm" svg:x="1.905cm" svg:y="12.065cm" presentation:class="notes" presentation:placeholder="true" presentation:user-transformed="true">
            <draw:text-box/>
          </draw:frame>
        </presentation:notes>
      </draw:page>
      <draw:page draw:name="page5" draw:style-name="dp4" draw:master-page-name="SECTION_5f_HEADER">
        <draw:custom-shape draw:name="Google Shape;101;p17" draw:style-name="gr13" draw:text-style-name="P12" xml:id="id18" draw:id="id18" draw:layer="layout" svg:width="4.473cm" svg:height="1.079cm" svg:x="1.3cm" svg:y="4.179cm">
          <text:p text:style-name="P1"><text:span text:style-name="T7">Labordiagn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7" draw:style-name="gr14" draw:text-style-name="P12" xml:id="id19" draw:id="id19" draw:layer="layout" svg:width="4.5cm" svg:height="1.07cm" svg:x="1.3cm" svg:y="5.43cm">
          <text:p text:style-name="P1"><text:span text:style-name="T7">Arztdiagnos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7" draw:style-name="gr14" draw:text-style-name="P12" xml:id="id25" draw:id="id25" draw:layer="layout" svg:width="4.5cm" svg:height="1.07cm" svg:x="1.3cm" svg:y="9.121cm">
          <text:p text:style-name="P1"><text:span text:style-name="T7">Gastroenterit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7" draw:style-name="gr14" draw:text-style-name="P12" xml:id="id17" draw:id="id17" draw:layer="layout" svg:width="4.5cm" svg:height="1.07cm" svg:x="1.3cm" svg:y="2.93cm">
          <text:p text:style-name="P1"><text:span text:style-name="T7">Impf-UA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7" draw:style-name="gr15" draw:text-style-name="P12" xml:id="id12" draw:id="id12" draw:layer="layout" svg:width="4.491cm" svg:height="1.079cm" svg:x="1.3cm" svg:y="0.426cm">
          <text:p text:style-name="P1"><text:span text:style-name="T7">Tollwutberüh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7" draw:style-name="gr14" draw:text-style-name="P12" xml:id="id24" draw:id="id24" draw:layer="layout" svg:width="4.5cm" svg:height="1.07cm" svg:x="1.3cm" svg:y="7.921cm">
          <text:p text:style-name="P1"><text:span text:style-name="T7">Gefah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17" draw:style-name="gr16" draw:text-style-name="P12" xml:id="id10" draw:id="id10" draw:layer="layout" svg:width="3cm" svg:height="1.07cm" svg:x="8.429cm" svg:y="4.716cm">
          <text:p text:style-name="P1"><text:span text:style-name="T7">Lab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17" draw:style-name="gr16" draw:text-style-name="P12" xml:id="id15" draw:id="id15" draw:layer="layout" svg:width="3cm" svg:height="1.07cm" svg:x="8.429cm" svg:y="6.253cm">
          <text:p text:style-name="P1"><text:span text:style-name="T7">Arz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17" draw:style-name="gr16" draw:text-style-name="P12" xml:id="id14" draw:id="id14" draw:layer="layout" svg:width="3cm" svg:height="1.07cm" svg:x="8.429cm" svg:y="3.02cm">
          <text:p text:style-name="P1"><text:span text:style-name="T7">Patholo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17" draw:style-name="gr16" draw:text-style-name="P12" xml:id="id13" draw:id="id13" draw:layer="layout" svg:width="3cm" svg:height="1.07cm" svg:x="8.429cm" svg:y="1.378cm">
          <text:p text:style-name="P1"><text:span text:style-name="T7">Tierarz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17" draw:style-name="gr17" draw:text-style-name="P12" xml:id="id22" draw:id="id22" draw:layer="layout" svg:width="3cm" svg:height="1.077cm" svg:x="8.429cm" svg:y="9.456cm">
          <text:p text:style-name="P1"><text:span text:style-name="T7">Heilprak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7" draw:style-name="gr16" draw:text-style-name="P12" xml:id="id20" draw:id="id20" draw:layer="layout" svg:width="3cm" svg:height="1.07cm" svg:x="8.429cm" svg:y="7.955cm">
          <text:p text:style-name="P1"><text:span text:style-name="T7">Pfle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7" draw:style-name="gr13" draw:text-style-name="P12" xml:id="id34" draw:id="id34" draw:layer="layout" svg:width="1.904cm" svg:height="1.439cm" svg:x="22.896cm" svg:y="7.761cm">
          <text:p text:style-name="P1"><text:span text:style-name="T7">ECD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7" draw:style-name="gr16" draw:text-style-name="P12" xml:id="id21" draw:id="id21" draw:layer="layout" svg:width="3cm" svg:height="1.07cm" svg:x="8.429cm" svg:y="10.9cm">
          <text:p text:style-name="P1"><text:span text:style-name="T7">Einr. §36/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7" draw:style-name="gr13" draw:text-style-name="P12" xml:id="id11" draw:id="id11" draw:layer="layout" svg:width="1.608cm" svg:height="1.439cm" svg:x="20.192cm" svg:y="5.961cm">
          <text:p text:style-name="P1"><text:span text:style-name="T7">R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17" draw:style-name="gr18" draw:text-style-name="P12" xml:id="id30" draw:id="id30" draw:layer="layout" svg:width="2.9cm" svg:height="1.45cm" svg:x="16.328cm" svg:y="9.287cm">
          <text:p text:style-name="P1"><text:span text:style-name="T7">Landes</text:span></text:p>
          <text:p text:style-name="P1"><text:span text:style-name="T7">ministeri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17" draw:style-name="gr14" draw:text-style-name="P12" xml:id="id16" draw:id="id16" draw:layer="layout" svg:width="4.5cm" svg:height="1.07cm" svg:x="1.3cm" svg:y="1.705cm">
          <text:p text:style-name="P1"><text:span text:style-name="T7">TBC Verweig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17" draw:style-name="gr14" draw:text-style-name="P12" xml:id="id23" draw:id="id23" draw:layer="layout" svg:width="4.5cm" svg:height="1.07cm" svg:x="1.3cm" svg:y="6.7cm">
          <text:p text:style-name="P1"><text:span text:style-name="T7">Nosokom Ausbru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17" draw:style-name="gr14" draw:text-style-name="P12" xml:id="id26" draw:id="id26" draw:layer="layout" svg:width="4.5cm" svg:height="1.07cm" svg:x="1.3cm" svg:y="10.33cm">
          <text:p text:style-name="P1"><text:span text:style-name="T7">Nicht name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17" draw:style-name="gr19" draw:text-style-name="P12" xml:id="id35" draw:id="id35" draw:layer="layout" svg:width="1.45cm" svg:height="1.45cm" svg:x="20.444cm" svg:y="3.46cm">
          <text:p text:style-name="P1"><text:span text:style-name="T7">PE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7" draw:style-name="gr20" draw:text-style-name="P12" xml:id="id32" draw:id="id32" draw:layer="layout" svg:width="1.904cm" svg:height="1.439cm" svg:x="22.896cm" svg:y="5.961cm">
          <text:p text:style-name="P1"><text:span text:style-name="T7">WH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7" draw:style-name="gr20" draw:text-style-name="P12" xml:id="id33" draw:id="id33" draw:layer="layout" svg:width="1.904cm" svg:height="1.439cm" svg:x="22.896cm" svg:y="4.2cm">
          <text:p text:style-name="P1"><text:span text:style-name="T7">EU Sta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2" draw:text-style-name="P13" draw:layer="layout" draw:type="curve" draw:line-skew="-0.05cm" svg:x1="11.429cm" svg:y1="5.251cm" svg:x2="20.192cm" svg:y2="6.68cm" draw:start-shape="id10" draw:start-glue-point="1" draw:end-shape="id11" svg:d="M11429 5251c6498 0 2117 1429 8763 1429" svg:viewBox="0 0 8764 1430">
          <text:p/>
        </draw:connector>
        <draw:connector draw:style-name="gr11" draw:text-style-name="P13" draw:layer="layout" draw:type="curve" svg:x1="5.791cm" svg:y1="0.965cm" svg:x2="8.429cm" svg:y2="1.913cm" draw:start-shape="id12" draw:end-shape="id13" svg:d="M5791 965c1978 0 660 948 2638 948" svg:viewBox="0 0 2639 949">
          <text:p/>
        </draw:connector>
        <draw:connector draw:style-name="gr11" draw:text-style-name="P13" draw:layer="layout" draw:type="curve" svg:x1="5.791cm" svg:y1="0.965cm" svg:x2="8.429cm" svg:y2="3.555cm" draw:start-shape="id12" draw:end-shape="id14" svg:d="M5791 965c1978 0 660 2590 2638 2590" svg:viewBox="0 0 2639 2591">
          <text:p/>
        </draw:connector>
        <draw:connector draw:style-name="gr11" draw:text-style-name="P13" draw:layer="layout" draw:type="curve" svg:x1="5.791cm" svg:y1="0.965cm" svg:x2="8.429cm" svg:y2="6.788cm" draw:start-shape="id12" draw:start-glue-point="1" draw:end-shape="id15" svg:d="M5791 965c1978 0 660 5823 2638 5823" svg:viewBox="0 0 2639 5824">
          <text:p/>
        </draw:connector>
        <draw:connector draw:style-name="gr11" draw:text-style-name="P13" draw:layer="layout" draw:type="curve" svg:x1="5.8cm" svg:y1="2.24cm" svg:x2="8.429cm" svg:y2="3.555cm" draw:start-shape="id16" draw:start-glue-point="1" draw:end-shape="id14" svg:d="M5800 2240c1972 0 658 1315 2629 1315" svg:viewBox="0 0 2630 1316">
          <text:p/>
        </draw:connector>
        <draw:connector draw:style-name="gr11" draw:text-style-name="P13" draw:layer="layout" draw:type="curve" svg:x1="5.8cm" svg:y1="2.24cm" svg:x2="8.429cm" svg:y2="6.788cm" draw:start-shape="id16" draw:start-glue-point="1" draw:end-shape="id15" draw:end-glue-point="3" svg:d="M5800 2240c1972 0 658 4548 2629 4548" svg:viewBox="0 0 2630 4549">
          <text:p/>
        </draw:connector>
        <draw:connector draw:style-name="gr11" draw:text-style-name="P13" draw:layer="layout" draw:type="curve" svg:x1="5.8cm" svg:y1="3.465cm" svg:x2="8.429cm" svg:y2="3.555cm" draw:start-shape="id17" draw:start-glue-point="1" draw:end-shape="id14" svg:d="M5800 3465c1972 0 658 90 2629 90" svg:viewBox="0 0 2630 91">
          <text:p/>
        </draw:connector>
        <draw:connector draw:style-name="gr11" draw:text-style-name="P13" draw:layer="layout" draw:type="curve" svg:x1="5.8cm" svg:y1="3.465cm" svg:x2="8.429cm" svg:y2="6.788cm" draw:start-shape="id17" draw:start-glue-point="1" draw:end-shape="id15" svg:d="M5800 3465c1972 0 658 3323 2629 3323" svg:viewBox="0 0 2630 3324">
          <text:p/>
        </draw:connector>
        <draw:connector draw:style-name="gr11" draw:text-style-name="P13" draw:layer="layout" draw:type="curve" svg:x1="5.773cm" svg:y1="4.718cm" svg:x2="8.429cm" svg:y2="3.555cm" draw:start-shape="id18" draw:start-glue-point="1" draw:end-shape="id14" svg:d="M5773 4718c1992 0 664-1163 2656-1163" svg:viewBox="0 0 2657 1164">
          <text:p/>
        </draw:connector>
        <draw:connector draw:style-name="gr11" draw:text-style-name="P13" draw:layer="layout" draw:type="curve" svg:x1="5.773cm" svg:y1="4.718cm" svg:x2="8.429cm" svg:y2="6.788cm" draw:start-shape="id18" draw:start-glue-point="1" draw:end-shape="id15" svg:d="M5773 4718c1992 0 664 2070 2656 2070" svg:viewBox="0 0 2657 2071">
          <text:p/>
        </draw:connector>
        <draw:connector draw:style-name="gr11" draw:text-style-name="P13" draw:layer="layout" draw:type="curve" svg:x1="5.8cm" svg:y1="5.965cm" svg:x2="8.429cm" svg:y2="3.555cm" draw:start-shape="id19" draw:start-glue-point="1" draw:end-shape="id14" draw:end-glue-point="3" svg:d="M5800 5965c1972 0 658-2410 2629-2410" svg:viewBox="0 0 2630 2411">
          <text:p/>
        </draw:connector>
        <draw:connector draw:style-name="gr11" draw:text-style-name="P13" draw:layer="layout" draw:type="curve" svg:x1="5.8cm" svg:y1="5.965cm" svg:x2="8.429cm" svg:y2="6.788cm" draw:start-shape="id19" draw:start-glue-point="1" draw:end-shape="id15" draw:end-glue-point="3" svg:d="M5800 5965c1972 0 658 823 2629 823" svg:viewBox="0 0 2630 824">
          <text:p/>
        </draw:connector>
        <draw:connector draw:style-name="gr11" draw:text-style-name="P13" draw:layer="layout" draw:type="curve" svg:x1="5.8cm" svg:y1="5.965cm" svg:x2="8.429cm" svg:y2="8.49cm" draw:start-shape="id19" draw:start-glue-point="1" draw:end-shape="id20" svg:d="M5800 5965c1972 0 658 2525 2629 2525" svg:viewBox="0 0 2630 2526">
          <text:p/>
        </draw:connector>
        <draw:connector draw:style-name="gr11" draw:text-style-name="P13" draw:layer="layout" draw:type="curve" svg:x1="5.8cm" svg:y1="5.965cm" svg:x2="8.429cm" svg:y2="11.435cm" draw:start-shape="id19" draw:start-glue-point="1" draw:end-shape="id21" svg:d="M5800 5965c1972 0 658 5470 2629 5470" svg:viewBox="0 0 2630 5471">
          <text:p/>
        </draw:connector>
        <draw:connector draw:style-name="gr11" draw:text-style-name="P13" draw:layer="layout" draw:type="curve" svg:x1="5.8cm" svg:y1="5.965cm" svg:x2="8.429cm" svg:y2="9.994cm" draw:start-shape="id19" draw:start-glue-point="1" draw:end-shape="id22" svg:d="M5800 5965c1972 0 658 4029 2629 4029" svg:viewBox="0 0 2630 4030">
          <text:p/>
        </draw:connector>
        <draw:connector draw:style-name="gr11" draw:text-style-name="P13" draw:layer="layout" draw:type="curve" svg:x1="5.8cm" svg:y1="7.235cm" svg:x2="8.429cm" svg:y2="3.555cm" draw:start-shape="id23" draw:start-glue-point="1" draw:end-shape="id14" svg:d="M5800 7235c1972 0 658-3680 2629-3680" svg:viewBox="0 0 2630 3681">
          <text:p/>
        </draw:connector>
        <draw:connector draw:style-name="gr11" draw:text-style-name="P13" draw:layer="layout" draw:type="curve" svg:x1="5.8cm" svg:y1="7.235cm" svg:x2="8.429cm" svg:y2="6.788cm" draw:start-shape="id23" draw:end-shape="id15" svg:d="M5800 7235c1972 0 658-447 2629-447" svg:viewBox="0 0 2630 448">
          <text:p/>
        </draw:connector>
        <draw:connector draw:style-name="gr11" draw:text-style-name="P13" draw:layer="layout" draw:type="curve" svg:x1="5.8cm" svg:y1="8.456cm" svg:x2="8.429cm" svg:y2="5.251cm" draw:start-shape="id24" draw:end-shape="id10" svg:d="M5800 8456c1972 0 658-3205 2629-3205" svg:viewBox="0 0 2630 3206">
          <text:p/>
        </draw:connector>
        <draw:connector draw:style-name="gr11" draw:text-style-name="P13" draw:layer="layout" draw:type="curve" svg:x1="5.8cm" svg:y1="8.456cm" svg:x2="8.429cm" svg:y2="6.788cm" draw:start-shape="id24" draw:end-shape="id15" svg:d="M5800 8456c1972 0 658-1668 2629-1668" svg:viewBox="0 0 2630 1669">
          <text:p/>
        </draw:connector>
        <draw:connector draw:style-name="gr11" draw:text-style-name="P13" draw:layer="layout" draw:type="curve" svg:x1="5.8cm" svg:y1="8.456cm" svg:x2="8.429cm" svg:y2="8.49cm" draw:start-shape="id24" draw:end-shape="id20" draw:end-glue-point="3" svg:d="M5800 8456c1972 0 658 34 2629 34" svg:viewBox="0 0 2630 35">
          <text:p/>
        </draw:connector>
        <draw:connector draw:style-name="gr11" draw:text-style-name="P13" draw:layer="layout" draw:type="curve" svg:x1="5.8cm" svg:y1="8.456cm" svg:x2="8.429cm" svg:y2="11.435cm" draw:start-shape="id24" draw:start-glue-point="1" draw:end-shape="id21" svg:d="M5800 8456c1972 0 658 2979 2629 2979" svg:viewBox="0 0 2630 2980">
          <text:p/>
        </draw:connector>
        <draw:connector draw:style-name="gr11" draw:text-style-name="P13" draw:layer="layout" draw:type="curve" svg:x1="5.8cm" svg:y1="9.656cm" svg:x2="8.429cm" svg:y2="3.555cm" draw:start-shape="id25" draw:end-shape="id14" draw:end-glue-point="3" svg:d="M5800 9656c1972 0 658-6101 2629-6101" svg:viewBox="0 0 2630 6102">
          <text:p/>
        </draw:connector>
        <draw:connector draw:style-name="gr11" draw:text-style-name="P13" draw:layer="layout" draw:type="curve" svg:x1="5.8cm" svg:y1="9.656cm" svg:x2="8.429cm" svg:y2="5.251cm" draw:start-shape="id25" draw:end-shape="id10" draw:end-glue-point="3" svg:d="M5800 9656c1972 0 658-4405 2629-4405" svg:viewBox="0 0 2630 4406">
          <text:p/>
        </draw:connector>
        <draw:connector draw:style-name="gr11" draw:text-style-name="P13" draw:layer="layout" draw:type="curve" svg:x1="5.8cm" svg:y1="9.656cm" svg:x2="8.429cm" svg:y2="8.49cm" draw:start-shape="id25" draw:end-shape="id20" svg:d="M5800 9656c1972 0 658-1166 2629-1166" svg:viewBox="0 0 2630 1167">
          <text:p/>
        </draw:connector>
        <draw:connector draw:style-name="gr11" draw:text-style-name="P13" draw:layer="layout" draw:type="curve" svg:x1="5.8cm" svg:y1="9.656cm" svg:x2="8.429cm" svg:y2="11.435cm" draw:start-shape="id25" draw:start-glue-point="1" draw:end-shape="id21" svg:d="M5800 9656c1972 0 658 1779 2629 1779" svg:viewBox="0 0 2630 1780">
          <text:p/>
        </draw:connector>
        <draw:connector draw:style-name="gr21" draw:text-style-name="P13" draw:layer="layout" draw:type="curve" svg:x1="5.8cm" svg:y1="10.865cm" svg:x2="8.429cm" svg:y2="5.251cm" draw:start-shape="id26" draw:start-glue-point="1" draw:end-shape="id10" draw:end-glue-point="3" svg:d="M5800 10865c1972 0 658-5614 2629-5614" svg:viewBox="0 0 2630 5615">
          <text:p/>
        </draw:connector>
        <draw:connector draw:style-name="gr11" draw:text-style-name="P13" draw:layer="layout" draw:type="curve" svg:x1="11.429cm" svg:y1="1.913cm" svg:x2="13.525cm" svg:y2="6.662cm" draw:start-shape="id13" draw:start-glue-point="1" draw:end-shape="id27" draw:end-glue-point="3" svg:d="M11429 1913c1572 0 524 4749 2096 4749" svg:viewBox="0 0 2097 4750">
          <text:p/>
        </draw:connector>
        <draw:connector draw:style-name="gr11" draw:text-style-name="P13" draw:layer="layout" draw:type="curve" svg:x1="11.429cm" svg:y1="3.555cm" svg:x2="13.525cm" svg:y2="6.662cm" draw:start-shape="id14" draw:start-glue-point="1" draw:end-shape="id27" svg:d="M11429 3555c1572 0 524 3107 2096 3107" svg:viewBox="0 0 2097 3108">
          <text:p/>
        </draw:connector>
        <draw:connector draw:style-name="gr11" draw:text-style-name="P13" draw:layer="layout" draw:type="curve" svg:x1="11.429cm" svg:y1="5.251cm" svg:x2="13.525cm" svg:y2="6.662cm" draw:start-shape="id10" draw:start-glue-point="1" draw:end-shape="id27" svg:d="M11429 5251c1572 0 524 1411 2096 1411" svg:viewBox="0 0 2097 1412">
          <text:p/>
        </draw:connector>
        <draw:connector draw:style-name="gr11" draw:text-style-name="P13" draw:layer="layout" draw:type="curve" svg:x1="11.429cm" svg:y1="6.788cm" svg:x2="13.525cm" svg:y2="6.662cm" draw:start-shape="id15" draw:start-glue-point="1" draw:end-shape="id27" draw:end-glue-point="3" svg:d="M11429 6788c1572 0 524-126 2096-126" svg:viewBox="0 0 2097 127">
          <text:p/>
        </draw:connector>
        <draw:connector draw:style-name="gr11" draw:text-style-name="P13" draw:layer="layout" draw:type="curve" svg:x1="11.429cm" svg:y1="8.49cm" svg:x2="13.525cm" svg:y2="6.662cm" draw:start-shape="id20" draw:start-glue-point="1" draw:end-shape="id27" draw:end-glue-point="3" svg:d="M11429 8490c1572 0 524-1828 2096-1828" svg:viewBox="0 0 2097 1829">
          <text:p/>
        </draw:connector>
        <draw:connector draw:style-name="gr11" draw:text-style-name="P13" draw:layer="layout" draw:type="curve" svg:x1="11.429cm" svg:y1="11.435cm" svg:x2="13.525cm" svg:y2="6.662cm" draw:start-shape="id21" draw:start-glue-point="1" draw:end-shape="id27" draw:end-glue-point="3" svg:d="M11429 11435c1572 0 524-4773 2096-4773" svg:viewBox="0 0 2097 4774">
          <text:p/>
        </draw:connector>
        <draw:connector draw:style-name="gr11" draw:text-style-name="P13" draw:layer="layout" draw:type="curve" svg:x1="11.429cm" svg:y1="9.994cm" svg:x2="13.525cm" svg:y2="6.662cm" draw:start-shape="id22" draw:start-glue-point="1" draw:end-shape="id27" draw:end-glue-point="3" svg:d="M11429 9994c1572 0 524-3332 2096-3332" svg:viewBox="0 0 2097 3333">
          <text:p/>
        </draw:connector>
        <draw:custom-shape draw:name="Google Shape;111;p17" draw:style-name="gr16" draw:text-style-name="P12" xml:id="id29" draw:id="id29" draw:layer="layout" svg:width="3cm" svg:height="1.07cm" svg:x="8.429cm" svg:y="12.4cm">
          <text:p text:style-name="P1"><text:span text:style-name="T7">Einr. §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7" draw:style-name="gr14" draw:text-style-name="P12" xml:id="id28" draw:id="id28" draw:layer="layout" svg:width="4.5cm" svg:height="1.07cm" svg:x="1.3cm" svg:y="12.83cm">
          <text:p text:style-name="P1"><text:span text:style-name="T7">§34 Krankhe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1" draw:text-style-name="P13" draw:layer="layout" draw:type="curve" svg:x1="5.8cm" svg:y1="13.365cm" svg:x2="8.429cm" svg:y2="12.935cm" draw:start-shape="id28" draw:start-glue-point="1" draw:end-shape="id29" draw:end-glue-point="3" svg:d="M5800 13365c1972 0 658-430 2629-430" svg:viewBox="0 0 2630 431">
          <text:p/>
        </draw:connector>
        <draw:connector draw:style-name="gr11" draw:text-style-name="P13" draw:layer="layout" draw:type="curve" svg:x1="11.429cm" svg:y1="12.935cm" svg:x2="13.525cm" svg:y2="6.662cm" draw:start-shape="id29" draw:start-glue-point="1" draw:end-shape="id27" draw:end-glue-point="3" svg:d="M11429 12935c1572 0 524-6273 2096-6273" svg:viewBox="0 0 2097 6274">
          <text:p/>
        </draw:connector>
        <draw:connector draw:style-name="gr12" draw:text-style-name="P13" draw:layer="layout" draw:type="curve" svg:x1="14.911cm" svg:y1="8.226cm" svg:x2="16.328cm" svg:y2="10.012cm" draw:start-shape="id27" draw:end-shape="id30" draw:end-glue-point="3" svg:d="M14911 8226c0 1191 472 1786 1417 1786" svg:viewBox="0 0 1418 1787">
          <text:p/>
        </draw:connector>
        <draw:connector draw:style-name="gr12" draw:text-style-name="P13" draw:layer="layout" draw:type="curve" svg:x1="19.228cm" svg:y1="10.012cm" svg:x2="20.996cm" svg:y2="7.4cm" draw:start-shape="id30" draw:start-glue-point="1" draw:end-shape="id11" draw:end-glue-point="2" svg:d="M19228 10012c1179 0 1768-870 1768-2612" svg:viewBox="0 0 1769 2613">
          <text:p/>
        </draw:connector>
        <draw:connector draw:style-name="gr12" draw:text-style-name="P13" draw:layer="layout" draw:type="curve" svg:x1="16.297cm" svg:y1="6.662cm" svg:x2="16.297cm" svg:y2="6.662cm" draw:start-shape="id27" draw:end-shape="id27" svg:d="M16297 6662z" svg:viewBox="0 0 1 1">
          <text:p/>
        </draw:connector>
        <draw:connector draw:style-name="gr12" draw:text-style-name="P13" draw:layer="layout" draw:type="curve" svg:x1="17.114cm" svg:y1="6.648cm" svg:x2="20.192cm" svg:y2="6.68cm" draw:start-shape="id31" draw:end-shape="id11" draw:end-glue-point="3" svg:d="M17114 6648c-769 0-2308 32 3078 32" svg:viewBox="0 0 3886 33">
          <text:p/>
        </draw:connector>
        <draw:connector draw:style-name="gr12" draw:text-style-name="P13" draw:layer="layout" draw:type="curve" svg:x1="21.8cm" svg:y1="6.68cm" svg:x2="22.896cm" svg:y2="6.68cm" draw:start-shape="id11" draw:start-glue-point="1" draw:end-shape="id32" draw:end-glue-point="3" svg:d="M21800 6680h1096" svg:viewBox="0 0 1097 1">
          <text:p/>
        </draw:connector>
        <draw:connector draw:style-name="gr12" draw:text-style-name="P13" draw:layer="layout" draw:type="curve" svg:x1="21.8cm" svg:y1="6.68cm" svg:x2="22.896cm" svg:y2="4.919cm" draw:start-shape="id11" draw:end-shape="id33" draw:end-glue-point="3" svg:d="M21800 6680c822 0 274-1761 1096-1761" svg:viewBox="0 0 1097 1762">
          <text:p/>
        </draw:connector>
        <draw:connector draw:style-name="gr12" draw:text-style-name="P13" draw:layer="layout" draw:type="curve" svg:x1="21.8cm" svg:y1="6.68cm" svg:x2="22.896cm" svg:y2="8.48cm" draw:start-shape="id11" draw:start-glue-point="1" draw:end-shape="id34" draw:end-glue-point="3" svg:d="M21800 6680c822 0 274 1800 1096 1800" svg:viewBox="0 0 1097 1801">
          <text:p/>
        </draw:connector>
        <draw:custom-shape draw:name="Google Shape;115;p17" draw:style-name="gr13" draw:text-style-name="P12" xml:id="id27" draw:id="id27" draw:layer="layout" svg:width="2.772cm" svg:height="3.127cm" svg:x="13.525cm" svg:y="5.099cm">
          <text:p text:style-name="P1"><text:span text:style-name="T8">Gesund-</text:span></text:p>
          <text:p text:style-name="P1"><text:span text:style-name="T8">heits-</text:span></text:p>
          <text:p text:style-name="P1"><text:span text:style-name="T8">am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7" draw:style-name="gr13" draw:text-style-name="P12" xml:id="id31" draw:id="id31" draw:layer="layout" svg:width="2.236cm" svg:height="1.442cm" svg:x="17.114cm" svg:y="5.927cm">
          <text:p text:style-name="P1"><text:span text:style-name="T7">Landes-st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17" draw:style-name="gr18" draw:text-style-name="P12" draw:layer="layout" svg:width="2.9cm" svg:height="1.45cm" svg:x="20.3cm" svg:y="10.401cm">
          <text:p text:style-name="P1"><text:span text:style-name="T7">Bundes</text:span></text:p>
          <text:p text:style-name="P1"><text:span text:style-name="T7">ministeri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2" draw:text-style-name="P13" draw:layer="layout" draw:type="curve" svg:x1="19.35cm" svg:y1="6.648cm" svg:x2="20.444cm" svg:y2="4.185cm" draw:start-shape="id31" draw:start-glue-point="1" draw:end-shape="id35" draw:end-glue-point="3" svg:d="M19350 6648c820 0 274-2463 1094-2463" svg:viewBox="0 0 1095 2464">
          <text:p/>
        </draw:connector>
        <draw:custom-shape draw:name="Google Shape;99;p17" draw:style-name="gr14" draw:text-style-name="P12" xml:id="id36" draw:id="id36" draw:layer="layout" svg:width="4.5cm" svg:height="1.07cm" svg:x="1.3cm" svg:y="11.623cm">
          <text:p text:style-name="P1"><text:span text:style-name="T7">Scabie §36 3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1" draw:text-style-name="P13" draw:layer="layout" draw:type="curve" svg:x1="5.8cm" svg:y1="12.158cm" svg:x2="8.429cm" svg:y2="11.435cm" draw:start-shape="id36" draw:start-glue-point="1" draw:end-shape="id21" draw:end-glue-point="3" svg:d="M5800 12158c1972 0 658-723 2629-723" svg:viewBox="0 0 2630 724">
          <text:p/>
        </draw:connector>
        <presentation:notes draw:style-name="dp2">
          <draw:page-thumbnail draw:name="Google Shape;95;g4191f31be6_0_4:notes" draw:style-name="gr1" draw:layer="layout" svg:width="16.932cm" svg:height="9.524cm" svg:x="1.059cm" svg:y="1.905cm" draw:page-number="5" presentation:class="page"/>
          <draw:frame draw:name="Google Shape;96;g4191f31be6_0_4:notes" presentation:style-name="pr10" draw:text-style-name="P4" draw:layer="layout" svg:width="15.239cm" svg:height="11.429cm" svg:x="1.905cm" svg:y="12.065cm" presentation:class="notes" presentation:placeholder="true" presentation:user-transformed="true">
            <draw:text-box/>
          </draw:frame>
        </presentation:notes>
      </draw:page>
      <draw:page draw:name="Wichtigste Informationen" draw:style-name="dp1" draw:master-page-name="TITLE_5f_AND_5f_BODY" presentation:presentation-page-layout-name="AL2T1">
        <draw:frame draw:name="Google Shape;162;p18" presentation:style-name="pr4" draw:text-style-name="P2" draw:layer="layout" svg:width="23.667cm" svg:height="2.308cm" svg:x="1.078cm" svg:y="0.878cm" presentation:class="title" presentation:user-transformed="true">
          <draw:text-box>
            <text:p text:style-name="P5"><text:span text:style-name="T1">Wichtigste Informationen</text:span></text:p>
          </draw:text-box>
        </draw:frame>
        <draw:frame draw:name="Google Shape;163;p18" presentation:style-name="pr5" draw:text-style-name="P8" draw:layer="layout" svg:width="23.667cm" svg:height="9.316cm" svg:x="0.866cm" svg:y="3.403cm" presentation:class="outline" presentation:user-transformed="true">
          <draw:text-box>
            <text:list text:style-name="L5">
              <text:list-item>
                <text:p text:style-name="P6"><text:span text:style-name="T3">Das Meldewesen existiert, damit wir Gesundheitsämter </text:span><text:span text:style-name="T3">Maßnahmen ergreifen (Daten für Taten)</text:span></text:p>
              </text:list-item>
              <text:list-item>
                <text:p text:style-name="P6"><text:span text:style-name="T3">Vorbeugen, Erkennen, Verhindern</text:span></text:p>
              </text:list-item>
            </text:list>
          </draw:text-box>
        </draw:frame>
        <presentation:notes draw:style-name="dp2">
          <draw:page-thumbnail draw:name="Google Shape;159;g6ace9065df_0_0:notes" draw:style-name="gr1" draw:layer="layout" svg:width="16.932cm" svg:height="9.524cm" svg:x="1.059cm" svg:y="1.905cm" draw:page-number="6" presentation:class="page"/>
          <draw:frame draw:name="Google Shape;160;g6ace9065df_0_0:notes" presentation:style-name="pr11" draw:text-style-name="P4" draw:layer="layout" svg:width="15.239cm" svg:height="11.429cm" svg:x="1.905cm" svg:y="12.065cm" presentation:class="notes" presentation:placeholder="true" presentation:user-transformed="true">
            <draw:text-box/>
          </draw:frame>
        </presentation:notes>
      </draw:page>
      <draw:page draw:name="Wer, was, wieso? " draw:style-name="dp1" draw:master-page-name="SECTION_5f_HEADER">
        <draw:frame draw:name="Google Shape;168;p19" presentation:style-name="pr7" draw:text-style-name="P2" draw:layer="layout" svg:width="21.101cm" svg:height="4.251cm" svg:x="2.149cm" svg:y="5.018cm" presentation:class="title" presentation:user-transformed="true">
          <draw:text-box>
            <text:p text:style-name="P14"><text:span text:style-name="T1">Wer, was, wieso? </text:span></text:p>
          </draw:text-box>
        </draw:frame>
        <presentation:notes draw:style-name="dp2">
          <draw:page-thumbnail draw:name="Google Shape;165;g4191f31be6_0_0:notes" draw:style-name="gr1" draw:layer="layout" svg:width="16.932cm" svg:height="9.524cm" svg:x="1.059cm" svg:y="1.905cm" draw:page-number="7" presentation:class="page"/>
          <draw:frame draw:name="Google Shape;166;g4191f31be6_0_0:notes" presentation:style-name="pr12" draw:text-style-name="P4" draw:layer="layout" svg:width="15.239cm" svg:height="11.429cm" svg:x="1.905cm" svg:y="12.065cm" presentation:class="notes" presentation:placeholder="true" presentation:user-transformed="true">
            <draw:text-box/>
          </draw:frame>
        </presentation:notes>
      </draw:page>
      <draw:page draw:name="Wieso gibt es das Meldewesen?" draw:style-name="dp1" draw:master-page-name="TITLE_5f_AND_5f_BODY" presentation:presentation-page-layout-name="AL2T1">
        <draw:frame draw:name="Google Shape;173;p20" presentation:style-name="pr4" draw:text-style-name="P2" draw:layer="layout" svg:width="23.667cm" svg:height="2.308cm" svg:x="0.866cm" svg:y="0.878cm" presentation:class="title" presentation:user-transformed="true">
          <draw:text-box>
            <text:p text:style-name="P5"><text:span text:style-name="T1">Wieso gibt es das Meldewesen?</text:span></text:p>
          </draw:text-box>
        </draw:frame>
        <draw:frame draw:name="Google Shape;174;p20" presentation:style-name="pr5" draw:text-style-name="P8" draw:layer="layout" svg:width="23.667cm" svg:height="9.316cm" svg:x="0.866cm" svg:y="3.403cm" presentation:class="outline" presentation:user-transformed="true">
          <draw:text-box>
            <text:p text:style-name="P15"><text:span text:style-name="T3">Ziel des Meldewesens ist es Infektionskrankheiten einzudämmen</text:span></text:p>
            <text:list text:style-name="L6">
              <text:list-item>
                <text:p text:style-name="P16"><text:span text:style-name="T3">Beim Auftreten von Fällen eine Ausbreitung zu verhindern</text:span></text:p>
              </text:list-item>
              <text:list-item>
                <text:p text:style-name="P15"><text:span text:style-name="T3">Ausbrüche zu erkennen und managen</text:span></text:p>
              </text:list-item>
              <text:list-item>
                <text:p text:style-name="P15"><text:span text:style-name="T3">Forschung (Trends erkennen)</text:span></text:p>
              </text:list-item>
            </text:list>
            <text:p text:style-name="P16"><text:span text:style-name="T3">Jedes Land ist quasi verpflichtet ein Meldewesen zu haben</text:span></text:p>
            <text:p text:style-name="P16"><text:span text:style-name="T3">Dies ist in den </text:span><text:span text:style-name="T9"><text:a xlink:href="https://apps.who.int/iris/bitstream/handle/10665/43883/9789241580410_eng.pdf" xlink:type="simple">internationalen Gesundheitsvorschriften</text:a></text:span><text:span text:style-name="T3"><text:s/>festgelegt</text:span></text:p>
            <text:p text:style-name="P7"><text:span text:style-name="T3"/></text:p>
          </draw:text-box>
        </draw:frame>
        <presentation:notes draw:style-name="dp2">
          <draw:page-thumbnail draw:name="Google Shape;170;g605a7f14de_0_252:notes" draw:style-name="gr1" draw:layer="layout" svg:width="16.932cm" svg:height="9.524cm" svg:x="1.059cm" svg:y="1.905cm" draw:page-number="8" presentation:class="page"/>
          <draw:frame draw:name="Google Shape;171;g605a7f14de_0_252:notes" presentation:style-name="pr13" draw:text-style-name="P4" draw:layer="layout" svg:width="15.239cm" svg:height="11.429cm" svg:x="1.905cm" svg:y="12.065cm" presentation:class="notes" presentation:placeholder="true" presentation:user-transformed="true">
            <draw:text-box/>
          </draw:frame>
        </presentation:notes>
      </draw:page>
      <draw:page draw:name="Wer bestimmt über das Meldewesen?" draw:style-name="dp1" draw:master-page-name="TITLE_5f_AND_5f_BODY" presentation:presentation-page-layout-name="AL2T1">
        <draw:frame draw:name="Google Shape;179;p21" presentation:style-name="pr4" draw:text-style-name="P2" draw:layer="layout" svg:width="23.667cm" svg:height="2.308cm" svg:x="0.866cm" svg:y="0.878cm" presentation:class="title" presentation:user-transformed="true">
          <draw:text-box>
            <text:p text:style-name="P5"><text:span text:style-name="T1">Wer bestimmt über das Meldewesen?</text:span></text:p>
          </draw:text-box>
        </draw:frame>
        <draw:frame draw:name="Google Shape;180;p21" presentation:style-name="pr5" draw:text-style-name="P8" draw:layer="layout" svg:width="23.667cm" svg:height="9.316cm" svg:x="0.866cm" svg:y="3.403cm" presentation:class="outline" presentation:user-transformed="true">
          <draw:text-box>
            <text:p text:style-name="P15"><text:span text:style-name="T3">Das Meldewesen ist im Infektionsschutz festgelegt</text:span></text:p>
            <text:p text:style-name="P16"><text:span text:style-name="T3">Entscheidungen über das IfSG</text:span></text:p>
            <text:list text:style-name="L5">
              <text:list-item>
                <text:p text:style-name="P16"><text:span text:style-name="T3">Die fachliche Vorbereitung erfolgt am </text:span><text:span text:style-name="T9"><text:a xlink:href="https://www.rki.de/DE/Content/Institut/OrgEinheiten/Abt3/FG32/FG32_node.html" xlink:type="simple">Robert Koch-Institut</text:a></text:span></text:p>
              </text:list-item>
              <text:list-item>
                <text:p text:style-name="P15"><text:span text:style-name="T3">Das Infektionsschutzgesetz wird formuliert im </text:span><text:span text:style-name="T9"><text:a xlink:href="https://www.bundesgesundheitsministerium.de/ministerium/aufgaben-und-organisation/organisationsplan-organigramm.html" xlink:type="simple">Bundesministerium</text:a></text:span></text:p>
              </text:list-item>
              <text:list-item>
                <text:p text:style-name="P15"><text:span text:style-name="T3">Viele Einrichtungen dürfen ihre Meinung abgeben z.B. BVÖGD</text:span></text:p>
              </text:list-item>
              <text:list-item>
                <text:p text:style-name="P15"><text:span text:style-name="T3">Die Landesministerien entscheiden mit</text:span></text:p>
              </text:list-item>
            </text:list>
            <text:p text:style-name="P7"><text:span text:style-name="T3"/></text:p>
          </draw:text-box>
        </draw:frame>
        <presentation:notes draw:style-name="dp2">
          <draw:page-thumbnail draw:name="Google Shape;176;g605a7f14de_0_257:notes" draw:style-name="gr1" draw:layer="layout" svg:width="16.932cm" svg:height="9.524cm" svg:x="1.059cm" svg:y="1.905cm" draw:page-number="9" presentation:class="page"/>
          <draw:frame draw:name="Google Shape;177;g605a7f14de_0_257:notes" presentation:style-name="pr14" draw:text-style-name="P4" draw:layer="layout" svg:width="15.239cm" svg:height="11.429cm" svg:x="1.905cm" svg:y="12.065cm" presentation:class="notes" presentation:placeholder="true" presentation:user-transformed="true">
            <draw:text-box/>
          </draw:frame>
        </presentation:notes>
      </draw:page>
      <draw:page draw:name="Welche Gesetzesgrundlage gibt es?" draw:style-name="dp1" draw:master-page-name="TITLE_5f_AND_5f_BODY" presentation:presentation-page-layout-name="AL2T1">
        <draw:frame draw:name="Google Shape;185;p22" presentation:style-name="pr4" draw:text-style-name="P2" draw:layer="layout" svg:width="23.667cm" svg:height="2.308cm" svg:x="0.866cm" svg:y="0.878cm" presentation:class="title" presentation:user-transformed="true">
          <draw:text-box>
            <text:p text:style-name="P5"><text:span text:style-name="T1">Welche Gesetzesgrundlage gibt es?</text:span></text:p>
          </draw:text-box>
        </draw:frame>
        <draw:frame draw:name="Google Shape;186;p22" presentation:style-name="pr5" draw:text-style-name="P8" draw:layer="layout" svg:width="23.667cm" svg:height="9.316cm" svg:x="0.866cm" svg:y="3.403cm" presentation:class="outline" presentation:user-transformed="true">
          <draw:text-box>
            <text:list text:style-name="L5">
              <text:list-item>
                <text:p text:style-name="P6"><text:span text:style-name="T10">International health regulations</text:span><text:span text:style-name="T3"> bzw. in Deutschland das </text:span><text:span text:style-name="T10">Internationale Gesundheitsvorschriften Durchführungsgesetz</text:span></text:p>
              </text:list-item>
              <text:list-item>
                <text:p text:style-name="P6"><text:span text:style-name="T10">Infektionsschutzgesetz</text:span></text:p>
              </text:list-item>
              <text:list-item>
                <text:p text:style-name="P6"><text:span text:style-name="T11"><text:a xlink:href="https://www.gesetze-im-internet.de/ifsgmeldanpv/BJNR051500016.html" xlink:type="simple">IfSG-Meldepflicht-Anpassungsverordnung</text:a></text:span></text:p>
              </text:list-item>
              <text:list-item>
                <text:p text:style-name="P6"><text:span text:style-name="T3">Länderverordnungen z.B. in Sachsen-Anhalt die: </text:span><text:span text:style-name="T10">Verordnung über </text:span><text:span text:style-name="T10">die erweiterte Meldepflicht bei übertragbaren Krankheiten</text:span></text:p>
              </text:list-item>
            </text:list>
            <text:p text:style-name="P17"><text:span text:style-name="T3"/></text:p>
          </draw:text-box>
        </draw:frame>
        <presentation:notes draw:style-name="dp2">
          <draw:page-thumbnail draw:name="Google Shape;182;g477453a5e3_0_59:notes" draw:style-name="gr1" draw:layer="layout" svg:width="16.932cm" svg:height="9.524cm" svg:x="1.059cm" svg:y="1.905cm" draw:page-number="10" presentation:class="page"/>
          <draw:frame draw:name="Google Shape;183;g477453a5e3_0_59:notes" presentation:style-name="pr15" draw:text-style-name="P4" draw:layer="layout" svg:width="15.239cm" svg:height="11.429cm" svg:x="1.905cm" svg:y="12.065cm" presentation:class="notes" presentation:placeholder="true" presentation:user-transformed="true">
            <draw:text-box/>
          </draw:frame>
        </presentation:notes>
      </draw:page>
      <draw:page draw:name="Wo kann ich etwas zum Meldewesen nachlesen" draw:style-name="dp1" draw:master-page-name="TITLE_5f_AND_5f_BODY" presentation:presentation-page-layout-name="AL2T1">
        <draw:frame draw:name="Google Shape;191;p23" presentation:style-name="pr4" draw:text-style-name="P2" draw:layer="layout" svg:width="23.667cm" svg:height="2.308cm" svg:x="0.866cm" svg:y="0.878cm" presentation:class="title" presentation:user-transformed="true">
          <draw:text-box>
            <text:p text:style-name="P5"><text:span text:style-name="T1">Wo kann ich etwas zum Meldewesen nachlesen</text:span></text:p>
          </draw:text-box>
        </draw:frame>
        <draw:frame draw:name="Google Shape;192;p23" presentation:style-name="pr5" draw:text-style-name="P8" draw:layer="layout" svg:width="23.667cm" svg:height="9.316cm" svg:x="0.866cm" svg:y="3.403cm" presentation:class="outline" presentation:user-transformed="true">
          <draw:text-box>
            <text:list text:style-name="L5">
              <text:list-item>
                <text:p text:style-name="P6"><text:span text:style-name="T9"><text:a xlink:href="https://www.rki.de/DE/Content/Infekt/IfSG/Meldepflichtige_Krankheiten/Meldepflichtige_Krankheiten_node.html" xlink:type="simple">Meldepflichtige Erkrankungen auf den Seiten des RKI</text:a></text:span><text:span text:style-name="T3"><text:s/></text:span><text:span text:style-name="T3">(https://www.rki.de/DE/Content/Infekt/IfSG/Meldepflichtige_Krankheit</text:span><text:span text:style-name="T3">en/Meldepflichtige_Krankheiten_node.html)</text:span></text:p>
              </text:list-item>
              <text:list-item>
                <text:p text:style-name="P6"><text:span text:style-name="T9"><text:a xlink:href="https://wiki.ecdc.europa.eu/fem/w/wiki/1321.surveillance-principles" xlink:type="simple">Hintergründe zu Surveillance Systemen auf dem Field-Epidemiology Manual des ECDC</text:a></text:span><text:span text:style-name="T3"><text:s/>(https://wiki.ecdc.europa.eu/fem/w/wiki/1321.surveillance-</text:span><text:span text:style-name="T3">principles)</text:span></text:p>
              </text:list-item>
              <text:list-item>
                <text:p text:style-name="P6"><text:span text:style-name="T3">Für die meisten Erreger gibt es bei den Ratgebern des RKI einen </text:span><text:span text:style-name="T3">Absatz zum Meldewesen</text:span></text:p>
              </text:list-item>
            </text:list>
          </draw:text-box>
        </draw:frame>
        <presentation:notes draw:style-name="dp2">
          <draw:page-thumbnail draw:name="Google Shape;188;g60a0b29543_1_0:notes" draw:style-name="gr1" draw:layer="layout" svg:width="16.932cm" svg:height="9.524cm" svg:x="1.059cm" svg:y="1.905cm" draw:page-number="11" presentation:class="page"/>
          <draw:frame draw:name="Google Shape;189;g60a0b29543_1_0:notes" presentation:style-name="pr16" draw:text-style-name="P4" draw:layer="layout" svg:width="15.239cm" svg:height="11.429cm" svg:x="1.905cm" svg:y="12.065cm" presentation:class="notes" presentation:placeholder="true" presentation:user-transformed="true">
            <draw:text-box/>
          </draw:frame>
        </presentation:notes>
      </draw:page>
      <draw:page draw:name="Wer bezahlt das Meldewesen" draw:style-name="dp1" draw:master-page-name="TITLE_5f_AND_5f_BODY" presentation:presentation-page-layout-name="AL2T1">
        <draw:frame draw:name="Google Shape;197;p24" presentation:style-name="pr4" draw:text-style-name="P2" draw:layer="layout" svg:width="23.667cm" svg:height="2.308cm" svg:x="0.866cm" svg:y="0.878cm" presentation:class="title" presentation:user-transformed="true">
          <draw:text-box>
            <text:p text:style-name="P5"><text:span text:style-name="T1">Wer bezahlt das Meldewesen</text:span></text:p>
          </draw:text-box>
        </draw:frame>
        <draw:frame draw:name="Google Shape;198;p24" presentation:style-name="pr5" draw:text-style-name="P8" draw:layer="layout" svg:width="23.667cm" svg:height="9.316cm" svg:x="0.866cm" svg:y="3.403cm" presentation:class="outline" presentation:user-transformed="true">
          <draw:text-box>
            <text:p text:style-name="P15"><text:span text:style-name="T3">Üblicherweise durch Einkünfte der Kommunen/Bundesland</text:span></text:p>
            <text:p text:style-name="P16"><text:span text:style-name="T3">Kosten entstehen hauptsächlich durch das beteiligte Personal</text:span></text:p>
            <text:p text:style-name="P16"><text:span text:style-name="T3">Meine Schätzung für die Gesamtkosten</text:span></text:p>
            <text:list text:style-name="L5">
              <text:list-item>
                <text:p text:style-name="P16"><text:span text:style-name="T3">500.000 Fälle mal 80 Euro = 40 Mio. Euro</text:span></text:p>
              </text:list-item>
            </text:list>
            <text:p text:style-name="P7"><text:span text:style-name="T3"/></text:p>
          </draw:text-box>
        </draw:frame>
        <presentation:notes draw:style-name="dp2">
          <draw:page-thumbnail draw:name="Google Shape;194;g41aec01677_0_0:notes" draw:style-name="gr1" draw:layer="layout" svg:width="16.932cm" svg:height="9.524cm" svg:x="1.059cm" svg:y="1.905cm" draw:page-number="12" presentation:class="page"/>
          <draw:frame draw:name="Google Shape;195;g41aec01677_0_0:notes" presentation:style-name="pr17" draw:text-style-name="P4" draw:layer="layout" svg:width="15.239cm" svg:height="11.429cm" svg:x="1.905cm" svg:y="12.065cm" presentation:class="notes" presentation:placeholder="true" presentation:user-transformed="true">
            <draw:text-box/>
          </draw:frame>
        </presentation:notes>
      </draw:page>
      <draw:page draw:name="Zwischenspiel: Gebildet ist, wer weiß wo’s steht" draw:style-name="dp1" draw:master-page-name="TITLE_5f_AND_5f_BODY" presentation:presentation-page-layout-name="AL2T1">
        <draw:frame draw:name="Google Shape;203;p25" presentation:style-name="pr4" draw:text-style-name="P2" draw:layer="layout" svg:width="23.667cm" svg:height="2.308cm" svg:x="0.866cm" svg:y="0.878cm" presentation:class="title" presentation:user-transformed="true">
          <draw:text-box>
            <text:p text:style-name="P5"><text:span text:style-name="T1">Zwischenspiel: Gebildet ist, wer weiß wo’s steht</text:span></text:p>
          </draw:text-box>
        </draw:frame>
        <draw:frame draw:name="Google Shape;204;p25" presentation:style-name="pr5" draw:text-style-name="P8" draw:layer="layout" svg:width="23.667cm" svg:height="9.316cm" svg:x="0.866cm" svg:y="3.403cm" presentation:class="outline" presentation:user-transformed="true">
          <draw:text-box>
            <text:p xml:id="id37" text:id="id37" text:style-name="P15"><text:span text:style-name="T3">Ist Hand-Fuß-Mund-Krankheit meldepflichtig?</text:span></text:p>
            <text:p xml:id="id38" text:id="id38" text:style-name="P16"><text:span text:style-name="T3">Ist MRSA meldepflichtig?</text:span></text:p>
            <text:p xml:id="id39" text:id="id39" text:style-name="P7"><text:span text:style-name="T3">Ist Gonorrhoe meldepflichtig?</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7" anim:sub-item="text" smil:attributeName="visibility" smil:to="visible"/>
                  <anim:transitionFilter smil:dur="1s" smil:targetElement="id3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anim:sub-item="text" smil:attributeName="visibility" smil:to="visible"/>
                  <anim:transitionFilter smil:dur="1s" smil:targetElement="id3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anim:sub-item="text" smil:attributeName="visibility" smil:to="visible"/>
                  <anim:transitionFilter smil:dur="1s" smil:targetElement="id39" anim:sub-item="text" smil:type="fade" smil:subtype="crossfade"/>
                </anim:par>
              </anim:par>
            </anim:par>
          </anim:seq>
        </anim:par>
        <presentation:notes draw:style-name="dp2">
          <draw:page-thumbnail draw:name="Google Shape;200;g6041db20ac_0_320:notes" draw:style-name="gr1" draw:layer="layout" svg:width="16.932cm" svg:height="9.524cm" svg:x="1.059cm" svg:y="1.905cm" draw:page-number="13" presentation:class="page"/>
          <draw:frame draw:name="Google Shape;201;g6041db20ac_0_320:notes" presentation:style-name="pr18" draw:text-style-name="P4" draw:layer="layout" svg:width="15.239cm" svg:height="11.429cm" svg:x="1.905cm" svg:y="12.065cm" presentation:class="notes" presentation:placeholder="true" presentation:user-transformed="true">
            <draw:text-box/>
          </draw:frame>
        </presentation:notes>
      </draw:page>
      <draw:page draw:name="Was macht der Arzt im Meldewesen?" draw:style-name="dp1" draw:master-page-name="TITLE_5f_AND_5f_BODY" presentation:presentation-page-layout-name="AL2T1">
        <draw:frame draw:name="Google Shape;209;p26" presentation:style-name="pr4" draw:text-style-name="P2" draw:layer="layout" svg:width="23.667cm" svg:height="2.308cm" svg:x="0.866cm" svg:y="0.878cm" presentation:class="title" presentation:user-transformed="true">
          <draw:text-box>
            <text:p text:style-name="P5"><text:span text:style-name="T1">Was macht der Arzt im Meldewesen?</text:span></text:p>
          </draw:text-box>
        </draw:frame>
        <draw:frame draw:name="Google Shape;210;p26" presentation:style-name="pr5" draw:text-style-name="P8" draw:layer="layout" svg:width="23.667cm" svg:height="9.316cm" svg:x="0.866cm" svg:y="3.403cm" presentation:class="outline" presentation:user-transformed="true">
          <draw:text-box>
            <text:list text:style-name="L5">
              <text:list-item>
                <text:p text:style-name="P6"><text:span text:style-name="T3">Stellt ein meldepflichtiges Ereignis fest (§ 6)</text:span></text:p>
              </text:list-item>
              <text:list-item>
                <text:p text:style-name="P6"><text:span text:style-name="T3">Füllt den Meldebogen aus (§ 9.1 oder § 10)</text:span></text:p>
              </text:list-item>
              <text:list-item>
                <text:p text:style-name="P6"><text:span text:style-name="T3">Meldet Ereignisse unverzüglich</text:span></text:p>
              </text:list-item>
            </text:list>
            <text:p text:style-name="P16"><text:span text:style-name="T3">Probleme</text:span></text:p>
            <text:list text:continue-numbering="true" text:style-name="L5">
              <text:list-item>
                <text:p text:style-name="P16"><text:span text:style-name="T3">Meldepflicht nicht bekannt</text:span></text:p>
              </text:list-item>
              <text:list-item>
                <text:p text:style-name="P15"><text:span text:style-name="T3">Meldeverfahren kompliziert (Ändert sich durch DEMIS)</text:span></text:p>
              </text:list-item>
              <text:list-item>
                <text:p text:style-name="P15"><text:span text:style-name="T3">Datenschutzbedenken </text:span></text:p>
              </text:list-item>
              <text:list-item>
                <text:p text:style-name="P15"><text:span text:style-name="T3">Mangelnde Motivation (Keine Rückmeldung, kein Dank)</text:span></text:p>
              </text:list-item>
            </text:list>
            <text:p text:style-name="P17"><text:span text:style-name="T3"/></text:p>
          </draw:text-box>
        </draw:frame>
        <presentation:notes draw:style-name="dp2">
          <draw:page-thumbnail draw:name="Google Shape;206;g4191f31be6_0_22:notes" draw:style-name="gr1" draw:layer="layout" svg:width="16.932cm" svg:height="9.524cm" svg:x="1.059cm" svg:y="1.905cm" draw:page-number="14" presentation:class="page"/>
          <draw:frame draw:name="Google Shape;207;g4191f31be6_0_22:notes" presentation:style-name="pr19" draw:text-style-name="P4" draw:layer="layout" svg:width="15.239cm" svg:height="11.429cm" svg:x="1.905cm" svg:y="12.065cm" presentation:class="notes" presentation:placeholder="true" presentation:user-transformed="true">
            <draw:text-box/>
          </draw:frame>
        </presentation:notes>
      </draw:page>
      <draw:page draw:name="Was macht das Labor im Meldewesen?" draw:style-name="dp1" draw:master-page-name="TITLE_5f_AND_5f_BODY" presentation:presentation-page-layout-name="AL2T1">
        <draw:frame draw:name="Google Shape;215;p27" presentation:style-name="pr4" draw:text-style-name="P2" draw:layer="layout" svg:width="23.667cm" svg:height="2.308cm" svg:x="0.866cm" svg:y="0.878cm" presentation:class="title" presentation:user-transformed="true">
          <draw:text-box>
            <text:p text:style-name="P5"><text:span text:style-name="T1">Was macht das Labor im Meldewesen?</text:span></text:p>
          </draw:text-box>
        </draw:frame>
        <draw:frame draw:name="Google Shape;216;p27" presentation:style-name="pr5" draw:text-style-name="P8" draw:layer="layout" svg:width="23.667cm" svg:height="9.316cm" svg:x="0.866cm" svg:y="3.403cm" presentation:class="outline" presentation:user-transformed="true">
          <draw:text-box>
            <text:list text:style-name="L5">
              <text:list-item>
                <text:p text:style-name="P6"><text:span text:style-name="T3">Software stellt meldepflichtiges Ereignis fest</text:span></text:p>
              </text:list-item>
              <text:list-item>
                <text:p text:style-name="P6"><text:span text:style-name="T3">Meldung unverzüglich (§ 9.2)</text:span></text:p>
              </text:list-item>
            </text:list>
            <text:p text:style-name="P16"><text:span text:style-name="T3">Probleme</text:span></text:p>
            <text:list text:continue-numbering="true" text:style-name="L5">
              <text:list-item>
                <text:p text:style-name="P16"><text:span text:style-name="T3">Mini-Labore (z.B. Schnelltests beim Arzt)</text:span></text:p>
              </text:list-item>
              <text:list-item>
                <text:p text:style-name="P15"><text:span text:style-name="T3">Daten nicht bekannt (insbesondere Telefon)</text:span></text:p>
              </text:list-item>
            </text:list>
          </draw:text-box>
        </draw:frame>
        <presentation:notes draw:style-name="dp2">
          <draw:page-thumbnail draw:name="Google Shape;212;g4191f31be6_0_27:notes" draw:style-name="gr1" draw:layer="layout" svg:width="16.932cm" svg:height="9.524cm" svg:x="1.059cm" svg:y="1.905cm" draw:page-number="15" presentation:class="page"/>
          <draw:frame draw:name="Google Shape;213;g4191f31be6_0_27:notes" presentation:style-name="pr20" draw:text-style-name="P4" draw:layer="layout" svg:width="15.239cm" svg:height="11.429cm" svg:x="1.905cm" svg:y="12.065cm" presentation:class="notes" presentation:placeholder="true" presentation:user-transformed="true">
            <draw:text-box/>
          </draw:frame>
        </presentation:notes>
      </draw:page>
      <draw:page draw:name="Was macht das Gesundheitsamt im Meldewesen?" draw:style-name="dp1" draw:master-page-name="TITLE_5f_AND_5f_BODY" presentation:presentation-page-layout-name="AL2T1">
        <draw:frame draw:name="Google Shape;221;p28" presentation:style-name="pr4" draw:text-style-name="P2" draw:layer="layout" svg:width="23.667cm" svg:height="2.308cm" svg:x="0.866cm" svg:y="0.878cm" presentation:class="title" presentation:user-transformed="true">
          <draw:text-box>
            <text:p text:style-name="P5"><text:span text:style-name="T1">Was macht das Gesundheitsamt im Meldewesen?</text:span></text:p>
          </draw:text-box>
        </draw:frame>
        <draw:frame draw:name="Google Shape;222;p28" presentation:style-name="pr5" draw:text-style-name="P8" draw:layer="layout" svg:width="23.667cm" svg:height="9.316cm" svg:x="0.866cm" svg:y="3.403cm" presentation:class="outline" presentation:user-transformed="true">
          <draw:text-box>
            <text:list text:style-name="L5">
              <text:list-item>
                <text:p text:style-name="P6"><text:span text:style-name="T3">Empfängt Meldungen</text:span></text:p>
              </text:list-item>
              <text:list-item>
                <text:p text:style-name="P6"><text:span text:style-name="T12">Führt Maßnahmen durch</text:span></text:p>
              </text:list-item>
              <text:list-item>
                <text:p text:style-name="P6"><text:span text:style-name="T3">Definiert einen Fall</text:span></text:p>
              </text:list-item>
              <text:list-item>
                <text:p text:style-name="P6"><text:span text:style-name="T3">Ausbruchs-Erkennung</text:span></text:p>
              </text:list-item>
              <text:list-item>
                <text:p text:style-name="P6"><text:span text:style-name="T3">Seuchenalarm-Erkennung (§12)</text:span></text:p>
              </text:list-item>
              <text:list-item>
                <text:p text:style-name="P6"><text:span text:style-name="T3">Publiziert Daten (Je nach Gesundheitsamt)</text:span></text:p>
              </text:list-item>
              <text:list-item>
                <text:p text:style-name="P6"><text:span text:style-name="T3">Beaufsichtigt meldende Personen</text:span></text:p>
              </text:list-item>
              <text:list-item>
                <text:p text:style-name="P6"><text:span text:style-name="T3">Übermittelt reduzierte Daten innerhalb 24h ans RKI</text:span></text:p>
              </text:list-item>
            </text:list>
          </draw:text-box>
        </draw:frame>
        <presentation:notes draw:style-name="dp2">
          <draw:page-thumbnail draw:name="Google Shape;218;g4191f31be6_0_32:notes" draw:style-name="gr1" draw:layer="layout" svg:width="16.932cm" svg:height="9.524cm" svg:x="1.059cm" svg:y="1.905cm" draw:page-number="16" presentation:class="page"/>
          <draw:frame draw:name="Google Shape;219;g4191f31be6_0_32:notes" presentation:style-name="pr21" draw:text-style-name="P4" draw:layer="layout" svg:width="15.239cm" svg:height="11.429cm" svg:x="1.905cm" svg:y="12.065cm" presentation:class="notes" presentation:placeholder="true" presentation:user-transformed="true">
            <draw:text-box/>
          </draw:frame>
        </presentation:notes>
      </draw:page>
      <draw:page draw:name="Was macht die Landesstelle im Meldewesen?" draw:style-name="dp1" draw:master-page-name="TITLE_5f_AND_5f_BODY" presentation:presentation-page-layout-name="AL2T1">
        <draw:frame draw:name="Google Shape;227;p29" presentation:style-name="pr4" draw:text-style-name="P2" draw:layer="layout" svg:width="23.667cm" svg:height="2.308cm" svg:x="0.866cm" svg:y="0.878cm" presentation:class="title" presentation:user-transformed="true">
          <draw:text-box>
            <text:p text:style-name="P5"><text:span text:style-name="T1">Was macht die Landesstelle im Meldewesen?</text:span></text:p>
          </draw:text-box>
        </draw:frame>
        <draw:frame draw:name="Google Shape;228;p29" presentation:style-name="pr5" draw:text-style-name="P8" draw:layer="layout" svg:width="23.667cm" svg:height="9.316cm" svg:x="0.866cm" svg:y="3.403cm" presentation:class="outline" presentation:user-transformed="true">
          <draw:text-box>
            <text:list text:style-name="L5">
              <text:list-item>
                <text:p text:style-name="P6"><text:span text:style-name="T3">Empfängt Übermittlung</text:span></text:p>
              </text:list-item>
              <text:list-item>
                <text:p text:style-name="P6"><text:span text:style-name="T3">Ausbruchserkennung (Je nach Landesstelle)</text:span></text:p>
              </text:list-item>
              <text:list-item>
                <text:p text:style-name="P6"><text:span text:style-name="T3">Datenvalidierung (Je nach Landesstelle)</text:span></text:p>
              </text:list-item>
              <text:list-item>
                <text:p text:style-name="P6"><text:span text:style-name="T3">Publiziert Daten (Je nach Landesstelle)</text:span></text:p>
              </text:list-item>
              <text:list-item>
                <text:p text:style-name="P6"><text:span text:style-name="T3">Übermittelt innerhalb 24h ans RKI</text:span></text:p>
              </text:list-item>
            </text:list>
          </draw:text-box>
        </draw:frame>
        <presentation:notes draw:style-name="dp2">
          <draw:page-thumbnail draw:name="Google Shape;224;g476be3ca49_0_103:notes" draw:style-name="gr1" draw:layer="layout" svg:width="16.932cm" svg:height="9.524cm" svg:x="1.059cm" svg:y="1.905cm" draw:page-number="17" presentation:class="page"/>
          <draw:frame draw:name="Google Shape;225;g476be3ca49_0_103:notes" presentation:style-name="pr22" draw:text-style-name="P4" draw:layer="layout" svg:width="15.239cm" svg:height="11.429cm" svg:x="1.905cm" svg:y="12.065cm" presentation:class="notes" presentation:placeholder="true" presentation:user-transformed="true">
            <draw:text-box/>
          </draw:frame>
        </presentation:notes>
      </draw:page>
      <draw:page draw:name="Was macht das RKI im Meldewesen" draw:style-name="dp1" draw:master-page-name="TITLE_5f_AND_5f_BODY" presentation:presentation-page-layout-name="AL2T1">
        <draw:frame draw:name="Google Shape;233;p30" presentation:style-name="pr4" draw:text-style-name="P2" draw:layer="layout" svg:width="23.667cm" svg:height="2.308cm" svg:x="0.866cm" svg:y="0.878cm" presentation:class="title" presentation:user-transformed="true">
          <draw:text-box>
            <text:p text:style-name="P5"><text:span text:style-name="T1">Was macht das RKI im Meldewesen</text:span></text:p>
          </draw:text-box>
        </draw:frame>
        <draw:frame draw:name="Google Shape;234;p30" presentation:style-name="pr5" draw:text-style-name="P8" draw:layer="layout" svg:width="23.667cm" svg:height="9.316cm" svg:x="0.866cm" svg:y="3.403cm" presentation:class="outline" presentation:user-transformed="true">
          <draw:text-box>
            <text:list text:style-name="L5">
              <text:list-item>
                <text:p text:style-name="P6"><text:span text:style-name="T3">Empfängt Übermittlung</text:span></text:p>
              </text:list-item>
              <text:list-item>
                <text:p text:style-name="P6"><text:span text:style-name="T3">Ausbruchserkennung (Algorithmen)</text:span></text:p>
              </text:list-item>
              <text:list-item>
                <text:p text:style-name="P6"><text:span text:style-name="T3">Falldefinitionen</text:span></text:p>
              </text:list-item>
              <text:list-item>
                <text:p text:style-name="P6"><text:span text:style-name="T3">Regelt das Meldewesen (über Ministerium für Gesundheit und IfSG)</text:span></text:p>
              </text:list-item>
              <text:list-item>
                <text:p text:style-name="P6"><text:span text:style-name="T3">Übermittelt weiter an ECDC (</text:span><text:span text:style-name="T9"><text:a xlink:href="https://atlas.ecdc.europa.eu/public/index.aspx" xlink:type="simple">Atlas of infectious diseases</text:a></text:span><text:span text:style-name="T3">)</text:span></text:p>
              </text:list-item>
              <text:list-item>
                <text:p text:style-name="P6"><text:span text:style-name="T3">Veröffentlicht Daten (</text:span><text:span text:style-name="T9"><text:a xlink:href="https://www.rki.de/DE/Content/Infekt/Jahrbuch/jahrbuch_node.html" xlink:type="simple">Jahrbuch</text:a></text:span><text:span text:style-name="T3">, </text:span><text:span text:style-name="T9"><text:a xlink:href="https://www.rki.de/DE/Content/Infekt/SurvStat/survstat_inhalt.html" xlink:type="simple">SurvStat</text:a></text:span><text:span text:style-name="T3">)</text:span></text:p>
              </text:list-item>
              <text:list-item>
                <text:p text:style-name="P6"><text:span text:style-name="T3">Führt Wissenschaftliche Studien durch (</text:span><text:span text:style-name="T9"><text:a xlink:href="https://www.rki.de/DE/Content/Service/Publikationen/publikationen_node.html" xlink:type="simple">Publikationen</text:a></text:span><text:span text:style-name="T3">)</text:span></text:p>
              </text:list-item>
            </text:list>
          </draw:text-box>
        </draw:frame>
        <presentation:notes draw:style-name="dp2">
          <draw:page-thumbnail draw:name="Google Shape;230;g4191f31be6_0_42:notes" draw:style-name="gr1" draw:layer="layout" svg:width="16.932cm" svg:height="9.524cm" svg:x="1.059cm" svg:y="1.905cm" draw:page-number="18" presentation:class="page"/>
          <draw:frame draw:name="Google Shape;231;g4191f31be6_0_42:notes" presentation:style-name="pr23" draw:text-style-name="P4" draw:layer="layout" svg:width="15.239cm" svg:height="11.429cm" svg:x="1.905cm" svg:y="12.065cm" presentation:class="notes" presentation:placeholder="true" presentation:user-transformed="true">
            <draw:text-box/>
          </draw:frame>
        </presentation:notes>
      </draw:page>
      <draw:page draw:name="Highlights der §§ 6-11 IfSG" draw:style-name="dp1" draw:master-page-name="SECTION_5f_HEADER">
        <draw:frame draw:name="Google Shape;239;p31" presentation:style-name="pr7" draw:text-style-name="P2" draw:layer="layout" svg:width="21.101cm" svg:height="4.251cm" svg:x="2.149cm" svg:y="5.018cm" presentation:class="title" presentation:user-transformed="true">
          <draw:text-box>
            <text:p text:style-name="P1"><text:span text:style-name="T1">Highlights der §§ 6-11 IfSG</text:span></text:p>
          </draw:text-box>
        </draw:frame>
        <presentation:notes draw:style-name="dp2">
          <draw:page-thumbnail draw:name="Google Shape;236;g4191f31be6_0_14:notes" draw:style-name="gr1" draw:layer="layout" svg:width="16.932cm" svg:height="9.524cm" svg:x="1.059cm" svg:y="1.905cm" draw:page-number="19" presentation:class="page"/>
          <draw:frame draw:name="Google Shape;237;g4191f31be6_0_14:notes" presentation:style-name="pr24" draw:text-style-name="P4" draw:layer="layout" svg:width="15.239cm" svg:height="11.429cm" svg:x="1.905cm" svg:y="12.065cm" presentation:class="notes" presentation:placeholder="true" presentation:user-transformed="true">
            <draw:text-box/>
          </draw:frame>
        </presentation:notes>
      </draw:page>
      <draw:page draw:name="page20" draw:style-name="dp1" draw:master-page-name="TITLE_5f_AND_5f_BODY" presentation:presentation-page-layout-name="AL2T1">
        <draw:frame draw:name="Google Shape;244;p32" presentation:style-name="pr4" draw:text-style-name="P2" draw:layer="layout" svg:width="23.667cm" svg:height="2.308cm" svg:x="0.866cm" svg:y="0.878cm" presentation:class="title" presentation:user-transformed="true">
          <draw:text-box>
            <text:p text:style-name="P5"><text:span text:style-name="T13"><text:a xlink:href="https://www.gesetze-im-internet.de/ifsg/__6.html" xlink:type="simple">§ 6 </text:a></text:span><text:span text:style-name="T13"><text:a xlink:href="https://www.gesetze-im-internet.de/ifsg/__6.html" xlink:type="simple">Meldepflichtige Ereignisse</text:a></text:span></text:p>
          </draw:text-box>
        </draw:frame>
        <draw:frame draw:name="Google Shape;245;p32" presentation:style-name="pr5" draw:text-style-name="P8" draw:layer="layout" svg:width="23.667cm" svg:height="9.316cm" svg:x="0.866cm" svg:y="3.403cm" presentation:class="outline" presentation:user-transformed="true">
          <draw:text-box>
            <text:list text:style-name="L5">
              <text:list-item>
                <text:p text:style-name="P6"><text:span text:style-name="T3">§ 6.1.1 Liste von ärztlich diagnostizierbaren Krankheiten</text:span></text:p>
              </text:list-item>
              <text:list-item>
                <text:p text:style-name="P6"><text:span text:style-name="T3">§ 6.1.2 Gastroenteritis bei Lebensmittelpersonal</text:span></text:p>
              </text:list-item>
              <text:list-item>
                <text:p text:style-name="P6"><text:span text:style-name="T3">§ 6.1.3 Nebenwirkung von Impfungen</text:span></text:p>
              </text:list-item>
              <text:list-item>
                <text:p text:style-name="P6"><text:span text:style-name="T3">§ 6.1.4 Tollwut</text:span></text:p>
              </text:list-item>
              <text:list-item>
                <text:p text:style-name="P6"><text:span text:style-name="T3">§ 6.1.5 Sonstige bedrohliche Erkrankung</text:span></text:p>
              </text:list-item>
              <text:list-item>
                <text:p text:style-name="P6"><text:span text:style-name="T3">§ 6.2. Verweigerung einer Tuberkulose Behandlung</text:span></text:p>
              </text:list-item>
              <text:list-item>
                <text:p text:style-name="P6"><text:span text:style-name="T3">§ 6.3. Nicht-namentliche Meldung nosokomialer Ausbrüche</text:span></text:p>
              </text:list-item>
            </text:list>
            <text:p text:style-name="P7"><text:span text:style-name="T3"/></text:p>
          </draw:text-box>
        </draw:frame>
        <presentation:notes draw:style-name="dp2">
          <draw:page-thumbnail draw:name="Google Shape;241;g605a7f14de_0_262:notes" draw:style-name="gr1" draw:layer="layout" svg:width="16.932cm" svg:height="9.524cm" svg:x="1.059cm" svg:y="1.905cm" draw:page-number="20" presentation:class="page"/>
          <draw:frame draw:name="Google Shape;242;g605a7f14de_0_262:notes" presentation:style-name="pr25" draw:text-style-name="P4" draw:layer="layout" svg:width="15.239cm" svg:height="11.429cm" svg:x="1.905cm" svg:y="12.065cm" presentation:class="notes" presentation:placeholder="true" presentation:user-transformed="true">
            <draw:text-box/>
          </draw:frame>
        </presentation:notes>
      </draw:page>
      <draw:page draw:name="page21" draw:style-name="dp1" draw:master-page-name="TITLE_5f_AND_5f_BODY" presentation:presentation-page-layout-name="AL2T1">
        <draw:frame draw:name="Google Shape;250;p33" presentation:style-name="pr4" draw:text-style-name="P2" draw:layer="layout" svg:width="23.667cm" svg:height="2.308cm" svg:x="0.866cm" svg:y="0.878cm" presentation:class="title" presentation:user-transformed="true">
          <draw:text-box>
            <text:p text:style-name="P5"><text:span text:style-name="T13"><text:a xlink:href="https://www.gesetze-im-internet.de/ifsg/__6.html" xlink:type="simple">§ 6.1.1 Verdacht, Erkrankung, Tod</text:a></text:span></text:p>
          </draw:text-box>
        </draw:frame>
        <draw:frame draw:name="Google Shape;251;p33" presentation:style-name="pr5" draw:text-style-name="P8" draw:layer="layout" svg:width="23.667cm" svg:height="9.316cm" svg:x="0.866cm" svg:y="3.403cm" presentation:class="outline" presentation:user-transformed="true">
          <draw:text-box>
            <text:list text:style-name="L5">
              <text:list-item>
                <text:p text:style-name="P6"><text:span text:style-name="T3">Namentlich ist zu melden: der </text:span><text:span text:style-name="T12">Verdacht</text:span><text:span text:style-name="T3"> einer Erkrankung, die </text:span><text:span text:style-name="T12">Erkrankung</text:span><text:span text:style-name="T3"> sowie der </text:span><text:span text:style-name="T12">Tod</text:span></text:p>
              </text:list-item>
              <text:list-item>
                <text:p text:style-name="P6"><text:span text:style-name="T3">Ausnahme Tuberkulose</text:span></text:p>
              </text:list-item>
            </text:list>
            <text:p text:style-name="P7"><text:span text:style-name="T3"/></text:p>
          </draw:text-box>
        </draw:frame>
        <presentation:notes draw:style-name="dp2">
          <draw:page-thumbnail draw:name="Google Shape;247;g60ae41ce65_1_45:notes" draw:style-name="gr1" draw:layer="layout" svg:width="16.932cm" svg:height="9.524cm" svg:x="1.059cm" svg:y="1.905cm" draw:page-number="21" presentation:class="page"/>
          <draw:frame draw:name="Google Shape;248;g60ae41ce65_1_45:notes" presentation:style-name="pr26" draw:text-style-name="P4"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2T1">
        <draw:frame draw:name="Google Shape;256;p34" presentation:style-name="pr4" draw:text-style-name="P2" draw:layer="layout" svg:width="23.667cm" svg:height="2.308cm" svg:x="0.866cm" svg:y="0.878cm" presentation:class="title" presentation:user-transformed="true">
          <draw:text-box>
            <text:p text:style-name="P5"><text:span text:style-name="T13"><text:a xlink:href="https://www.gesetze-im-internet.de/ifsg/__7.html" xlink:type="simple">§ 7 </text:a></text:span><text:span text:style-name="T13"><text:a xlink:href="https://www.gesetze-im-internet.de/ifsg/__7.html" xlink:type="simple">Meldepflichtige Erreger</text:a></text:span></text:p>
          </draw:text-box>
        </draw:frame>
        <draw:frame draw:name="Google Shape;257;p34" presentation:style-name="pr5" draw:text-style-name="P8" draw:layer="layout" svg:width="23.667cm" svg:height="9.316cm" svg:x="0.866cm" svg:y="3.403cm" presentation:class="outline" presentation:user-transformed="true">
          <draw:text-box>
            <text:list text:style-name="L5">
              <text:list-item>
                <text:p text:style-name="P6"><text:span text:style-name="T3">§ 7.1. Meldepflichtige </text:span><text:span text:style-name="T12">Krankheitserreger</text:span></text:p>
              </text:list-item>
              <text:list-item>
                <text:p text:style-name="P6"><text:span text:style-name="T3">§ 7.2. Schwerwiegende Gefahr für die Allgemeinheit</text:span></text:p>
              </text:list-item>
              <text:list-item>
                <text:p text:style-name="P6"><text:span text:style-name="T3">§ 7.3. Nicht-Namentlich zu meldende Krankheitserreger</text:span></text:p>
              </text:list-item>
            </text:list>
          </draw:text-box>
        </draw:frame>
        <presentation:notes draw:style-name="dp2">
          <draw:page-thumbnail draw:name="Google Shape;253;g60a0b29543_1_70:notes" draw:style-name="gr1" draw:layer="layout" svg:width="16.932cm" svg:height="9.524cm" svg:x="1.059cm" svg:y="1.905cm" draw:page-number="22" presentation:class="page"/>
          <draw:frame draw:name="Google Shape;254;g60a0b29543_1_70:notes" presentation:style-name="pr27" draw:text-style-name="P4"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BODY" presentation:presentation-page-layout-name="AL2T1">
        <draw:frame draw:name="Google Shape;262;p35" presentation:style-name="pr4" draw:text-style-name="P2" draw:layer="layout" svg:width="23.667cm" svg:height="2.308cm" svg:x="0.866cm" svg:y="0.878cm" presentation:class="title" presentation:user-transformed="true">
          <draw:text-box>
            <text:p text:style-name="P5"><text:span text:style-name="T13"><text:a xlink:href="https://www.gesetze-im-internet.de/ifsg/__8.html" xlink:type="simple">§8.1.1 Ärzte sind meldepflichtig</text:a></text:span></text:p>
          </draw:text-box>
        </draw:frame>
        <draw:frame draw:name="Google Shape;263;p35" presentation:style-name="pr5" draw:text-style-name="P8" draw:layer="layout" svg:width="23.667cm" svg:height="9.316cm" svg:x="0.866cm" svg:y="3.403cm" presentation:class="outline" presentation:user-transformed="true">
          <draw:text-box>
            <text:p text:style-name="P15"><text:span text:style-name="T12">Zur Meldung sind verpflichtet: im Falle des § 6 der feststellende </text:span><text:span text:style-name="T12">Arzt</text:span><text:span text:style-name="T3"> </text:span><text:span text:style-name="T14">in Einrichtungen nach § 23 Absatz 5 Satz 1 ist für die Einhaltung </text:span><text:span text:style-name="T14">der Meldepflicht neben dem feststellenden Arzt auch der leitende Arzt, </text:span><text:span text:style-name="T14">in Krankenhäusern mit mehreren selbständigen Abteilungen der </text:span><text:span text:style-name="T14">leitende Abteilungsarzt, in Einrichtungen ohne leitenden Arzt der </text:span><text:span text:style-name="T14">behandelnde Arzt verantwortlich</text:span></text:p>
            <text:p text:style-name="P7"><text:span text:style-name="T3"/></text:p>
          </draw:text-box>
        </draw:frame>
        <presentation:notes draw:style-name="dp2">
          <draw:page-thumbnail draw:name="Google Shape;259;g60a0b29543_1_75:notes" draw:style-name="gr1" draw:layer="layout" svg:width="16.932cm" svg:height="9.524cm" svg:x="1.059cm" svg:y="1.905cm" draw:page-number="23" presentation:class="page"/>
          <draw:frame draw:name="Google Shape;260;g60a0b29543_1_75:notes" presentation:style-name="pr28" draw:text-style-name="P4" draw:layer="layout" svg:width="15.239cm" svg:height="11.429cm" svg:x="1.905cm" svg:y="12.065cm" presentation:class="notes" presentation:placeholder="true" presentation:user-transformed="true">
            <draw:text-box/>
          </draw:frame>
        </presentation:notes>
      </draw:page>
      <draw:page draw:name="page24" draw:style-name="dp1" draw:master-page-name="TITLE_5f_AND_5f_BODY" presentation:presentation-page-layout-name="AL2T1">
        <draw:frame draw:name="Google Shape;268;p36" presentation:style-name="pr4" draw:text-style-name="P2" draw:layer="layout" svg:width="23.667cm" svg:height="2.308cm" svg:x="0.866cm" svg:y="0.878cm" presentation:class="title" presentation:user-transformed="true">
          <draw:text-box>
            <text:p text:style-name="P5"><text:span text:style-name="T13"><text:a xlink:href="https://www.gesetze-im-internet.de/ifsg/__8.html" xlink:type="simple">§8.1.2 Labore sind meldepflichtig</text:a></text:span></text:p>
          </draw:text-box>
        </draw:frame>
        <draw:frame draw:name="Google Shape;269;p36" presentation:style-name="pr5" draw:text-style-name="P8" draw:layer="layout" svg:width="23.667cm" svg:height="9.316cm" svg:x="0.866cm" svg:y="3.403cm" presentation:class="outline" presentation:user-transformed="true">
          <draw:text-box>
            <text:p text:style-name="P18"><text:span text:style-name="T12">Zur Meldung sind verpflichtet: im Falle des § 7 die Leiter von </text:span><text:span text:style-name="T12">Medizinaluntersuchungsämtern </text:span><text:span text:style-name="T15">und sonstigen privaten oder </text:span><text:span text:style-name="T15">öffentlichen Untersuchungsstellen </text:span><text:span text:style-name="T12">einschließlich von Arztpraxen mit </text:span><text:span text:style-name="T12">Infektionserregerdiagnostik und Krankenhauslaboratorien</text:span></text:p>
          </draw:text-box>
        </draw:frame>
        <presentation:notes draw:style-name="dp2">
          <draw:page-thumbnail draw:name="Google Shape;265;g60a0b29543_1_81:notes" draw:style-name="gr1" draw:layer="layout" svg:width="16.932cm" svg:height="9.524cm" svg:x="1.059cm" svg:y="1.905cm" draw:page-number="24" presentation:class="page"/>
          <draw:frame draw:name="Google Shape;266;g60a0b29543_1_81:notes" presentation:style-name="pr29" draw:text-style-name="P4" draw:layer="layout" svg:width="15.239cm" svg:height="11.429cm" svg:x="1.905cm" svg:y="12.065cm" presentation:class="notes" presentation:placeholder="true" presentation:user-transformed="true">
            <draw:text-box/>
          </draw:frame>
        </presentation:notes>
      </draw:page>
      <draw:page draw:name="page25" draw:style-name="dp1" draw:master-page-name="TITLE_5f_AND_5f_BODY" presentation:presentation-page-layout-name="AL2T1">
        <draw:frame draw:name="Google Shape;274;p37" presentation:style-name="pr4" draw:text-style-name="P2" draw:layer="layout" svg:width="23.667cm" svg:height="2.308cm" svg:x="0.866cm" svg:y="0.878cm" presentation:class="title" presentation:user-transformed="true">
          <draw:text-box>
            <text:p text:style-name="P5"><text:span text:style-name="T13"><text:a xlink:href="https://www.gesetze-im-internet.de/ifsg/__8.html" xlink:type="simple">§8.1.2 Pathologen müssen alles melden</text:a></text:span></text:p>
          </draw:text-box>
        </draw:frame>
        <draw:frame draw:name="Google Shape;275;p37" presentation:style-name="pr5" draw:text-style-name="P8" draw:layer="layout" svg:width="23.667cm" svg:height="9.316cm" svg:x="0.866cm" svg:y="3.403cm" presentation:class="outline" presentation:user-transformed="true">
          <draw:text-box>
            <text:p text:style-name="P18"><text:span text:style-name="T12">Zur Meldung sind verpflichtet: im Falle der §§ 6 und 7 die Leiter </text:span><text:span text:style-name="T12">von Einrichtungen der pathologisch-anatomischen Diagnostik</text:span></text:p>
          </draw:text-box>
        </draw:frame>
        <presentation:notes draw:style-name="dp2">
          <draw:page-thumbnail draw:name="Google Shape;271;g60ae41ce65_1_15:notes" draw:style-name="gr1" draw:layer="layout" svg:width="16.932cm" svg:height="9.524cm" svg:x="1.059cm" svg:y="1.905cm" draw:page-number="25" presentation:class="page"/>
          <draw:frame draw:name="Google Shape;272;g60ae41ce65_1_15:notes" presentation:style-name="pr30" draw:text-style-name="P4" draw:layer="layout" svg:width="15.239cm" svg:height="11.429cm" svg:x="1.905cm" svg:y="12.065cm" presentation:class="notes" presentation:placeholder="true" presentation:user-transformed="true">
            <draw:text-box/>
          </draw:frame>
        </presentation:notes>
      </draw:page>
      <draw:page draw:name="page26" draw:style-name="dp1" draw:master-page-name="TITLE_5f_AND_5f_BODY" presentation:presentation-page-layout-name="AL2T1">
        <draw:frame draw:name="Google Shape;280;p38" presentation:style-name="pr4" draw:text-style-name="P2" draw:layer="layout" svg:width="23.667cm" svg:height="2.308cm" svg:x="0.866cm" svg:y="0.878cm" presentation:class="title" presentation:user-transformed="true">
          <draw:text-box>
            <text:p text:style-name="P5"><text:span text:style-name="T13"><text:a xlink:href="https://www.gesetze-im-internet.de/ifsg/__8.html" xlink:type="simple">§8.1.3 Tierärzte müssen Tollwut melden </text:a></text:span></text:p>
          </draw:text-box>
        </draw:frame>
        <draw:frame draw:name="Google Shape;281;p38" presentation:style-name="pr5" draw:text-style-name="P8" draw:layer="layout" svg:width="23.667cm" svg:height="9.316cm" svg:x="0.866cm" svg:y="3.403cm" presentation:class="outline" presentation:user-transformed="true">
          <draw:text-box>
            <text:p text:style-name="P15"><text:span text:style-name="T3">Zur Meldung sind verpflichtet: im Falle des § 6 Absatz 1 Satz 1 Nr. 4 und </text:span><text:span text:style-name="T3">im Falle des § 7 Absatz 1 Satz 1 Nummer 38 bei Tieren, mit denen </text:span><text:span text:style-name="T3">Menschen Kontakt gehabt haben, auch der Tierarzt</text:span></text:p>
            <text:p text:style-name="P7"><text:span text:style-name="T3">Übersetzung: </text:span><text:span text:style-name="T12">Tierärzte müssen Tollwut melden</text:span></text:p>
          </draw:text-box>
        </draw:frame>
        <presentation:notes draw:style-name="dp2">
          <draw:page-thumbnail draw:name="Google Shape;277;g60ae41ce65_1_25:notes" draw:style-name="gr1" draw:layer="layout" svg:width="16.932cm" svg:height="9.524cm" svg:x="1.059cm" svg:y="1.905cm" draw:page-number="26" presentation:class="page"/>
          <draw:frame draw:name="Google Shape;278;g60ae41ce65_1_25:notes" presentation:style-name="pr31" draw:text-style-name="P4" draw:layer="layout" svg:width="15.239cm" svg:height="11.429cm" svg:x="1.905cm" svg:y="12.065cm" presentation:class="notes" presentation:placeholder="true" presentation:user-transformed="true">
            <draw:text-box/>
          </draw:frame>
        </presentation:notes>
      </draw:page>
      <draw:page draw:name="page27" draw:style-name="dp1" draw:master-page-name="TITLE_5f_AND_5f_BODY" presentation:presentation-page-layout-name="AL2T1">
        <draw:frame draw:name="Google Shape;286;p39" presentation:style-name="pr4" draw:text-style-name="P2" draw:layer="layout" svg:width="23.667cm" svg:height="2.308cm" svg:x="0.866cm" svg:y="0.878cm" presentation:class="title" presentation:user-transformed="true">
          <draw:text-box>
            <text:p text:style-name="P5"><text:span text:style-name="T13"><text:a xlink:href="https://www.gesetze-im-internet.de/ifsg/__8.html" xlink:type="simple">§8.1.3 Heilpraktiker, §36-Einrichtungen</text:a></text:span></text:p>
          </draw:text-box>
        </draw:frame>
        <draw:frame draw:name="Google Shape;287;p39" presentation:style-name="pr5" draw:text-style-name="P8" draw:layer="layout" svg:width="23.667cm" svg:height="9.316cm" svg:x="0.866cm" svg:y="3.403cm" presentation:class="outline" presentation:user-transformed="true">
          <draw:text-box>
            <text:p text:style-name="P15"><text:span text:style-name="T3">Zur Meldung sind verpflichtet: im Falle des § 6 Absatz 1 Satz 1 Nr. 1, 2 </text:span><text:span text:style-name="T3">und 5 und Abs. 3 Angehörige eines anderen Heil- oder Pflegeberufs, der </text:span><text:span text:style-name="T3">für die Berufsausübung oder die Führung der Berufsbezeichnung eine </text:span><text:span text:style-name="T3">staatlich geregelte Ausbildung oder Anerkennung erfordert,</text:span></text:p>
            <text:p text:style-name="P16"><text:span text:style-name="T3">im Falle des § 6 Absatz 1 Satz 1 Nummer 1, 2 und 5 die Leiter von </text:span><text:span text:style-name="T12">Einrichtungen nach § 36</text:span><text:span text:style-name="T3"> Absatz 1 Nummer 1 bis 6,</text:span></text:p>
            <text:p text:style-name="P16"><text:span text:style-name="T3">im Falle des § 6 Absatz 1 Satz 1 der</text:span><text:span text:style-name="T12"> Heilpraktiker</text:span><text:span text:style-name="T3">.</text:span></text:p>
            <text:p text:style-name="P7"><text:span text:style-name="T3"/></text:p>
          </draw:text-box>
        </draw:frame>
        <presentation:notes draw:style-name="dp2">
          <draw:page-thumbnail draw:name="Google Shape;283;g60ae41ce65_1_33:notes" draw:style-name="gr1" draw:layer="layout" svg:width="16.932cm" svg:height="9.524cm" svg:x="1.059cm" svg:y="1.905cm" draw:page-number="27" presentation:class="page"/>
          <draw:frame draw:name="Google Shape;284;g60ae41ce65_1_33:notes" presentation:style-name="pr32" draw:text-style-name="P4" draw:layer="layout" svg:width="15.239cm" svg:height="11.429cm" svg:x="1.905cm" svg:y="12.065cm" presentation:class="notes" presentation:placeholder="true" presentation:user-transformed="true">
            <draw:text-box/>
          </draw:frame>
        </presentation:notes>
      </draw:page>
      <draw:page draw:name="page28" draw:style-name="dp1" draw:master-page-name="TITLE_5f_AND_5f_BODY" presentation:presentation-page-layout-name="AL2T1">
        <draw:frame draw:name="Google Shape;292;p40" presentation:style-name="pr4" draw:text-style-name="P2" draw:layer="layout" svg:width="23.667cm" svg:height="2.308cm" svg:x="0.866cm" svg:y="0.878cm" presentation:class="title" presentation:user-transformed="true">
          <draw:text-box>
            <text:p text:style-name="P5"><text:span text:style-name="T13"><text:a xlink:href="https://www.gesetze-im-internet.de/ifsg/__8.html" xlink:type="simple">§8.2-4 Ausnahmen</text:a></text:span></text:p>
          </draw:text-box>
        </draw:frame>
        <draw:frame draw:name="Google Shape;293;p40" presentation:style-name="pr5" draw:text-style-name="P8" draw:layer="layout" svg:width="23.667cm" svg:height="9.316cm" svg:x="0.866cm" svg:y="3.403cm" presentation:class="outline" presentation:user-transformed="true">
          <draw:text-box>
            <text:p text:style-name="P15"><text:span text:style-name="T3">Die Meldepflicht besteht nicht für Personen des Not- und </text:span><text:span text:style-name="T3">Rettungsdienstes, wenn der Patient unverzüglich in eine ärztlich </text:span><text:span text:style-name="T3">geleitete Einrichtung gebracht wurde. Die Meldepflicht besteht für die in </text:span><text:span text:style-name="T3">Absatz 1 Nr. 5 bis 7 bezeichneten Personen nur, wenn ein Arzt nicht </text:span><text:span text:style-name="T3">hinzugezogen wurde.</text:span></text:p>
            <text:p text:style-name="P7"><text:span text:style-name="T3">(3) </text:span><text:span text:style-name="T12">Die Meldepflicht besteht nicht, wenn dem Meldepflichtigen </text:span><text:span text:style-name="T12">ein Nachweis vorliegt, dass die Meldung bereits erfolgte</text:span><text:span text:style-name="T3"> und </text:span><text:span text:style-name="T3">andere als die bereits gemeldeten Angaben nicht erhoben wurden. Eine </text:span><text:span text:style-name="T3">Meldepflicht besteht ebenfalls nicht für Erkrankungen, bei denen der </text:span><text:span text:style-name="T3">Verdacht bereits gemeldet wurde und andere als die bereits </text:span><text:span text:style-name="T3">gemeldeten Angaben nicht erhoben wurden</text:span></text:p>
          </draw:text-box>
        </draw:frame>
        <presentation:notes draw:style-name="dp2">
          <draw:page-thumbnail draw:name="Google Shape;289;g60bc8777dc_0_0:notes" draw:style-name="gr1" draw:layer="layout" svg:width="16.932cm" svg:height="9.524cm" svg:x="1.059cm" svg:y="1.905cm" draw:page-number="28" presentation:class="page"/>
          <draw:frame draw:name="Google Shape;290;g60bc8777dc_0_0:notes" presentation:style-name="pr33" draw:text-style-name="P4" draw:layer="layout" svg:width="15.239cm" svg:height="11.429cm" svg:x="1.905cm" svg:y="12.065cm" presentation:class="notes" presentation:placeholder="true" presentation:user-transformed="true">
            <draw:text-box/>
          </draw:frame>
        </presentation:notes>
      </draw:page>
      <draw:page draw:name="Zwischenspiel" draw:style-name="dp1" draw:master-page-name="TITLE_5f_AND_5f_BODY" presentation:presentation-page-layout-name="AL2T1">
        <draw:frame draw:name="Google Shape;298;p41" presentation:style-name="pr5" draw:text-style-name="P8" draw:layer="layout" svg:width="23.667cm" svg:height="9.316cm" svg:x="0.866cm" svg:y="3.403cm" presentation:class="outline" presentation:user-transformed="true">
          <draw:text-box>
            <text:list text:style-name="L2">
              <text:list-item>
                <text:p text:style-name="P6"><text:span text:style-name="T3">Arzt Grünbein entdeckt Krankheit Koala Fieber (Letalität=90%, </text:span><text:span text:style-name="T3">R0=7)</text:span></text:p>
              </text:list-item>
              <text:list-item>
                <text:p text:style-name="P6"><text:span text:style-name="T3">Alfred lehnt Behandlung einer Tuberkulose ab</text:span></text:p>
              </text:list-item>
              <text:list-item>
                <text:p text:style-name="P6"><text:span text:style-name="T3">Labor Buxtehude finde Antikörper gegen Masern</text:span></text:p>
              </text:list-item>
              <text:list-item>
                <text:p text:style-name="P6"><text:span text:style-name="T3">Patientin Sigfrieda entwickelt schlaffe Lähmung nach einer Impfung</text:span></text:p>
              </text:list-item>
              <text:list-item>
                <text:p text:style-name="P6"><text:span text:style-name="T3">Arztpraxis Ohrfliech hat 3 Kinder mit Gastroenteritis (selbe Schule)</text:span></text:p>
              </text:list-item>
              <text:list-item>
                <text:p text:style-name="P6"><text:span text:style-name="T3">Tierarzt Müller berührt einen toten Hund mit Tollwut</text:span></text:p>
              </text:list-item>
              <text:list-item>
                <text:p text:style-name="P6"><text:span text:style-name="T3">Im Krankenhaus Friedlich bekommen 17 Patienten </text:span><text:span text:style-name="T3">Lungenentzündung</text:span></text:p>
              </text:list-item>
              <text:list-item>
                <text:p text:style-name="P6"><text:span text:style-name="T3">Labor weißt HIV nach</text:span></text:p>
              </text:list-item>
              <text:list-item>
                <text:p text:style-name="P6"><text:span text:style-name="T3">Labor Tunich entdeckt Koala Fieber <text:s/>(Letalität=90%, R0=7)</text:span></text:p>
              </text:list-item>
              <text:list-item>
                <text:p text:style-name="P6"><text:span text:style-name="T3">Köchin Rumpel ist mit Durchfall beim Arzt</text:span></text:p>
              </text:list-item>
            </text:list>
            <text:p text:style-name="P7"><text:span text:style-name="T3"/></text:p>
          </draw:text-box>
        </draw:frame>
        <draw:frame draw:name="Google Shape;299;p41" presentation:style-name="pr4" draw:text-style-name="P2" draw:layer="layout" svg:width="23.667cm" svg:height="2.308cm" svg:x="0.866cm" svg:y="0.878cm" presentation:class="title" presentation:user-transformed="true">
          <draw:text-box>
            <text:p text:style-name="P5"><text:span text:style-name="T1">Zwischenspiel</text:span></text:p>
          </draw:text-box>
        </draw:frame>
        <presentation:notes draw:style-name="dp2">
          <draw:page-thumbnail draw:name="Google Shape;295;g605a7f14de_0_826:notes" draw:style-name="gr1" draw:layer="layout" svg:width="16.932cm" svg:height="9.524cm" svg:x="1.059cm" svg:y="1.905cm" draw:page-number="29" presentation:class="page"/>
          <draw:frame draw:name="Google Shape;296;g605a7f14de_0_826:notes" presentation:style-name="pr34" draw:text-style-name="P4" draw:layer="layout" svg:width="15.239cm" svg:height="11.429cm" svg:x="1.905cm" svg:y="12.065cm" presentation:class="notes" presentation:placeholder="true" presentation:user-transformed="true">
            <draw:text-box/>
          </draw:frame>
        </presentation:notes>
      </draw:page>
      <draw:page draw:name=" " draw:style-name="dp1" draw:master-page-name="TITLE_5f_AND_5f_BODY" presentation:presentation-page-layout-name="AL2T1">
        <draw:frame draw:name="Google Shape;304;p42" presentation:style-name="pr4" draw:text-style-name="P2" draw:layer="layout" svg:width="23.667cm" svg:height="2.308cm" svg:x="0.866cm" svg:y="0.878cm" presentation:class="title" presentation:user-transformed="true">
          <draw:text-box>
            <text:p text:style-name="P5"><text:span text:style-name="T13"><text:a xlink:href="https://www.gesetze-im-internet.de/ifsg/__9.html" xlink:type="simple">§9.1 Arztmeldungen</text:a></text:span><text:span text:style-name="T1"><text:s/></text:span></text:p>
          </draw:text-box>
        </draw:frame>
        <draw:frame draw:name="Google Shape;305;p42" presentation:style-name="pr5" draw:text-style-name="P8" draw:layer="layout" svg:width="23.667cm" svg:height="9.316cm" svg:x="0.866cm" svg:y="3.403cm" presentation:class="outline" presentation:user-transformed="true">
          <draw:text-box>
            <text:p text:style-name="P15"><text:span text:style-name="T3">Die Informationen, die ein Arzt oder ähnliche Person melden muss</text:span></text:p>
            <text:p text:style-name="P16"><text:span text:style-name="T12">e) weitere Kontaktdaten</text:span></text:p>
            <text:p text:style-name="P7"><text:span text:style-name="T3"/></text:p>
          </draw:text-box>
        </draw:frame>
        <presentation:notes draw:style-name="dp2">
          <draw:page-thumbnail draw:name="Google Shape;301;g60ae41ce65_1_20:notes" draw:style-name="gr1" draw:layer="layout" svg:width="16.932cm" svg:height="9.524cm" svg:x="1.059cm" svg:y="1.905cm" draw:page-number="30" presentation:class="page"/>
          <draw:frame draw:name="Google Shape;302;g60ae41ce65_1_20:notes" presentation:style-name="pr35" draw:text-style-name="P4" draw:layer="layout" svg:width="15.239cm" svg:height="11.429cm" svg:x="1.905cm" svg:y="12.065cm" presentation:class="notes" presentation:placeholder="true" presentation:user-transformed="true">
            <draw:text-box/>
          </draw:frame>
        </presentation:notes>
      </draw:page>
      <draw:page draw:name=" " draw:style-name="dp1" draw:master-page-name="TITLE_5f_AND_5f_BODY" presentation:presentation-page-layout-name="AL2T1">
        <draw:frame draw:name="Google Shape;310;p43" presentation:style-name="pr4" draw:text-style-name="P2" draw:layer="layout" svg:width="23.667cm" svg:height="2.308cm" svg:x="0.866cm" svg:y="0.878cm" presentation:class="title" presentation:user-transformed="true">
          <draw:text-box>
            <text:p text:style-name="P5"><text:span text:style-name="T13"><text:a xlink:href="https://www.gesetze-im-internet.de/ifsg/__9.html" xlink:type="simple">§9.2 Labormeldungen</text:a></text:span><text:span text:style-name="T1"><text:s/></text:span></text:p>
          </draw:text-box>
        </draw:frame>
        <draw:frame draw:name="Google Shape;311;p43" presentation:style-name="pr5" draw:text-style-name="P8" draw:layer="layout" svg:width="23.667cm" svg:height="9.316cm" svg:x="0.866cm" svg:y="3.403cm" presentation:class="outline" presentation:user-transformed="true">
          <draw:text-box>
            <text:p text:style-name="P15"><text:span text:style-name="T3">Die Informationen, die ein Labor oder Pathologe melden muss</text:span></text:p>
            <text:p text:style-name="P7"><text:span text:style-name="T12">e) weitere Kontaktdaten</text:span></text:p>
          </draw:text-box>
        </draw:frame>
        <presentation:notes draw:style-name="dp2">
          <draw:page-thumbnail draw:name="Google Shape;307;g60bc8777dc_0_6:notes" draw:style-name="gr1" draw:layer="layout" svg:width="16.932cm" svg:height="9.524cm" svg:x="1.059cm" svg:y="1.905cm" draw:page-number="31" presentation:class="page"/>
          <draw:frame draw:name="Google Shape;308;g60bc8777dc_0_6:notes" presentation:style-name="pr36" draw:text-style-name="P4" draw:layer="layout" svg:width="15.239cm" svg:height="11.429cm" svg:x="1.905cm" svg:y="12.065cm" presentation:class="notes" presentation:placeholder="true" presentation:user-transformed="true">
            <draw:text-box/>
          </draw:frame>
        </presentation:notes>
      </draw:page>
      <draw:page draw:name=" " draw:style-name="dp1" draw:master-page-name="TITLE_5f_AND_5f_BODY" presentation:presentation-page-layout-name="AL2T1">
        <draw:frame draw:name="Google Shape;316;p44" presentation:style-name="pr4" draw:text-style-name="P2" draw:layer="layout" svg:width="23.667cm" svg:height="2.308cm" svg:x="0.866cm" svg:y="0.878cm" presentation:class="title" presentation:user-transformed="true">
          <draw:text-box>
            <text:p text:style-name="P5"><text:span text:style-name="T13"><text:a xlink:href="https://www.gesetze-im-internet.de/ifsg/__9.html" xlink:type="simple">§9.3 Zeitfrist und Pflichten der Meldenden</text:a></text:span><text:span text:style-name="T1"><text:s/></text:span></text:p>
          </draw:text-box>
        </draw:frame>
        <draw:frame draw:name="Google Shape;317;p44" presentation:style-name="pr5" draw:text-style-name="P8" draw:layer="layout" svg:width="23.667cm" svg:height="9.316cm" svg:x="0.866cm" svg:y="3.403cm" presentation:class="outline" presentation:user-transformed="true">
          <draw:text-box>
            <text:list text:style-name="L5">
              <text:list-item>
                <text:p text:style-name="P6"><text:span text:style-name="T3">Meldung muss </text:span><text:span text:style-name="T12">unverzüglich</text:span><text:span text:style-name="T3"> erfolgen [...] spätestens nach 24 </text:span><text:span text:style-name="T3">Stunden </text:span></text:p>
              </text:list-item>
              <text:list-item>
                <text:p text:style-name="P6"><text:span text:style-name="T3">Das Gesundheitsamt ist befugt Auskunft zu verlangen.</text:span></text:p>
              </text:list-item>
              <text:list-item>
                <text:p text:style-name="P6"><text:span text:style-name="T3">Nachmeldung/Korrektur </text:span></text:p>
              </text:list-item>
              <text:list-item>
                <text:p text:style-name="P6"><text:span text:style-name="T3">Der Meldende wenn Verdachtsmeldung falsch.</text:span></text:p>
              </text:list-item>
            </text:list>
          </draw:text-box>
        </draw:frame>
        <presentation:notes draw:style-name="dp2">
          <draw:page-thumbnail draw:name="Google Shape;313;g60bc8777dc_0_12:notes" draw:style-name="gr1" draw:layer="layout" svg:width="16.932cm" svg:height="9.524cm" svg:x="1.059cm" svg:y="1.905cm" draw:page-number="32" presentation:class="page"/>
          <draw:frame draw:name="Google Shape;314;g60bc8777dc_0_12:notes" presentation:style-name="pr37" draw:text-style-name="P4" draw:layer="layout" svg:width="15.239cm" svg:height="11.429cm" svg:x="1.905cm" svg:y="12.065cm" presentation:class="notes" presentation:placeholder="true" presentation:user-transformed="true">
            <draw:text-box/>
          </draw:frame>
        </presentation:notes>
      </draw:page>
      <draw:page draw:name=" " draw:style-name="dp1" draw:master-page-name="TITLE_5f_AND_5f_BODY" presentation:presentation-page-layout-name="AL2T1">
        <draw:frame draw:name="Google Shape;322;p45" presentation:style-name="pr4" draw:text-style-name="P2" draw:layer="layout" svg:width="23.667cm" svg:height="2.308cm" svg:x="0.866cm" svg:y="0.878cm" presentation:class="title" presentation:user-transformed="true">
          <draw:text-box>
            <text:p text:style-name="P5"><text:span text:style-name="T13"><text:a xlink:href="https://www.gesetze-im-internet.de/ifsg/__9.html" xlink:type="simple">§9.4-5 Zuständigkeiten</text:a></text:span><text:span text:style-name="T1"><text:s/></text:span></text:p>
          </draw:text-box>
        </draw:frame>
        <draw:frame draw:name="Google Shape;323;p45" presentation:style-name="pr5" draw:text-style-name="P8" draw:layer="layout" svg:width="23.667cm" svg:height="9.316cm" svg:x="0.866cm" svg:y="3.403cm" presentation:class="outline" presentation:user-transformed="true">
          <draw:text-box>
            <text:p text:style-name="P15"><text:span text:style-name="T3">Arztmeldung</text:span></text:p>
            <text:list text:style-name="L2">
              <text:list-item>
                <text:p text:style-name="P16"><text:span text:style-name="T3">Wenn die betroffene Person betreut ist nach §23 oder §36, muss an </text:span><text:span text:style-name="T3">das dortige Gesundheitsamt gemeldet werden</text:span></text:p>
              </text:list-item>
              <text:list-item>
                <text:p text:style-name="P15"><text:span text:style-name="T3">Ansonsten an das Gesundheitsamt in dem die betroffene Person </text:span><text:span text:style-name="T3">sich aufhält</text:span></text:p>
              </text:list-item>
            </text:list>
            <text:p text:style-name="P16"><text:span text:style-name="T3">Labormeldung an das Gesundheitsamt in dessen Bezirk der Einsender </text:span><text:span text:style-name="T3">ist</text:span></text:p>
            <text:p text:style-name="P7"><text:span text:style-name="T3">Das Gesundheitsamt mit der Meldeadresse muss informiert werden</text:span></text:p>
          </draw:text-box>
        </draw:frame>
        <presentation:notes draw:style-name="dp2">
          <draw:page-thumbnail draw:name="Google Shape;319;g60bc8777dc_0_21:notes" draw:style-name="gr1" draw:layer="layout" svg:width="16.932cm" svg:height="9.524cm" svg:x="1.059cm" svg:y="1.905cm" draw:page-number="33" presentation:class="page"/>
          <draw:frame draw:name="Google Shape;320;g60bc8777dc_0_21:notes" presentation:style-name="pr38" draw:text-style-name="P4" draw:layer="layout" svg:width="15.239cm" svg:height="11.429cm" svg:x="1.905cm" svg:y="12.065cm" presentation:class="notes" presentation:placeholder="true" presentation:user-transformed="true">
            <draw:text-box/>
          </draw:frame>
        </presentation:notes>
      </draw:page>
      <draw:page draw:name="Zwischenspiel" draw:style-name="dp1" draw:master-page-name="TITLE_5f_AND_5f_BODY" presentation:presentation-page-layout-name="AL2T1">
        <draw:frame draw:name="Google Shape;328;p46" presentation:style-name="pr4" draw:text-style-name="P2" draw:layer="layout" svg:width="23.667cm" svg:height="2.308cm" svg:x="0.866cm" svg:y="0.878cm" presentation:class="title" presentation:user-transformed="true">
          <draw:text-box>
            <text:p text:style-name="P5"><text:span text:style-name="T1">Zwischenspiel</text:span></text:p>
          </draw:text-box>
        </draw:frame>
        <draw:frame draw:name="Google Shape;329;p46" presentation:style-name="pr5" draw:text-style-name="P8" draw:layer="layout" svg:width="23.667cm" svg:height="9.316cm" svg:x="0.866cm" svg:y="3.403cm" presentation:class="outline" presentation:user-transformed="true">
          <draw:text-box>
            <text:p text:style-name="P18"><text:span text:style-name="T3">Welche Gruppe schafft den kompliziertesten Zuständigkeits-Fall?</text:span></text:p>
          </draw:text-box>
        </draw:frame>
        <presentation:notes draw:style-name="dp2">
          <draw:page-thumbnail draw:name="Google Shape;325;g60bc8777dc_0_52:notes" draw:style-name="gr1" draw:layer="layout" svg:width="16.932cm" svg:height="9.524cm" svg:x="1.059cm" svg:y="1.905cm" draw:page-number="34" presentation:class="page"/>
          <draw:frame draw:name="Google Shape;326;g60bc8777dc_0_52:notes" presentation:style-name="pr39" draw:text-style-name="P4" draw:layer="layout" svg:width="15.239cm" svg:height="11.429cm" svg:x="1.905cm" svg:y="12.065cm" presentation:class="notes" presentation:placeholder="true" presentation:user-transformed="true">
            <draw:text-box/>
          </draw:frame>
        </presentation:notes>
      </draw:page>
      <draw:page draw:name=" " draw:style-name="dp1" draw:master-page-name="TITLE_5f_AND_5f_BODY" presentation:presentation-page-layout-name="AL2T1">
        <draw:frame draw:name="Google Shape;334;p47" presentation:style-name="pr4" draw:text-style-name="P2" draw:layer="layout" svg:width="23.667cm" svg:height="2.308cm" svg:x="0.866cm" svg:y="0.878cm" presentation:class="title" presentation:user-transformed="true">
          <draw:text-box>
            <text:p text:style-name="P5"><text:span text:style-name="T13"><text:a xlink:href="https://www.gesetze-im-internet.de/ifsg/__10.html" xlink:type="simple">§10.1 Nicht namentliche nosokomiale Meldung</text:a></text:span><text:span text:style-name="T1"><text:s/></text:span></text:p>
          </draw:text-box>
        </draw:frame>
        <draw:frame draw:name="Google Shape;335;p47" presentation:style-name="pr5" draw:text-style-name="P8" draw:layer="layout" svg:width="23.667cm" svg:height="9.316cm" svg:x="0.866cm" svg:y="3.403cm" presentation:class="outline" presentation:user-transformed="true">
          <draw:text-box>
            <text:list text:style-name="L5">
              <text:list-item>
                <text:p text:style-name="P6"><text:span text:style-name="T3">Angaben für die Meldung</text:span></text:p>
              </text:list-item>
              <text:list-item>
                <text:p text:style-name="P6"><text:span text:style-name="T3">Unverzüglich spätestens nach 24h</text:span></text:p>
              </text:list-item>
              <text:list-item>
                <text:p text:style-name="P6"><text:span text:style-name="T3">wahrscheinliche Infektionsquelle, einschließlich der zugrunde </text:span><text:span text:style-name="T3">liegenden Tatsachen</text:span></text:p>
              </text:list-item>
            </text:list>
          </draw:text-box>
        </draw:frame>
        <presentation:notes draw:style-name="dp2">
          <draw:page-thumbnail draw:name="Google Shape;331;g60bc8777dc_0_26:notes" draw:style-name="gr1" draw:layer="layout" svg:width="16.932cm" svg:height="9.524cm" svg:x="1.059cm" svg:y="1.905cm" draw:page-number="35" presentation:class="page"/>
          <draw:frame draw:name="Google Shape;332;g60bc8777dc_0_26:notes" presentation:style-name="pr40" draw:text-style-name="P4" draw:layer="layout" svg:width="15.239cm" svg:height="11.429cm" svg:x="1.905cm" svg:y="12.065cm" presentation:class="notes" presentation:placeholder="true" presentation:user-transformed="true">
            <draw:text-box/>
          </draw:frame>
        </presentation:notes>
      </draw:page>
      <draw:page draw:name=" " draw:style-name="dp1" draw:master-page-name="TITLE_5f_AND_5f_BODY" presentation:presentation-page-layout-name="AL2T1">
        <draw:frame draw:name="Google Shape;340;p48" presentation:style-name="pr4" draw:text-style-name="P2" draw:layer="layout" svg:width="23.667cm" svg:height="2.308cm" svg:x="0.866cm" svg:y="0.878cm" presentation:class="title" presentation:user-transformed="true">
          <draw:text-box>
            <text:p text:style-name="P5"><text:span text:style-name="T13"><text:a xlink:href="https://www.gesetze-im-internet.de/ifsg/__10.html" xlink:type="simple">§10.2-3 Nicht namentliche Labormeldung </text:a></text:span><text:span text:style-name="T1"><text:s/></text:span></text:p>
          </draw:text-box>
        </draw:frame>
        <draw:frame draw:name="Google Shape;341;p48" presentation:style-name="pr5" draw:text-style-name="P8" draw:layer="layout" svg:width="23.667cm" svg:height="9.316cm" svg:x="0.866cm" svg:y="3.403cm" presentation:class="outline" presentation:user-transformed="true">
          <draw:text-box>
            <text:list text:style-name="L5">
              <text:list-item>
                <text:p text:style-name="P6"><text:span text:style-name="T3">Angaben für die Meldung</text:span></text:p>
              </text:list-item>
              <text:list-item>
                <text:p text:style-name="P6"><text:span text:style-name="T3">Meldung innerhalb von 2 Wochen</text:span></text:p>
              </text:list-item>
            </text:list>
          </draw:text-box>
        </draw:frame>
        <presentation:notes draw:style-name="dp2">
          <draw:page-thumbnail draw:name="Google Shape;337;g60bc8777dc_0_32:notes" draw:style-name="gr1" draw:layer="layout" svg:width="16.932cm" svg:height="9.524cm" svg:x="1.059cm" svg:y="1.905cm" draw:page-number="36" presentation:class="page"/>
          <draw:frame draw:name="Google Shape;338;g60bc8777dc_0_32:notes" presentation:style-name="pr41" draw:text-style-name="P4" draw:layer="layout" svg:width="15.239cm" svg:height="11.429cm" svg:x="1.905cm" svg:y="12.065cm" presentation:class="notes" presentation:placeholder="true" presentation:user-transformed="true">
            <draw:text-box/>
          </draw:frame>
        </presentation:notes>
      </draw:page>
      <draw:page draw:name=" " draw:style-name="dp1" draw:master-page-name="TITLE_5f_AND_5f_BODY" presentation:presentation-page-layout-name="AL2T1">
        <draw:frame draw:name="Google Shape;346;p49" presentation:style-name="pr4" draw:text-style-name="P2" draw:layer="layout" svg:width="23.667cm" svg:height="2.308cm" svg:x="0.866cm" svg:y="0.878cm" presentation:class="title" presentation:user-transformed="true">
          <draw:text-box>
            <text:p text:style-name="P5"><text:span text:style-name="T13"><text:a xlink:href="https://www.gesetze-im-internet.de/ifsg/__10.html" xlink:type="simple">§11.1 Übermittlung </text:a></text:span><text:span text:style-name="T1"><text:s/></text:span></text:p>
          </draw:text-box>
        </draw:frame>
        <draw:frame draw:name="Google Shape;347;p49" presentation:style-name="pr5" draw:text-style-name="P8" draw:layer="layout" svg:width="23.667cm" svg:height="9.316cm" svg:x="0.866cm" svg:y="3.403cm" presentation:class="outline" presentation:user-transformed="true">
          <draw:text-box>
            <text:list text:style-name="L5">
              <text:list-item>
                <text:p text:style-name="P6"><text:span text:style-name="T3">Bis spätestens am folgenden Arbeitstag</text:span></text:p>
              </text:list-item>
              <text:list-item>
                <text:p text:style-name="P6"><text:span text:style-name="T3">Reduzierte Informationen</text:span></text:p>
              </text:list-item>
            </text:list>
          </draw:text-box>
        </draw:frame>
        <presentation:notes draw:style-name="dp2">
          <draw:page-thumbnail draw:name="Google Shape;343;g60bc8777dc_0_37:notes" draw:style-name="gr1" draw:layer="layout" svg:width="16.932cm" svg:height="9.524cm" svg:x="1.059cm" svg:y="1.905cm" draw:page-number="37" presentation:class="page"/>
          <draw:frame draw:name="Google Shape;344;g60bc8777dc_0_37:notes" presentation:style-name="pr42" draw:text-style-name="P4" draw:layer="layout" svg:width="15.239cm" svg:height="11.429cm" svg:x="1.905cm" svg:y="12.065cm" presentation:class="notes" presentation:placeholder="true" presentation:user-transformed="true">
            <draw:text-box/>
          </draw:frame>
        </presentation:notes>
      </draw:page>
      <draw:page draw:name="Meldung vs. Übermittlung  " draw:style-name="dp1" draw:master-page-name="TITLE_5f_AND_5f_BODY" presentation:presentation-page-layout-name="AL2T1">
        <draw:frame draw:name="Google Shape;352;p50" presentation:style-name="pr4" draw:text-style-name="P2" draw:layer="layout" svg:width="23.667cm" svg:height="2.308cm" svg:x="0.866cm" svg:y="0.878cm" presentation:class="title" presentation:user-transformed="true">
          <draw:text-box>
            <text:p text:style-name="P5"><text:span text:style-name="T1">Meldung vs. Übermittlung <text:s/></text:span></text:p>
          </draw:text-box>
        </draw:frame>
        <draw:frame draw:name="Google Shape;353;p50" presentation:style-name="pr5" draw:text-style-name="P8" draw:layer="layout" svg:width="23.667cm" svg:height="9.316cm" svg:x="0.866cm" svg:y="3.403cm" presentation:class="outline" presentation:user-transformed="true">
          <draw:text-box>
            <text:list text:style-name="L5">
              <text:list-item>
                <text:p text:style-name="P6"><text:span text:style-name="T12">Meldung</text:span><text:span text:style-name="T3">: vom Meldepflichtigen an das Gesundheitsamt</text:span></text:p>
              </text:list-item>
              <text:list-item>
                <text:p text:style-name="P6"><text:span text:style-name="T12">Übermittlung</text:span><text:span text:style-name="T3">: vom Gesundheitsamt an ein anderes Amt</text:span></text:p>
              </text:list-item>
            </text:list>
          </draw:text-box>
        </draw:frame>
        <presentation:notes draw:style-name="dp2">
          <draw:page-thumbnail draw:name="Google Shape;349;g603677c5b5_0_72:notes" draw:style-name="gr1" draw:layer="layout" svg:width="16.932cm" svg:height="9.524cm" svg:x="1.059cm" svg:y="1.905cm" draw:page-number="38" presentation:class="page"/>
          <draw:frame draw:name="Google Shape;350;g603677c5b5_0_72:notes" presentation:style-name="pr43" draw:text-style-name="P4" draw:layer="layout" svg:width="15.239cm" svg:height="11.429cm" svg:x="1.905cm" svg:y="12.065cm" presentation:class="notes" presentation:placeholder="true" presentation:user-transformed="true">
            <draw:text-box/>
          </draw:frame>
        </presentation:notes>
      </draw:page>
      <draw:page draw:name=" " draw:style-name="dp1" draw:master-page-name="TITLE_5f_AND_5f_BODY" presentation:presentation-page-layout-name="AL2T1">
        <draw:frame draw:name="Google Shape;358;p51" presentation:style-name="pr4" draw:text-style-name="P2" draw:layer="layout" svg:width="23.667cm" svg:height="2.308cm" svg:x="0.866cm" svg:y="0.878cm" presentation:class="title" presentation:user-transformed="true">
          <draw:text-box>
            <text:p text:style-name="P5"><text:span text:style-name="T13"><text:a xlink:href="https://www.gesetze-im-internet.de/ifsg/__10.html" xlink:type="simple">§11.2 Falldefinitionen </text:a></text:span><text:span text:style-name="T1"><text:s/></text:span></text:p>
          </draw:text-box>
        </draw:frame>
        <draw:frame draw:name="Google Shape;359;p51" presentation:style-name="pr5" draw:text-style-name="P8" draw:layer="layout" svg:width="23.667cm" svg:height="9.316cm" svg:x="0.866cm" svg:y="3.403cm" presentation:class="outline" presentation:user-transformed="true">
          <draw:text-box>
            <text:list text:style-name="L5">
              <text:list-item>
                <text:p text:style-name="P6"><text:span text:style-name="T3">Siehe Extra Folien</text:span></text:p>
              </text:list-item>
            </text:list>
          </draw:text-box>
        </draw:frame>
        <presentation:notes draw:style-name="dp2">
          <draw:page-thumbnail draw:name="Google Shape;355;g60bc8777dc_0_42:notes" draw:style-name="gr1" draw:layer="layout" svg:width="16.932cm" svg:height="9.524cm" svg:x="1.059cm" svg:y="1.905cm" draw:page-number="39" presentation:class="page"/>
          <draw:frame draw:name="Google Shape;356;g60bc8777dc_0_42:notes" presentation:style-name="pr44" draw:text-style-name="P4" draw:layer="layout" svg:width="15.239cm" svg:height="11.429cm" svg:x="1.905cm" svg:y="12.065cm" presentation:class="notes" presentation:placeholder="true" presentation:user-transformed="true">
            <draw:text-box/>
          </draw:frame>
        </presentation:notes>
      </draw:page>
      <draw:page draw:name=" " draw:style-name="dp1" draw:master-page-name="TITLE_5f_AND_5f_BODY" presentation:presentation-page-layout-name="AL2T1">
        <draw:frame draw:name="Google Shape;364;p52" presentation:style-name="pr4" draw:text-style-name="P2" draw:layer="layout" svg:width="23.667cm" svg:height="2.308cm" svg:x="0.866cm" svg:y="0.878cm" presentation:class="title" presentation:user-transformed="true">
          <draw:text-box>
            <text:p text:style-name="P5"><text:span text:style-name="T13"><text:a xlink:href="https://www.gesetze-im-internet.de/ifsg/__10.html" xlink:type="simple">§11.3 Zuständiges Amt für Übermittlungen </text:a></text:span><text:span text:style-name="T1"><text:s/></text:span></text:p>
          </draw:text-box>
        </draw:frame>
        <draw:frame draw:name="Google Shape;365;p52" presentation:style-name="pr5" draw:text-style-name="P8" draw:layer="layout" svg:width="23.667cm" svg:height="9.316cm" svg:x="0.866cm" svg:y="3.403cm" presentation:class="outline" presentation:user-transformed="true">
          <draw:text-box>
            <text:list text:style-name="L2">
              <text:list-item>
                <text:p text:style-name="P6"><text:span text:style-name="T3">Meldeadresse-Gesundheitsamt</text:span></text:p>
              </text:list-item>
              <text:list-item>
                <text:p text:style-name="P6"><text:span text:style-name="T3">Gewöhnlicher Aufenthaltsort </text:span></text:p>
              </text:list-item>
              <text:list-item>
                <text:p text:style-name="P6"><text:span text:style-name="T3">Zuerst verarbeitendes Gesundheitsamt</text:span></text:p>
              </text:list-item>
              <text:list-item>
                <text:p text:style-name="P6"><text:span text:style-name="T3">Abgabe ist möglich</text:span></text:p>
              </text:list-item>
            </text:list>
          </draw:text-box>
        </draw:frame>
        <presentation:notes draw:style-name="dp2">
          <draw:page-thumbnail draw:name="Google Shape;361;g60bc8777dc_0_47:notes" draw:style-name="gr1" draw:layer="layout" svg:width="16.932cm" svg:height="9.524cm" svg:x="1.059cm" svg:y="1.905cm" draw:page-number="40" presentation:class="page"/>
          <draw:frame draw:name="Google Shape;362;g60bc8777dc_0_47:notes" presentation:style-name="pr45" draw:text-style-name="P4" draw:layer="layout" svg:width="15.239cm" svg:height="11.429cm" svg:x="1.905cm" svg:y="12.065cm" presentation:class="notes" presentation:placeholder="true" presentation:user-transformed="true">
            <draw:text-box/>
          </draw:frame>
        </presentation:notes>
      </draw:page>
      <draw:page draw:name="page41" draw:style-name="dp1" draw:master-page-name="TITLE_5f_AND_5f_BODY" presentation:presentation-page-layout-name="AL2T1">
        <draw:frame draw:name="Google Shape;370;p53" presentation:style-name="pr4" draw:text-style-name="P2" draw:layer="layout" svg:width="23.667cm" svg:height="2.308cm" svg:x="0.866cm" svg:y="0.878cm" presentation:class="title" presentation:user-transformed="true">
          <draw:text-box>
            <text:p text:style-name="P5"><text:span text:style-name="T13"><text:a xlink:href="https://www.gesetze-im-internet.de/ifsg/__10.html" xlink:type="simple">§11.4. Impfnebenwirkunsmeldung</text:a></text:span></text:p>
          </draw:text-box>
        </draw:frame>
        <draw:frame draw:name="Google Shape;371;p53" presentation:style-name="pr5" draw:text-style-name="P8" draw:layer="layout" svg:width="23.667cm" svg:height="9.316cm" svg:x="0.866cm" svg:y="3.403cm" presentation:class="outline" presentation:user-transformed="true">
          <draw:text-box>
            <text:list text:style-name="L2">
              <text:list-item>
                <text:p text:style-name="P6"><text:span text:style-name="T3">Vom Gesundheitsamt an die Landesstelle</text:span></text:p>
              </text:list-item>
              <text:list-item>
                <text:p text:style-name="P6"><text:span text:style-name="T3">Von der Landesstelle an das PEI</text:span></text:p>
              </text:list-item>
            </text:list>
          </draw:text-box>
        </draw:frame>
        <presentation:notes draw:style-name="dp2">
          <draw:page-thumbnail draw:name="Google Shape;367;g60bc8777dc_0_62:notes" draw:style-name="gr1" draw:layer="layout" svg:width="16.932cm" svg:height="9.524cm" svg:x="1.059cm" svg:y="1.905cm" draw:page-number="41" presentation:class="page"/>
          <draw:frame draw:name="Google Shape;368;g60bc8777dc_0_62:notes" presentation:style-name="pr46" draw:text-style-name="P4" draw:layer="layout" svg:width="15.239cm" svg:height="11.429cm" svg:x="1.905cm" svg:y="12.065cm" presentation:class="notes" presentation:placeholder="true" presentation:user-transformed="true">
            <draw:text-box/>
          </draw:frame>
        </presentation:notes>
      </draw:page>
      <draw:page draw:name="Falldefinitionen" draw:style-name="dp1" draw:master-page-name="SECTION_5f_HEADER">
        <draw:frame draw:name="Google Shape;376;p54" presentation:style-name="pr7" draw:text-style-name="P2" draw:layer="layout" svg:width="21.101cm" svg:height="4.251cm" svg:x="2.149cm" svg:y="5.018cm" presentation:class="title" presentation:user-transformed="true">
          <draw:text-box>
            <text:p text:style-name="P1"><text:span text:style-name="T1">Falldefinitionen</text:span></text:p>
          </draw:text-box>
        </draw:frame>
        <presentation:notes draw:style-name="dp2">
          <draw:page-thumbnail draw:name="Google Shape;373;g477453a5e3_0_26:notes" draw:style-name="gr1" draw:layer="layout" svg:width="16.932cm" svg:height="9.524cm" svg:x="1.059cm" svg:y="1.905cm" draw:page-number="42" presentation:class="page"/>
          <draw:frame draw:name="Google Shape;374;g477453a5e3_0_26:notes" presentation:style-name="pr47" draw:text-style-name="P4" draw:layer="layout" svg:width="15.239cm" svg:height="11.429cm" svg:x="1.905cm" svg:y="12.065cm" presentation:class="notes" presentation:placeholder="true" presentation:user-transformed="true">
            <draw:text-box/>
          </draw:frame>
        </presentation:notes>
      </draw:page>
      <draw:page draw:name="Zwischenspiel" draw:style-name="dp1" draw:master-page-name="TITLE_5f_AND_5f_BODY" presentation:presentation-page-layout-name="AL2T1">
        <draw:frame draw:name="Google Shape;381;p55" presentation:style-name="pr4" draw:text-style-name="P2" draw:layer="layout" svg:width="23.667cm" svg:height="2.308cm" svg:x="0.866cm" svg:y="0.878cm" presentation:class="title" presentation:user-transformed="true">
          <draw:text-box>
            <text:p text:style-name="P5"><text:span text:style-name="T1">Zwischenspiel</text:span></text:p>
          </draw:text-box>
        </draw:frame>
        <draw:frame draw:name="Google Shape;382;p55" presentation:style-name="pr5" draw:text-style-name="P8" draw:layer="layout" svg:width="23.667cm" svg:height="9.316cm" svg:x="0.866cm" svg:y="3.403cm" presentation:class="outline" presentation:user-transformed="true">
          <draw:text-box>
            <text:p text:style-name="P15"><text:span text:style-name="T3">Es gibt einen EHEC-Ausbruch in einer Kita. Folgende Meldungen sind </text:span><text:span text:style-name="T3">eingegangen: </text:span></text:p>
            <text:list text:style-name="L5">
              <text:list-item>
                <text:p text:style-name="P16"><text:span text:style-name="T3">Drei Kinder mit Nachweis von Shigatoxin im Stuhl (eins davon nicht </text:span><text:span text:style-name="T3">krank)</text:span></text:p>
              </text:list-item>
              <text:list-item>
                <text:p text:style-name="P15"><text:span text:style-name="T3">Ein Kind mit blutigem Durchfall</text:span></text:p>
              </text:list-item>
              <text:list-item>
                <text:p text:style-name="P15"><text:span text:style-name="T3">Drei Kinder mit Bauchschmerzen</text:span></text:p>
              </text:list-item>
              <text:list-item>
                <text:p text:style-name="P15"><text:span text:style-name="T3">Zwei Kinder, die sich krank gemeldet haben</text:span></text:p>
              </text:list-item>
              <text:list-item>
                <text:p text:style-name="P15"><text:span text:style-name="T3">Ein Kind, dass Bauchschmerzen und blutigen Durchfall hat, aber in </text:span><text:span text:style-name="T3">den letzten zwei Wochen nicht in der Kita war </text:span></text:p>
              </text:list-item>
            </text:list>
            <text:p text:style-name="P16"><text:span text:style-name="T12">Wie viele Fälle gibt es?</text:span></text:p>
            <text:p text:style-name="P17"><text:span text:style-name="T3"/></text:p>
          </draw:text-box>
        </draw:frame>
        <presentation:notes draw:style-name="dp2">
          <draw:page-thumbnail draw:name="Google Shape;378;g477453a5e3_0_30:notes" draw:style-name="gr1" draw:layer="layout" svg:width="16.932cm" svg:height="9.524cm" svg:x="1.059cm" svg:y="1.905cm" draw:page-number="43" presentation:class="page"/>
          <draw:frame draw:name="Google Shape;379;g477453a5e3_0_30:notes" presentation:style-name="pr48" draw:text-style-name="P4" draw:layer="layout" svg:width="15.239cm" svg:height="11.429cm" svg:x="1.905cm" svg:y="12.065cm" presentation:class="notes" presentation:placeholder="true" presentation:user-transformed="true">
            <draw:text-box/>
          </draw:frame>
        </presentation:notes>
      </draw:page>
      <draw:page draw:name="Falldefinitionen" draw:style-name="dp1" draw:master-page-name="TITLE_5f_AND_5f_BODY" presentation:presentation-page-layout-name="AL2T1">
        <draw:frame draw:name="Google Shape;387;p56" presentation:style-name="pr4" draw:text-style-name="P2" draw:layer="layout" svg:width="23.667cm" svg:height="2.308cm" svg:x="0.866cm" svg:y="0.878cm" presentation:class="title" presentation:user-transformed="true">
          <draw:text-box>
            <text:p text:style-name="P5"><text:span text:style-name="T1">Falldefinitionen</text:span></text:p>
          </draw:text-box>
        </draw:frame>
        <draw:frame draw:name="Google Shape;388;p56" presentation:style-name="pr5" draw:text-style-name="P8" draw:layer="layout" svg:width="23.667cm" svg:height="9.316cm" svg:x="0.866cm" svg:y="3.403cm" presentation:class="outline" presentation:user-transformed="true">
          <draw:text-box>
            <text:list text:style-name="L5">
              <text:list-item>
                <text:p text:style-name="P6"><text:span text:style-name="T3">Bei jedem Fall </text:span><text:span text:style-name="T12">muss</text:span><text:span text:style-name="T3"> das Gesundheitsamt entscheiden, ob es ein </text:span><text:span text:style-name="T3">Fall ist oder nicht. </text:span></text:p>
              </text:list-item>
              <text:list-item>
                <text:p text:style-name="P6"><text:span text:style-name="T3">Für das Meldewesen gibt es eindeutige Richtlinien für diese </text:span><text:span text:style-name="T3">Entscheidungen. </text:span></text:p>
              </text:list-item>
              <text:list-item>
                <text:p text:style-name="P6"><text:span text:style-name="T3">Die Richtlinien werden werden vom RKI vorgegeben und heißen </text:span><text:span text:style-name="T9"><text:a xlink:href="https://www.rki.de/DE/Content/Infekt/IfSG/Falldefinition/Downloads/Falldefinitionen_des_RKI_2019.pdf?__blob=publicationFile" xlink:type="simple">Falldefinitionen des RKI</text:a></text:span></text:p>
              </text:list-item>
              <text:list-item>
                <text:p text:style-name="P6"><text:span text:style-name="T3">Das RKI hat den gesetzlichen Auftrag Falldefinitionen zu erstellen § </text:span><text:span text:style-name="T3">11 Absatz 2</text:span></text:p>
              </text:list-item>
              <text:list-item>
                <text:p text:style-name="P6"><text:span text:style-name="T3">Die Melde-Software ermittelt die Erfüllung der Falldefinition </text:span><text:span text:style-name="T3">automatisch</text:span></text:p>
              </text:list-item>
            </text:list>
          </draw:text-box>
        </draw:frame>
        <presentation:notes draw:style-name="dp2">
          <draw:page-thumbnail draw:name="Google Shape;384;g477453a5e3_0_35:notes" draw:style-name="gr1" draw:layer="layout" svg:width="16.932cm" svg:height="9.524cm" svg:x="1.059cm" svg:y="1.905cm" draw:page-number="44" presentation:class="page"/>
          <draw:frame draw:name="Google Shape;385;g477453a5e3_0_35:notes" presentation:style-name="pr49" draw:text-style-name="P4" draw:layer="layout" svg:width="15.239cm" svg:height="11.429cm" svg:x="1.905cm" svg:y="12.065cm" presentation:class="notes" presentation:placeholder="true" presentation:user-transformed="true">
            <draw:text-box/>
          </draw:frame>
        </presentation:notes>
      </draw:page>
      <draw:page draw:name="Sensitivität und Spezifität" draw:style-name="dp1" draw:master-page-name="TITLE_5f_AND_5f_BODY" presentation:presentation-page-layout-name="AL2T1">
        <draw:frame draw:name="Google Shape;393;p57" presentation:style-name="pr4" draw:text-style-name="P2" draw:layer="layout" svg:width="23.667cm" svg:height="2.308cm" svg:x="0.866cm" svg:y="0.878cm" presentation:class="title" presentation:user-transformed="true">
          <draw:text-box>
            <text:p text:style-name="P5"><text:span text:style-name="T1">Sensitivität und Spezifität</text:span></text:p>
          </draw:text-box>
        </draw:frame>
        <draw:frame draw:name="Google Shape;394;p57" presentation:style-name="pr5" draw:text-style-name="P8" draw:layer="layout" svg:width="23.667cm" svg:height="9.316cm" svg:x="0.866cm" svg:y="3.403cm" presentation:class="outline" presentation:user-transformed="true">
          <draw:text-box>
            <text:list text:style-name="L5">
              <text:list-item>
                <text:p text:style-name="P6"><text:span text:style-name="T3">Sensitivität: Anteil der richtig erkannten Fälle (Richtig-Positiv)</text:span></text:p>
              </text:list-item>
              <text:list-item>
                <text:p text:style-name="P6"><text:span text:style-name="T3">Spezifität: Anteil an richtig erkannten Nicht-Fälle (Richtig-Negativ)</text:span></text:p>
              </text:list-item>
            </text:list>
            <text:p text:style-name="P16"><text:span text:style-name="T3">Beispiel HIV-Test</text:span></text:p>
            <text:list text:style-name="L2">
              <text:list-item>
                <text:p text:style-name="P16"><text:span text:style-name="T3">Sensitiver Test: findet alle Erkrankten (aber auch viele nicht </text:span><text:span text:style-name="T3">Erkrankte)</text:span></text:p>
              </text:list-item>
              <text:list-item>
                <text:p text:style-name="P15"><text:span text:style-name="T3">Spezifischer Test: schmeißt alle nicht Erkrankten raus</text:span></text:p>
              </text:list-item>
            </text:list>
          </draw:text-box>
        </draw:frame>
        <presentation:notes draw:style-name="dp2">
          <draw:page-thumbnail draw:name="Google Shape;390;g603677c5b5_0_0:notes" draw:style-name="gr1" draw:layer="layout" svg:width="16.932cm" svg:height="9.524cm" svg:x="1.059cm" svg:y="1.905cm" draw:page-number="45" presentation:class="page"/>
          <draw:frame draw:name="Google Shape;391;g603677c5b5_0_0:notes" presentation:style-name="pr50" draw:text-style-name="P4" draw:layer="layout" svg:width="15.239cm" svg:height="11.429cm" svg:x="1.905cm" svg:y="12.065cm" presentation:class="notes" presentation:placeholder="true" presentation:user-transformed="true">
            <draw:text-box/>
          </draw:frame>
        </presentation:notes>
      </draw:page>
      <draw:page draw:name="Drei Evidenztypen" draw:style-name="dp1" draw:master-page-name="TITLE_5f_AND_5f_BODY" presentation:presentation-page-layout-name="AL2T1">
        <draw:frame draw:name="Google Shape;399;p58" presentation:style-name="pr4" draw:text-style-name="P2" draw:layer="layout" svg:width="23.667cm" svg:height="2.308cm" svg:x="0.866cm" svg:y="0.878cm" presentation:class="title" presentation:user-transformed="true">
          <draw:text-box>
            <text:p text:style-name="P5"><text:span text:style-name="T1">Drei Evidenztypen</text:span></text:p>
          </draw:text-box>
        </draw:frame>
        <draw:frame draw:name="Google Shape;400;p58" presentation:style-name="pr5" draw:text-style-name="P8" draw:layer="layout" svg:width="23.667cm" svg:height="9.316cm" svg:x="0.866cm" svg:y="3.403cm" presentation:class="outline" presentation:user-transformed="true">
          <draw:text-box>
            <text:p text:style-name="P15"><text:span text:style-name="T3">Klinisches Bild</text:span></text:p>
            <text:p text:style-name="P16"><text:span text:style-name="T3">Labordiagnostischer Nachweis</text:span></text:p>
            <text:p text:style-name="P7"><text:span text:style-name="T3">Epidemiologische Bestätigung</text:span></text:p>
          </draw:text-box>
        </draw:frame>
        <presentation:notes draw:style-name="dp2">
          <draw:page-thumbnail draw:name="Google Shape;396;g477453a5e3_0_40:notes" draw:style-name="gr1" draw:layer="layout" svg:width="16.932cm" svg:height="9.524cm" svg:x="1.059cm" svg:y="1.905cm" draw:page-number="46" presentation:class="page"/>
          <draw:frame draw:name="Google Shape;397;g477453a5e3_0_40:notes" presentation:style-name="pr51" draw:text-style-name="P4" draw:layer="layout" svg:width="15.239cm" svg:height="11.429cm" svg:x="1.905cm" svg:y="12.065cm" presentation:class="notes" presentation:placeholder="true" presentation:user-transformed="true">
            <draw:text-box/>
          </draw:frame>
        </presentation:notes>
      </draw:page>
      <draw:page draw:name="Falldefinitionskategorien" draw:style-name="dp1" draw:master-page-name="TITLE_5f_AND_5f_BODY" presentation:presentation-page-layout-name="AL2T1">
        <draw:frame draw:name="Google Shape;405;p59" presentation:style-name="pr4" draw:text-style-name="P2" draw:layer="layout" svg:width="23.667cm" svg:height="2.308cm" svg:x="0.866cm" svg:y="0.878cm" presentation:class="title" presentation:user-transformed="true">
          <draw:text-box>
            <text:p text:style-name="P5"><text:span text:style-name="T1">Falldefinitionskategorien</text:span></text:p>
          </draw:text-box>
        </draw:frame>
        <draw:frame draw:name="Google Shape;406;p59" presentation:style-name="pr5" draw:text-style-name="P8" draw:layer="layout" svg:width="23.667cm" svg:height="9.316cm" svg:x="0.866cm" svg:y="3.403cm" presentation:class="outline" presentation:user-transformed="true">
          <draw:text-box>
            <text:list text:style-name="L7">
              <text:list-item>
                <text:p text:style-name="P6"><text:span text:style-name="T3">Klinisch diagnostizierte Erkrankung</text:span></text:p>
              </text:list-item>
              <text:list-item>
                <text:p text:style-name="P6"><text:span text:style-name="T3">Klinisch-epidemiologisch bestätigte Erkrankung</text:span></text:p>
              </text:list-item>
              <text:list-item>
                <text:p text:style-name="P6"><text:span text:style-name="T3">Klinisch-labordiagnostisch bestätigte Erkrankung</text:span></text:p>
              </text:list-item>
              <text:list-item>
                <text:p text:style-name="P6"><text:span text:style-name="T3">Labordiagnostisch nachgewiesene bei nicht erfülltem klinischen Bild</text:span></text:p>
              </text:list-item>
              <text:list-item>
                <text:p text:style-name="P6"><text:span text:style-name="T3">Labordiagnostisch nachgewiesene bei unbekanntem klinischen Bild</text:span></text:p>
              </text:list-item>
            </text:list>
          </draw:text-box>
        </draw:frame>
        <presentation:notes draw:style-name="dp2">
          <draw:page-thumbnail draw:name="Google Shape;402;g603677c5b5_0_5:notes" draw:style-name="gr1" draw:layer="layout" svg:width="16.932cm" svg:height="9.524cm" svg:x="1.059cm" svg:y="1.905cm" draw:page-number="47" presentation:class="page"/>
          <draw:frame draw:name="Google Shape;403;g603677c5b5_0_5:notes" presentation:style-name="pr52" draw:text-style-name="P4" draw:layer="layout" svg:width="15.239cm" svg:height="11.429cm" svg:x="1.905cm" svg:y="12.065cm" presentation:class="notes" presentation:placeholder="true" presentation:user-transformed="true">
            <draw:text-box/>
          </draw:frame>
        </presentation:notes>
      </draw:page>
      <draw:page draw:name="Referenzdefinitionen des RKI" draw:style-name="dp1" draw:master-page-name="TITLE_5f_AND_5f_BODY" presentation:presentation-page-layout-name="AL2T1">
        <draw:frame draw:name="Google Shape;411;p60" presentation:style-name="pr4" draw:text-style-name="P2" draw:layer="layout" svg:width="23.667cm" svg:height="2.308cm" svg:x="0.866cm" svg:y="0.878cm" presentation:class="title" presentation:user-transformed="true">
          <draw:text-box>
            <text:p text:style-name="P5"><text:span text:style-name="T1">Referenzdefinitionen des RKI</text:span></text:p>
          </draw:text-box>
        </draw:frame>
        <draw:frame draw:name="Google Shape;412;p60" presentation:style-name="pr5" draw:text-style-name="P8" draw:layer="layout" svg:width="23.667cm" svg:height="9.316cm" svg:x="0.866cm" svg:y="3.403cm" presentation:class="outline" presentation:user-transformed="true">
          <draw:text-box>
            <text:p text:style-name="P18"><text:span text:style-name="T3">Legt fest welche Fälle publiziert werden</text:span></text:p>
          </draw:text-box>
        </draw:frame>
        <presentation:notes draw:style-name="dp2">
          <draw:page-thumbnail draw:name="Google Shape;408;g477453a5e3_0_45:notes" draw:style-name="gr1" draw:layer="layout" svg:width="16.932cm" svg:height="9.524cm" svg:x="1.059cm" svg:y="1.905cm" draw:page-number="48" presentation:class="page"/>
          <draw:frame draw:name="Google Shape;409;g477453a5e3_0_45:notes" presentation:style-name="pr53" draw:text-style-name="P4" draw:layer="layout" svg:width="15.239cm" svg:height="11.429cm" svg:x="1.905cm" svg:y="12.065cm" presentation:class="notes" presentation:placeholder="true" presentation:user-transformed="true">
            <draw:text-box/>
          </draw:frame>
        </presentation:notes>
      </draw:page>
      <draw:page draw:name="Atlas for infectious diseases" draw:style-name="dp1" draw:master-page-name="TITLE_5f_AND_5f_BODY" presentation:presentation-page-layout-name="AL2T1">
        <draw:frame draw:name="Google Shape;417;p61" presentation:style-name="pr4" draw:text-style-name="P2" draw:layer="layout" svg:width="23.667cm" svg:height="2.308cm" svg:x="0.866cm" svg:y="0.878cm" presentation:class="title" presentation:user-transformed="true">
          <draw:text-box>
            <text:p text:style-name="P5"><text:span text:style-name="T1">Atlas for infectious diseases</text:span></text:p>
          </draw:text-box>
        </draw:frame>
        <draw:frame draw:name="Google Shape;418;p61" presentation:style-name="pr5" draw:text-style-name="P8" draw:layer="layout" svg:width="23.667cm" svg:height="9.316cm" svg:x="0.866cm" svg:y="3.403cm" presentation:class="outline" presentation:user-transformed="true">
          <draw:text-box>
            <text:p text:style-name="P15"><text:span text:style-name="T3">Das RKI veröffentlich Infektionsdaten für Deutschland</text:span></text:p>
            <text:p text:style-name="P16"><text:span text:style-name="T9"><text:a xlink:href="https://survstat.rki.de/" xlink:type="simple">Survstat</text:a></text:span></text:p>
            <text:p text:style-name="P16"><text:span text:style-name="T3">Epibull</text:span></text:p>
            <text:p text:style-name="P16"><text:span text:style-name="T3">Jahrbuch</text:span></text:p>
            <text:p text:style-name="P16"><text:span text:style-name="T3">Das ECDC veröffentlicht Infektionsdaten für ganz Europa</text:span></text:p>
            <text:p text:style-name="P16"><text:span text:style-name="T9"><text:a xlink:href="https://atlas.ecdc.europa.eu/public/index.aspx" xlink:type="simple">https://atlas.ecdc.europa.eu/public/index.aspx</text:a></text:span><text:span text:style-name="T3"><text:s/></text:span></text:p>
            <text:p text:style-name="P16"><text:span text:style-name="T3"/></text:p>
            <text:p text:style-name="P7"><text:span text:style-name="T3"/></text:p>
          </draw:text-box>
        </draw:frame>
        <presentation:notes draw:style-name="dp2">
          <draw:page-thumbnail draw:name="Google Shape;414;g6041db20ac_0_2398:notes" draw:style-name="gr1" draw:layer="layout" svg:width="16.932cm" svg:height="9.524cm" svg:x="1.059cm" svg:y="1.905cm" draw:page-number="49" presentation:class="page"/>
          <draw:frame draw:name="Google Shape;415;g6041db20ac_0_2398:notes" presentation:style-name="pr54" draw:text-style-name="P4" draw:layer="layout" svg:width="15.239cm" svg:height="11.429cm" svg:x="1.905cm" svg:y="12.065cm" presentation:class="notes" presentation:placeholder="true" presentation:user-transformed="true">
            <draw:text-box/>
          </draw:frame>
        </presentation:notes>
      </draw:page>
      <draw:page draw:name="Klausurfragen" draw:style-name="dp1" draw:master-page-name="SECTION_5f_HEADER">
        <draw:frame draw:name="Google Shape;423;p62" presentation:style-name="pr7" draw:text-style-name="P2" draw:layer="layout" svg:width="21.101cm" svg:height="4.251cm" svg:x="2.149cm" svg:y="5.018cm" presentation:class="title" presentation:user-transformed="true">
          <draw:text-box>
            <text:p text:style-name="P1"><text:span text:style-name="T1">Klausurfragen</text:span></text:p>
          </draw:text-box>
        </draw:frame>
        <presentation:notes draw:style-name="dp2">
          <draw:page-thumbnail draw:name="Google Shape;420;g477453a5e3_0_50:notes" draw:style-name="gr1" draw:layer="layout" svg:width="16.932cm" svg:height="9.524cm" svg:x="1.059cm" svg:y="1.905cm" draw:page-number="50" presentation:class="page"/>
          <draw:frame draw:name="Google Shape;421;g477453a5e3_0_50:notes" presentation:style-name="pr55" draw:text-style-name="P4" draw:layer="layout" svg:width="15.239cm" svg:height="11.429cm" svg:x="1.905cm" svg:y="12.065cm" presentation:class="notes" presentation:placeholder="true" presentation:user-transformed="true">
            <draw:text-box/>
          </draw:frame>
        </presentation:notes>
      </draw:page>
      <draw:page draw:name="Welches Aussage ist richtig? " draw:style-name="dp1" draw:master-page-name="TITLE_5f_AND_5f_BODY" presentation:presentation-page-layout-name="AL2T1">
        <draw:frame draw:name="Google Shape;428;p63" presentation:style-name="pr4" draw:text-style-name="P2" draw:layer="layout" svg:width="23.667cm" svg:height="2.308cm" svg:x="0.866cm" svg:y="0.878cm" presentation:class="title" presentation:user-transformed="true">
          <draw:text-box>
            <text:p text:style-name="P5"><text:span text:style-name="T1">Welches Aussage ist richtig? </text:span></text:p>
          </draw:text-box>
        </draw:frame>
        <draw:frame draw:name="Google Shape;429;p63" presentation:style-name="pr5" draw:text-style-name="P8" draw:layer="layout" svg:width="23.667cm" svg:height="9.316cm" svg:x="0.866cm" svg:y="3.403cm" presentation:class="outline" presentation:user-transformed="true">
          <draw:text-box>
            <text:list text:style-name="L5">
              <text:list-item>
                <text:p text:style-name="P6"><text:span text:style-name="T3">Ein Tierarzt ist meldepflichtig wenn er Tollwut bei einem Tier </text:span><text:span text:style-name="T3">vermutet, dass einen Menschen berührt hat. </text:span></text:p>
              </text:list-item>
              <text:list-item>
                <text:p text:style-name="P6"><text:span text:style-name="T3">Ein Pathologe ist meldepflicht, wenn er feststellt, dass eine Person </text:span><text:span text:style-name="T3">an Masern verstorben ist.</text:span></text:p>
              </text:list-item>
              <text:list-item>
                <text:p text:style-name="P6"><text:span text:style-name="T3">Ein Arzt ist meldepflichtig, wenn er eine über das üblich Maß </text:span><text:span text:style-name="T3">hinausgehende Nebenwirkung einer Impfung feststellt.</text:span></text:p>
              </text:list-item>
              <text:list-item>
                <text:p text:style-name="P6"><text:span text:style-name="T3">Ein Arzt ist meldepflichtig, wenn er Influenza mit einem Schnelltest </text:span><text:span text:style-name="T3">nachweist.</text:span></text:p>
              </text:list-item>
              <text:list-item>
                <text:p text:style-name="P6"><text:span text:style-name="T3">Ein Labor ist meldepflichtig, wenn es IGM Antikörper gegen </text:span><text:span text:style-name="T3">Hepatitis A feststellt.</text:span></text:p>
              </text:list-item>
            </text:list>
          </draw:text-box>
        </draw:frame>
        <presentation:notes draw:style-name="dp2">
          <draw:page-thumbnail draw:name="Google Shape;425;g477453a5e3_0_16:notes" draw:style-name="gr1" draw:layer="layout" svg:width="16.932cm" svg:height="9.524cm" svg:x="1.059cm" svg:y="1.905cm" draw:page-number="51" presentation:class="page"/>
          <draw:frame draw:name="Google Shape;426;g477453a5e3_0_16:notes" presentation:style-name="pr56" draw:text-style-name="P4" draw:layer="layout" svg:width="15.239cm" svg:height="11.429cm" svg:x="1.905cm" svg:y="12.065cm" presentation:class="notes" presentation:placeholder="true" presentation:user-transformed="true">
            <draw:text-box/>
          </draw:frame>
        </presentation:notes>
      </draw:page>
      <draw:page draw:name="Welche Aussage ist richtig?" draw:style-name="dp1" draw:master-page-name="TITLE_5f_AND_5f_BODY" presentation:presentation-page-layout-name="AL2T1">
        <draw:frame draw:name="Google Shape;434;p64" presentation:style-name="pr4" draw:text-style-name="P2" draw:layer="layout" svg:width="23.667cm" svg:height="2.308cm" svg:x="0.866cm" svg:y="0.878cm" presentation:class="title" presentation:user-transformed="true">
          <draw:text-box>
            <text:p text:style-name="P5"><text:span text:style-name="T1">Welche Aussage ist richtig?</text:span></text:p>
          </draw:text-box>
        </draw:frame>
        <draw:frame draw:name="Google Shape;435;p64" presentation:style-name="pr5" draw:text-style-name="P8" draw:layer="layout" svg:width="23.667cm" svg:height="9.316cm" svg:x="0.866cm" svg:y="3.403cm" presentation:class="outline" presentation:user-transformed="true">
          <draw:text-box>
            <text:list text:style-name="L7">
              <text:list-item>
                <text:p text:style-name="P6"><text:span text:style-name="T3">Die meldepflichtige Person soll Ausbrüche erkennen</text:span></text:p>
              </text:list-item>
              <text:list-item>
                <text:p text:style-name="P6"><text:span text:style-name="T3">Das Gesundheitsamt soll Ausbrüche erkennen</text:span></text:p>
              </text:list-item>
              <text:list-item>
                <text:p text:style-name="P6"><text:span text:style-name="T3">Die Landesstelle soll Ausbrüche erkennen</text:span></text:p>
              </text:list-item>
              <text:list-item>
                <text:p text:style-name="P6"><text:span text:style-name="T3">Das Robert Koch-Institut soll Ausbrüche erkenne</text:span></text:p>
              </text:list-item>
              <text:list-item>
                <text:p text:style-name="P6"><text:span text:style-name="T3">Das European Center for disease control soll Ausbrüche erkennen</text:span></text:p>
              </text:list-item>
            </text:list>
            <text:list text:style-name="L8">
              <text:list-item>
                <text:p text:style-name="P6"><text:span text:style-name="T3">Nur D ist richtig</text:span></text:p>
              </text:list-item>
              <text:list-item>
                <text:p text:style-name="P6"><text:span text:style-name="T3">C und D sind richtig</text:span></text:p>
              </text:list-item>
              <text:list-item>
                <text:p text:style-name="P6"><text:span text:style-name="T3">B, C und D sind richtig</text:span></text:p>
              </text:list-item>
              <text:list-item>
                <text:p text:style-name="P6"><text:span text:style-name="T3">A, B, C und D sind richtig</text:span></text:p>
              </text:list-item>
              <text:list-item>
                <text:p text:style-name="P6"><text:span text:style-name="T3">Alle Aussagen sind richtig</text:span></text:p>
              </text:list-item>
            </text:list>
          </draw:text-box>
        </draw:frame>
        <presentation:notes draw:style-name="dp2">
          <draw:page-thumbnail draw:name="Google Shape;431;g477453a5e3_0_21:notes" draw:style-name="gr1" draw:layer="layout" svg:width="16.932cm" svg:height="9.524cm" svg:x="1.059cm" svg:y="1.905cm" draw:page-number="52" presentation:class="page"/>
          <draw:frame draw:name="Google Shape;432;g477453a5e3_0_21:notes" presentation:style-name="pr57" draw:text-style-name="P4" draw:layer="layout" svg:width="15.239cm" svg:height="11.429cm" svg:x="1.905cm" svg:y="12.065cm" presentation:class="notes" presentation:placeholder="true" presentation:user-transformed="true">
            <draw:text-box/>
          </draw:frame>
        </presentation:notes>
      </draw:page>
      <draw:page draw:name="page53" draw:style-name="dp1" draw:master-page-name="TITLE_5f_AND_5f_BODY" presentation:presentation-page-layout-name="AL2T1">
        <draw:frame draw:name="Google Shape;440;p65" presentation:style-name="pr4" draw:text-style-name="P2" draw:layer="layout" svg:width="23.667cm" svg:height="3.724cm" svg:x="0.866cm" svg:y="0.878cm" presentation:class="title" presentation:user-transformed="true">
          <draw:text-box>
            <text:p text:style-name="P5"><text:span text:style-name="T1">In welchen Gesetze sind meldepflichtige Infektions-Erkrankungen definiert?</text:span></text:p>
          </draw:text-box>
        </draw:frame>
        <draw:frame draw:name="Google Shape;441;p65" presentation:style-name="pr5" draw:text-style-name="P8" draw:layer="layout" svg:width="23.667cm" svg:height="7.771cm" svg:x="0.866cm" svg:y="4.949cm" presentation:class="outline" presentation:user-transformed="true">
          <draw:text-box>
            <text:list text:style-name="L2">
              <text:list-item>
                <text:p text:style-name="P6"><text:span text:style-name="T3">Im Infektionsschutzgesetz</text:span></text:p>
              </text:list-item>
              <text:list-item>
                <text:p text:style-name="P6"><text:span text:style-name="T3">Im Sozialgesetzbuch VI</text:span></text:p>
              </text:list-item>
              <text:list-item>
                <text:p text:style-name="P6"><text:span text:style-name="T3">In der IfSG-Meldepflicht-Anpassungsverordnung</text:span></text:p>
              </text:list-item>
              <text:list-item>
                <text:p text:style-name="P6"><text:span text:style-name="T3">Im Gesetz zur Durchführung der Internationalen </text:span><text:span text:style-name="T3">Gesundheitsvorschriften</text:span></text:p>
              </text:list-item>
              <text:list-item>
                <text:p text:style-name="P6"><text:span text:style-name="T3">In der Straßenverkehrsordnung</text:span></text:p>
              </text:list-item>
            </text:list>
          </draw:text-box>
        </draw:frame>
        <presentation:notes draw:style-name="dp2">
          <draw:page-thumbnail draw:name="Google Shape;437;g477453a5e3_0_54:notes" draw:style-name="gr1" draw:layer="layout" svg:width="16.932cm" svg:height="9.524cm" svg:x="1.059cm" svg:y="1.905cm" draw:page-number="53" presentation:class="page"/>
          <draw:frame draw:name="Google Shape;438;g477453a5e3_0_54:notes" presentation:style-name="pr58" draw:text-style-name="P4" draw:layer="layout" svg:width="15.239cm" svg:height="11.429cm" svg:x="1.905cm" svg:y="12.065cm" presentation:class="notes" presentation:placeholder="true" presentation:user-transformed="true">
            <draw:text-box/>
          </draw:frame>
        </presentation:notes>
      </draw:page>
      <draw:page draw:name="Welche Erkrankung ist meldepflichtig (nach IfSG)? " draw:style-name="dp1" draw:master-page-name="TITLE_5f_AND_5f_BODY" presentation:presentation-page-layout-name="AL2T1">
        <draw:frame draw:name="Google Shape;446;p66" presentation:style-name="pr4" draw:text-style-name="P2" draw:layer="layout" svg:width="23.667cm" svg:height="2.308cm" svg:x="0.866cm" svg:y="0.878cm" presentation:class="title" presentation:user-transformed="true">
          <draw:text-box>
            <text:p text:style-name="P5"><text:span text:style-name="T1">Welche Erkrankung ist meldepflichtig (nach IfSG)? </text:span></text:p>
          </draw:text-box>
        </draw:frame>
        <draw:frame draw:name="Google Shape;447;p66" presentation:style-name="pr5" draw:text-style-name="P8" draw:layer="layout" svg:width="23.667cm" svg:height="9.316cm" svg:x="0.866cm" svg:y="3.403cm" presentation:class="outline" presentation:user-transformed="true">
          <draw:text-box>
            <text:list text:style-name="L5">
              <text:list-item>
                <text:p text:style-name="P6"><text:span text:style-name="T3">Adipositas </text:span></text:p>
              </text:list-item>
              <text:list-item>
                <text:p text:style-name="P6"><text:span text:style-name="T3">Tuberkulose </text:span></text:p>
              </text:list-item>
              <text:list-item>
                <text:p text:style-name="P6"><text:span text:style-name="T3">Eine bedrohliche übertragbare Krankheit </text:span></text:p>
              </text:list-item>
              <text:list-item>
                <text:p text:style-name="P6"><text:span text:style-name="T3">Lungenkrebs</text:span></text:p>
              </text:list-item>
              <text:list-item>
                <text:p text:style-name="P6"><text:span text:style-name="T3">Masern</text:span></text:p>
              </text:list-item>
            </text:list>
            <text:p text:style-name="P16"><text:span text:style-name="T3"/></text:p>
            <text:p text:style-name="P7"><text:span text:style-name="T3"/></text:p>
          </draw:text-box>
        </draw:frame>
        <presentation:notes draw:style-name="dp2">
          <draw:page-thumbnail draw:name="Google Shape;443;g60ae41ce65_0_0:notes" draw:style-name="gr1" draw:layer="layout" svg:width="16.932cm" svg:height="9.524cm" svg:x="1.059cm" svg:y="1.905cm" draw:page-number="54" presentation:class="page"/>
          <draw:frame draw:name="Google Shape;444;g60ae41ce65_0_0:notes" presentation:style-name="pr59" draw:text-style-name="P4" draw:layer="layout" svg:width="15.239cm" svg:height="11.429cm" svg:x="1.905cm" svg:y="12.065cm" presentation:class="notes" presentation:placeholder="true" presentation:user-transformed="true">
            <draw:text-box/>
          </draw:frame>
        </presentation:notes>
      </draw:page>
      <draw:page draw:name="Welche Aussage(n) ist (sind) richtig? " draw:style-name="dp1" draw:master-page-name="TITLE_5f_AND_5f_BODY" presentation:presentation-page-layout-name="AL2T1">
        <draw:frame draw:name="Google Shape;452;p67" presentation:style-name="pr4" draw:text-style-name="P2" draw:layer="layout" svg:width="23.667cm" svg:height="2.308cm" svg:x="0.866cm" svg:y="0.878cm" presentation:class="title" presentation:user-transformed="true">
          <draw:text-box>
            <text:p text:style-name="P5"><text:span text:style-name="T1">Welche Aussage(n) ist (sind) richtig? </text:span></text:p>
          </draw:text-box>
        </draw:frame>
        <draw:frame draw:name="Google Shape;453;p67" presentation:style-name="pr5" draw:text-style-name="P8" draw:layer="layout" svg:width="23.667cm" svg:height="9.316cm" svg:x="0.866cm" svg:y="3.403cm" presentation:class="outline" presentation:user-transformed="true">
          <draw:text-box>
            <text:list text:style-name="L5">
              <text:list-item>
                <text:p text:style-name="P6"><text:span text:style-name="T3">Labore müssen HIV direkt an das RKI melden</text:span></text:p>
              </text:list-item>
              <text:list-item>
                <text:p text:style-name="P6"><text:span text:style-name="T3">Labore müssen HIV direkt an das Gesundheitsamt melden</text:span></text:p>
              </text:list-item>
              <text:list-item>
                <text:p text:style-name="P6"><text:span text:style-name="T3">Tierärzte müssen Impfnebenwirkungen an das Gesundheitsamt </text:span><text:span text:style-name="T3">melden</text:span></text:p>
              </text:list-item>
              <text:list-item>
                <text:p text:style-name="P6"><text:span text:style-name="T3">Leiter von pathologischen Instituten müssen Tuberkulose an das </text:span><text:span text:style-name="T3">Gesundheitsamt melden</text:span></text:p>
              </text:list-item>
              <text:list-item>
                <text:p text:style-name="P6"><text:span text:style-name="T3">Heilpraktiker müssen bestimmte übertragbare Erkrankungen an das </text:span><text:span text:style-name="T3">RKI melden</text:span></text:p>
              </text:list-item>
            </text:list>
          </draw:text-box>
        </draw:frame>
        <presentation:notes draw:style-name="dp2">
          <draw:page-thumbnail draw:name="Google Shape;449;g60ae41ce65_0_6:notes" draw:style-name="gr1" draw:layer="layout" svg:width="16.932cm" svg:height="9.524cm" svg:x="1.059cm" svg:y="1.905cm" draw:page-number="55" presentation:class="page"/>
          <draw:frame draw:name="Google Shape;450;g60ae41ce65_0_6:notes" presentation:style-name="pr60" draw:text-style-name="P4" draw:layer="layout" svg:width="15.239cm" svg:height="11.429cm" svg:x="1.905cm" svg:y="12.065cm" presentation:class="notes" presentation:placeholder="true" presentation:user-transformed="true">
            <draw:text-box/>
          </draw:frame>
        </presentation:notes>
      </draw:page>
      <draw:page draw:name="Welche Aussage(n) ist (sind) richtig? " draw:style-name="dp1" draw:master-page-name="TITLE_5f_AND_5f_BODY" presentation:presentation-page-layout-name="AL2T1">
        <draw:frame draw:name="Google Shape;458;p68" presentation:style-name="pr4" draw:text-style-name="P2" draw:layer="layout" svg:width="23.667cm" svg:height="2.308cm" svg:x="0.866cm" svg:y="0.878cm" presentation:class="title" presentation:user-transformed="true">
          <draw:text-box>
            <text:p text:style-name="P5"><text:span text:style-name="T1">Welche Aussage(n) ist (sind) richtig? </text:span></text:p>
          </draw:text-box>
        </draw:frame>
        <draw:frame draw:name="Google Shape;459;p68" presentation:style-name="pr5" draw:text-style-name="P8" draw:layer="layout" svg:width="23.667cm" svg:height="9.316cm" svg:x="0.866cm" svg:y="3.403cm" presentation:class="outline" presentation:user-transformed="true">
          <draw:text-box>
            <text:list text:style-name="L5">
              <text:list-item>
                <text:p text:style-name="P6"><text:span text:style-name="T3">Falldefinitionen sind dazu da jedes Auftreten einer Krankheit zu </text:span><text:span text:style-name="T3">erfassen</text:span></text:p>
              </text:list-item>
              <text:list-item>
                <text:p text:style-name="P6"><text:span text:style-name="T3">Jedes Gesundheitsamt muss seine eigenen Falldefinitionen </text:span><text:span text:style-name="T3">festlegen</text:span></text:p>
              </text:list-item>
              <text:list-item>
                <text:p text:style-name="P6"><text:span text:style-name="T3">Es gibt eine Falldefinition für alle meldepflichtigen Krankheiten</text:span></text:p>
              </text:list-item>
              <text:list-item>
                <text:p text:style-name="P6"><text:span text:style-name="T3">Ärztinnen und Ärzte sollen nur melden, wenn die Falldefinition </text:span><text:span text:style-name="T3">erfüllt ist</text:span></text:p>
              </text:list-item>
              <text:list-item>
                <text:p text:style-name="P6"><text:span text:style-name="T3">Falldefinitionen werden vom Robert-Koch-Institut festgelegt</text:span></text:p>
              </text:list-item>
            </text:list>
          </draw:text-box>
        </draw:frame>
        <presentation:notes draw:style-name="dp2">
          <draw:page-thumbnail draw:name="Google Shape;455;g6041db20ac_0_2268:notes" draw:style-name="gr1" draw:layer="layout" svg:width="16.932cm" svg:height="9.524cm" svg:x="1.059cm" svg:y="1.905cm" draw:page-number="56" presentation:class="page"/>
          <draw:frame draw:name="Google Shape;456;g6041db20ac_0_2268:notes" presentation:style-name="pr61" draw:text-style-name="P4" draw:layer="layout" svg:width="15.239cm" svg:height="11.429cm" svg:x="1.905cm" svg:y="12.065cm" presentation:class="notes" presentation:placeholder="true" presentation:user-transformed="true">
            <draw:text-box/>
          </draw:frame>
        </presentation:notes>
      </draw:page>
      <draw:page draw:name="Wo finde ich ob eine Erkrankung meldepflichtig ist?" draw:style-name="dp1" draw:master-page-name="TITLE_5f_AND_5f_BODY" presentation:presentation-page-layout-name="AL2T1">
        <draw:frame draw:name="Google Shape;464;p69" presentation:style-name="pr4" draw:text-style-name="P2" draw:layer="layout" svg:width="23.667cm" svg:height="4.356cm" svg:x="0.866cm" svg:y="0.878cm" presentation:class="title" presentation:user-transformed="true">
          <draw:text-box>
            <text:p text:style-name="P5"><text:span text:style-name="T1">Wo finde ich ob eine Erkrankung meldepflichtig ist?</text:span></text:p>
          </draw:text-box>
        </draw:frame>
        <draw:frame draw:name="Google Shape;465;p69" presentation:style-name="pr5" draw:text-style-name="P8" draw:layer="layout" svg:width="23.667cm" svg:height="6.914cm" svg:x="0.866cm" svg:y="5.805cm" presentation:class="outline" presentation:user-transformed="true">
          <draw:text-box>
            <text:list text:style-name="L5">
              <text:list-item>
                <text:p text:style-name="P6"><text:span text:style-name="T3">Auf der Internetseiten des RKI</text:span></text:p>
              </text:list-item>
              <text:list-item>
                <text:p text:style-name="P6"><text:span text:style-name="T3">Auf der Internetseiten des ECDC</text:span></text:p>
              </text:list-item>
              <text:list-item>
                <text:p text:style-name="P6"><text:span text:style-name="T3">Im Infektionsschutzgesetz</text:span></text:p>
              </text:list-item>
              <text:list-item>
                <text:p text:style-name="P6"><text:span text:style-name="T3">Auf der Internetseiten der Akademie für öffentliches </text:span><text:span text:style-name="T3">Gesundheitswesen</text:span></text:p>
              </text:list-item>
              <text:list-item>
                <text:p text:style-name="P6"><text:span text:style-name="T3">In der Apotheken Umschau</text:span></text:p>
              </text:list-item>
            </text:list>
          </draw:text-box>
        </draw:frame>
        <presentation:notes draw:style-name="dp2">
          <draw:page-thumbnail draw:name="Google Shape;461;g6041db20ac_0_2007:notes" draw:style-name="gr1" draw:layer="layout" svg:width="16.932cm" svg:height="9.524cm" svg:x="1.059cm" svg:y="1.905cm" draw:page-number="57" presentation:class="page"/>
          <draw:frame draw:name="Google Shape;462;g6041db20ac_0_2007:notes" presentation:style-name="pr62" draw:text-style-name="P4" draw:layer="layout" svg:width="15.239cm" svg:height="11.429cm" svg:x="1.905cm" svg:y="12.065cm" presentation:class="notes" presentation:placeholder="true" presentation:user-transformed="true">
            <draw:text-box/>
          </draw:frame>
        </presentation:notes>
      </draw:page>
      <draw:page draw:name="Welche Aussage(n) ist (sind) richtig? " draw:style-name="dp1" draw:master-page-name="TITLE_5f_AND_5f_BODY" presentation:presentation-page-layout-name="AL2T1">
        <draw:frame draw:name="Google Shape;470;p70" presentation:style-name="pr4" draw:text-style-name="P2" draw:layer="layout" svg:width="23.667cm" svg:height="2.308cm" svg:x="0.866cm" svg:y="0.878cm" presentation:class="title" presentation:user-transformed="true">
          <draw:text-box>
            <text:p text:style-name="P5"><text:span text:style-name="T1">Welche Aussage(n) ist (sind) richtig? </text:span></text:p>
          </draw:text-box>
        </draw:frame>
        <draw:frame draw:name="Google Shape;471;p70" presentation:style-name="pr5" draw:text-style-name="P8" draw:layer="layout" svg:width="23.667cm" svg:height="9.316cm" svg:x="0.866cm" svg:y="3.403cm" presentation:class="outline" presentation:user-transformed="true">
          <draw:text-box>
            <text:list text:style-name="L5">
              <text:list-item>
                <text:p text:style-name="P6"><text:span text:style-name="T3">Nur das Robert Koch-Institut erhält nicht namentliche Meldungen</text:span></text:p>
              </text:list-item>
              <text:list-item>
                <text:p text:style-name="P6"><text:span text:style-name="T3">Nicht namentliche Meldungen müssen per Telefon erfolgen</text:span></text:p>
              </text:list-item>
              <text:list-item>
                <text:p text:style-name="P6"><text:span text:style-name="T3">HIV ist nicht namentlich Meldepflichtig</text:span></text:p>
              </text:list-item>
              <text:list-item>
                <text:p text:style-name="P6"><text:span text:style-name="T3">Ebola ist nicht namentlich Meldepflichtig</text:span></text:p>
              </text:list-item>
              <text:list-item>
                <text:p text:style-name="P6"><text:span text:style-name="T3">Ob etwas namentlich oder nicht namentlich gemeldet wird, darf der </text:span><text:span text:style-name="T3">Arzt oder die Ärztin selber festlegen</text:span></text:p>
              </text:list-item>
            </text:list>
          </draw:text-box>
        </draw:frame>
        <presentation:notes draw:style-name="dp2">
          <draw:page-thumbnail draw:name="Google Shape;467;g6041db20ac_0_2388:notes" draw:style-name="gr1" draw:layer="layout" svg:width="16.932cm" svg:height="9.524cm" svg:x="1.059cm" svg:y="1.905cm" draw:page-number="58" presentation:class="page"/>
          <draw:frame draw:name="Google Shape;468;g6041db20ac_0_2388:notes" presentation:style-name="pr63" draw:text-style-name="P4" draw:layer="layout" svg:width="15.239cm" svg:height="11.429cm" svg:x="1.905cm" svg:y="12.065cm" presentation:class="notes" presentation:placeholder="true" presentation:user-transformed="true">
            <draw:text-box/>
          </draw:frame>
        </presentation:notes>
      </draw:page>
      <draw:page draw:name="Welche Aussage(n) ist (sind) richtig? " draw:style-name="dp1" draw:master-page-name="TITLE_5f_AND_5f_BODY" presentation:presentation-page-layout-name="AL2T1">
        <draw:frame draw:name="Google Shape;476;p71" presentation:style-name="pr4" draw:text-style-name="P2" draw:layer="layout" svg:width="23.667cm" svg:height="2.308cm" svg:x="0.866cm" svg:y="0.878cm" presentation:class="title" presentation:user-transformed="true">
          <draw:text-box>
            <text:p text:style-name="P5"><text:span text:style-name="T1">Welche Aussage(n) ist (sind) richtig? </text:span></text:p>
          </draw:text-box>
        </draw:frame>
        <draw:frame draw:name="Google Shape;477;p71" presentation:style-name="pr5" draw:text-style-name="P8" draw:layer="layout" svg:width="23.667cm" svg:height="9.316cm" svg:x="0.866cm" svg:y="3.403cm" presentation:class="outline" presentation:user-transformed="true">
          <draw:text-box>
            <text:list text:style-name="L5">
              <text:list-item>
                <text:p text:style-name="P6"><text:span text:style-name="T3">Das RKI meldet an das ECDC</text:span></text:p>
              </text:list-item>
              <text:list-item>
                <text:p text:style-name="P6"><text:span text:style-name="T3">Gesundheitsämter müssen Meldungen nur weitergeben</text:span></text:p>
              </text:list-item>
              <text:list-item>
                <text:p text:style-name="P6"><text:span text:style-name="T3">Landesstellen müssen Übermittlungen nur weitergeben</text:span></text:p>
              </text:list-item>
              <text:list-item>
                <text:p text:style-name="P6"><text:span text:style-name="T3">Das Bundesministerium für Gesundheit hat Zugriff auf alle Daten </text:span><text:span text:style-name="T3">des Meldewesens</text:span></text:p>
              </text:list-item>
              <text:list-item>
                <text:p text:style-name="P6"><text:span text:style-name="T3">Die Landesministerien für Gesundheit haben Zugriff auf alle Daten </text:span><text:span text:style-name="T3">des Meldewesens</text:span></text:p>
              </text:list-item>
            </text:list>
          </draw:text-box>
        </draw:frame>
        <presentation:notes draw:style-name="dp2">
          <draw:page-thumbnail draw:name="Google Shape;473;g6041db20ac_0_2393:notes" draw:style-name="gr1" draw:layer="layout" svg:width="16.932cm" svg:height="9.524cm" svg:x="1.059cm" svg:y="1.905cm" draw:page-number="59" presentation:class="page"/>
          <draw:frame draw:name="Google Shape;474;g6041db20ac_0_2393:notes" presentation:style-name="pr64" draw:text-style-name="P4" draw:layer="layout" svg:width="15.239cm" svg:height="11.429cm" svg:x="1.905cm" svg:y="12.065cm" presentation:class="notes" presentation:placeholder="true" presentation:user-transformed="true">
            <draw:text-box/>
          </draw:frame>
        </presentation:notes>
      </draw:page>
      <draw:page draw:name="Welche Aussage(n) ist (sind) richtig? " draw:style-name="dp1" draw:master-page-name="TITLE_5f_AND_5f_BODY" presentation:presentation-page-layout-name="AL2T1">
        <draw:frame draw:name="Google Shape;482;p72" presentation:style-name="pr4" draw:text-style-name="P2" draw:layer="layout" svg:width="23.667cm" svg:height="2.308cm" svg:x="0.866cm" svg:y="0.878cm" presentation:class="title" presentation:user-transformed="true">
          <draw:text-box>
            <text:p text:style-name="P5"><text:span text:style-name="T1">Welche Aussage(n) ist (sind) richtig? </text:span></text:p>
          </draw:text-box>
        </draw:frame>
        <draw:frame draw:name="Google Shape;483;p72" presentation:style-name="pr5" draw:text-style-name="P8" draw:layer="layout" svg:width="23.667cm" svg:height="9.316cm" svg:x="0.866cm" svg:y="3.403cm" presentation:class="outline" presentation:user-transformed="true">
          <draw:text-box>
            <text:list text:style-name="L5">
              <text:list-item>
                <text:p text:style-name="P6"><text:span text:style-name="T3">Auch der Verdacht auf eine Erkrankung kann meldepflichtig sein</text:span></text:p>
              </text:list-item>
              <text:list-item>
                <text:p text:style-name="P6"><text:span text:style-name="T3">Bei Röteln ist nur der Tod meldepflichtig</text:span></text:p>
              </text:list-item>
              <text:list-item>
                <text:p text:style-name="P6"><text:span text:style-name="T3">Ebola ist nur meldepflichtig, wenn es vom Labor diagnostiziert </text:span><text:span text:style-name="T3">wurde</text:span></text:p>
              </text:list-item>
              <text:list-item>
                <text:p text:style-name="P6"><text:span text:style-name="T3">Norovirus ist nur meldepflichtig, wenn es vom Labor diagnostiziert </text:span><text:span text:style-name="T3">wurde</text:span></text:p>
              </text:list-item>
              <text:list-item>
                <text:p text:style-name="P6"><text:span text:style-name="T3">Therapeuten sind nicht meldepflichtig, wenn Sie einen Arzt </text:span><text:span text:style-name="T3">hinzugezogen haben</text:span></text:p>
              </text:list-item>
            </text:list>
          </draw:text-box>
        </draw:frame>
        <presentation:notes draw:style-name="dp2">
          <draw:page-thumbnail draw:name="Google Shape;479;g6041db20ac_0_2438:notes" draw:style-name="gr1" draw:layer="layout" svg:width="16.932cm" svg:height="9.524cm" svg:x="1.059cm" svg:y="1.905cm" draw:page-number="60" presentation:class="page"/>
          <draw:frame draw:name="Google Shape;480;g6041db20ac_0_2438:notes" presentation:style-name="pr65" draw:text-style-name="P4" draw:layer="layout" svg:width="15.239cm" svg:height="11.429cm" svg:x="1.905cm" svg:y="12.065cm" presentation:class="notes" presentation:placeholder="true" presentation:user-transformed="true">
            <draw:text-box/>
          </draw:frame>
        </presentation:notes>
      </draw:page>
      <draw:page draw:name="Vielen Dank" draw:style-name="dp1" draw:master-page-name="SECTION_5f_HEADER">
        <draw:frame draw:name="Google Shape;488;p73" presentation:style-name="pr7" draw:text-style-name="P2" draw:layer="layout" svg:width="21.101cm" svg:height="4.251cm" svg:x="2.149cm" svg:y="5.018cm" presentation:class="title" presentation:user-transformed="true">
          <draw:text-box>
            <text:p text:style-name="P1"><text:span text:style-name="T1">Vielen Dank</text:span></text:p>
          </draw:text-box>
        </draw:frame>
        <presentation:notes draw:style-name="dp2">
          <draw:page-thumbnail draw:name="Google Shape;485;g60a0b29543_1_7:notes" draw:style-name="gr1" draw:layer="layout" svg:width="16.932cm" svg:height="9.524cm" svg:x="1.059cm" svg:y="1.905cm" draw:page-number="61" presentation:class="page"/>
          <draw:frame draw:name="Google Shape;486;g60a0b29543_1_7:notes" presentation:style-name="pr66" draw:text-style-name="P4" draw:layer="layout" svg:width="15.239cm" svg:height="11.429cm" svg:x="1.905cm" svg:y="12.065cm" presentation:class="notes" presentation:placeholder="true" presentation:user-transformed="true">
            <draw:text-box/>
          </draw:frame>
        </presentation:notes>
      </draw:page>
      <draw:page draw:name="Zum Ausdrucken" draw:style-name="dp1" draw:master-page-name="SECTION_5f_HEADER">
        <draw:frame draw:name="Google Shape;493;p74" presentation:style-name="pr7" draw:text-style-name="P2" draw:layer="layout" svg:width="21.101cm" svg:height="4.251cm" svg:x="2.149cm" svg:y="5.018cm" presentation:class="title" presentation:user-transformed="true">
          <draw:text-box>
            <text:p text:style-name="P1"><text:span text:style-name="T1">Zum Ausdrucken</text:span></text:p>
          </draw:text-box>
        </draw:frame>
        <presentation:notes draw:style-name="dp2">
          <draw:page-thumbnail draw:name="Google Shape;490;g60a0b29543_1_12:notes" draw:style-name="gr1" draw:layer="layout" svg:width="16.932cm" svg:height="9.524cm" svg:x="1.059cm" svg:y="1.905cm" draw:page-number="62" presentation:class="page"/>
          <draw:frame draw:name="Google Shape;491;g60a0b29543_1_12:notes" presentation:style-name="pr67" draw:text-style-name="P4" draw:layer="layout" svg:width="15.239cm" svg:height="11.429cm" svg:x="1.905cm" svg:y="12.065cm" presentation:class="notes" presentation:placeholder="true" presentation:user-transformed="true">
            <draw:text-box/>
          </draw:frame>
        </presentation:notes>
      </draw:page>
      <draw:page draw:name="Meldeereignis § 6.1.1 " draw:style-name="dp1" draw:master-page-name="TITLE_5f_AND_5f_BODY" presentation:presentation-page-layout-name="AL2T1">
        <draw:frame draw:name="Google Shape;498;p75" presentation:style-name="pr4" draw:text-style-name="P2" draw:layer="layout" svg:width="23.667cm" svg:height="2.308cm" svg:x="0.866cm" svg:y="0.878cm" presentation:class="title" presentation:user-transformed="true">
          <draw:text-box>
            <text:p text:style-name="P5"><text:span text:style-name="T1">Meldeereignis § 6.1.1 </text:span></text:p>
          </draw:text-box>
        </draw:frame>
        <draw:frame draw:name="Google Shape;499;p75" presentation:style-name="pr5" draw:text-style-name="P8" draw:layer="layout" svg:width="23.667cm" svg:height="9.316cm" svg:x="0.866cm" svg:y="3.403cm" presentation:class="outline" presentation:user-transformed="true">
          <draw:text-box>
            <text:p text:style-name="P18"><text:span text:style-name="T16">Liste von ärztlich diagnostizierbaren Krankheiten: </text:span><text:span text:style-name="T16">Botulismus, Cholera, Diphtherie, humane spongiforme </text:span><text:span text:style-name="T16">Enzephalopathie, </text:span><text:span text:style-name="T16"><text:tab/></text:span><text:span text:style-name="T16">akute Virushepatitis, </text:span><text:span text:style-name="T16">enteropathisches hämolytisch-urämisches Syndrom </text:span><text:span text:style-name="T16">(HUS), virusbedingtes hämorrhagisches Fieber, </text:span><text:span text:style-name="T16">Keuchhusten, Masern, </text:span><text:span text:style-name="T16"><text:tab/></text:span><text:span text:style-name="T16">Meningokokken-Meningitis </text:span><text:span text:style-name="T16">oder -Sepsis, Milzbrand, Mumps, Pest, Poliomyelitis, </text:span><text:span text:style-name="T16">Röteln einschließlich Rötelnembryopathie, Tollwut, </text:span><text:span text:style-name="T16">Typhus, Windpocken</text:span></text:p>
          </draw:text-box>
        </draw:frame>
        <presentation:notes draw:style-name="dp2">
          <draw:page-thumbnail draw:name="Google Shape;495;g60a0b29543_1_20:notes" draw:style-name="gr1" draw:layer="layout" svg:width="16.932cm" svg:height="9.524cm" svg:x="1.059cm" svg:y="1.905cm" draw:page-number="63" presentation:class="page"/>
          <draw:frame draw:name="Google Shape;496;g60a0b29543_1_20:notes" presentation:style-name="pr68" draw:text-style-name="P4" draw:layer="layout" svg:width="15.239cm" svg:height="11.429cm" svg:x="1.905cm" svg:y="12.065cm" presentation:class="notes" presentation:placeholder="true" presentation:user-transformed="true">
            <draw:text-box/>
          </draw:frame>
        </presentation:notes>
      </draw:page>
      <draw:page draw:name="Meldeereignis § 6.1.2" draw:style-name="dp1" draw:master-page-name="TITLE_5f_AND_5f_BODY" presentation:presentation-page-layout-name="AL2T1">
        <draw:frame draw:name="Google Shape;504;p76" presentation:style-name="pr4" draw:text-style-name="P2" draw:layer="layout" svg:width="23.667cm" svg:height="2.308cm" svg:x="0.866cm" svg:y="0.878cm" presentation:class="title" presentation:user-transformed="true">
          <draw:text-box>
            <text:p text:style-name="P5"><text:span text:style-name="T1">Meldeereignis § 6.1.2</text:span></text:p>
          </draw:text-box>
        </draw:frame>
        <draw:frame draw:name="Google Shape;505;p76" presentation:style-name="pr5" draw:text-style-name="P8" draw:layer="layout" svg:width="23.667cm" svg:height="9.316cm" svg:x="0.866cm" svg:y="3.403cm" presentation:class="outline" presentation:user-transformed="true">
          <draw:text-box>
            <text:p text:style-name="P15"><text:span text:style-name="T17">Akuten infektiösen Gastroenteritis</text:span></text:p>
            <text:list text:style-name="L9">
              <text:list-item>
                <text:p text:style-name="P16"><text:span text:style-name="T17">Küchenpersonal</text:span></text:p>
              </text:list-item>
              <text:list-item>
                <text:p text:style-name="P15"><text:span text:style-name="T17">Mehrere Personen betroffen</text:span></text:p>
              </text:list-item>
            </text:list>
            <text:p text:style-name="P7"><text:span text:style-name="T17"/></text:p>
          </draw:text-box>
        </draw:frame>
        <presentation:notes draw:style-name="dp2">
          <draw:page-thumbnail draw:name="Google Shape;501;g60a0b29543_1_25:notes" draw:style-name="gr1" draw:layer="layout" svg:width="16.932cm" svg:height="9.524cm" svg:x="1.059cm" svg:y="1.905cm" draw:page-number="64" presentation:class="page"/>
          <draw:frame draw:name="Google Shape;502;g60a0b29543_1_25:notes" presentation:style-name="pr69" draw:text-style-name="P4" draw:layer="layout" svg:width="15.239cm" svg:height="11.429cm" svg:x="1.905cm" svg:y="12.065cm" presentation:class="notes" presentation:placeholder="true" presentation:user-transformed="true">
            <draw:text-box/>
          </draw:frame>
        </presentation:notes>
      </draw:page>
      <draw:page draw:name="Meldeereignis § 6.1.3" draw:style-name="dp1" draw:master-page-name="TITLE_5f_AND_5f_BODY" presentation:presentation-page-layout-name="AL2T1">
        <draw:frame draw:name="Google Shape;510;p77" presentation:style-name="pr4" draw:text-style-name="P2" draw:layer="layout" svg:width="23.667cm" svg:height="2.308cm" svg:x="0.866cm" svg:y="0.878cm" presentation:class="title" presentation:user-transformed="true">
          <draw:text-box>
            <text:p text:style-name="P5"><text:span text:style-name="T1">Meldeereignis § 6.1.3</text:span></text:p>
          </draw:text-box>
        </draw:frame>
        <draw:frame draw:name="Google Shape;511;p77" presentation:style-name="pr5" draw:text-style-name="P8" draw:layer="layout" svg:width="23.667cm" svg:height="9.316cm" svg:x="0.866cm" svg:y="3.403cm" presentation:class="outline" presentation:user-transformed="true">
          <draw:text-box>
            <text:p text:style-name="P18"><text:span text:style-name="T17">Impfnebenwirkung</text:span></text:p>
          </draw:text-box>
        </draw:frame>
        <presentation:notes draw:style-name="dp2">
          <draw:page-thumbnail draw:name="Google Shape;507;g60a0b29543_1_30:notes" draw:style-name="gr1" draw:layer="layout" svg:width="16.932cm" svg:height="9.524cm" svg:x="1.059cm" svg:y="1.905cm" draw:page-number="65" presentation:class="page"/>
          <draw:frame draw:name="Google Shape;508;g60a0b29543_1_30:notes" presentation:style-name="pr70" draw:text-style-name="P4" draw:layer="layout" svg:width="15.239cm" svg:height="11.429cm" svg:x="1.905cm" svg:y="12.065cm" presentation:class="notes" presentation:placeholder="true" presentation:user-transformed="true">
            <draw:text-box/>
          </draw:frame>
        </presentation:notes>
      </draw:page>
      <draw:page draw:name="Meldeereignis § 6.1.4" draw:style-name="dp1" draw:master-page-name="TITLE_5f_AND_5f_BODY" presentation:presentation-page-layout-name="AL2T1">
        <draw:frame draw:name="Google Shape;516;p78" presentation:style-name="pr4" draw:text-style-name="P2" draw:layer="layout" svg:width="23.667cm" svg:height="2.308cm" svg:x="0.866cm" svg:y="0.878cm" presentation:class="title" presentation:user-transformed="true">
          <draw:text-box>
            <text:p text:style-name="P5"><text:span text:style-name="T1">Meldeereignis § 6.1.4</text:span></text:p>
          </draw:text-box>
        </draw:frame>
        <draw:frame draw:name="Google Shape;517;p78" presentation:style-name="pr5" draw:text-style-name="P8" draw:layer="layout" svg:width="23.667cm" svg:height="9.316cm" svg:x="0.866cm" svg:y="3.403cm" presentation:class="outline" presentation:user-transformed="true">
          <draw:text-box>
            <text:p text:style-name="P18"><text:span text:style-name="T17">Berührung eines Tieres mit Tollwut</text:span></text:p>
          </draw:text-box>
        </draw:frame>
        <presentation:notes draw:style-name="dp2">
          <draw:page-thumbnail draw:name="Google Shape;513;g60a0b29543_1_35:notes" draw:style-name="gr1" draw:layer="layout" svg:width="16.932cm" svg:height="9.524cm" svg:x="1.059cm" svg:y="1.905cm" draw:page-number="66" presentation:class="page"/>
          <draw:frame draw:name="Google Shape;514;g60a0b29543_1_35:notes" presentation:style-name="pr71" draw:text-style-name="P4" draw:layer="layout" svg:width="15.239cm" svg:height="11.429cm" svg:x="1.905cm" svg:y="12.065cm" presentation:class="notes" presentation:placeholder="true" presentation:user-transformed="true">
            <draw:text-box/>
          </draw:frame>
        </presentation:notes>
      </draw:page>
      <draw:page draw:name="Meldeereignis § 6.1.5" draw:style-name="dp1" draw:master-page-name="TITLE_5f_AND_5f_BODY" presentation:presentation-page-layout-name="AL2T1">
        <draw:frame draw:name="Google Shape;522;p79" presentation:style-name="pr4" draw:text-style-name="P2" draw:layer="layout" svg:width="23.667cm" svg:height="2.308cm" svg:x="0.866cm" svg:y="0.878cm" presentation:class="title" presentation:user-transformed="true">
          <draw:text-box>
            <text:p text:style-name="P5"><text:span text:style-name="T1">Meldeereignis § 6.1.5</text:span></text:p>
          </draw:text-box>
        </draw:frame>
        <draw:frame draw:name="Google Shape;523;p79" presentation:style-name="pr5" draw:text-style-name="P8" draw:layer="layout" svg:width="23.667cm" svg:height="9.316cm" svg:x="0.866cm" svg:y="3.403cm" presentation:class="outline" presentation:user-transformed="true">
          <draw:text-box>
            <text:p text:style-name="P18"><text:span text:style-name="T17">bedrohliche übertragbare Erkrankung</text:span><text:span text:style-name="T16"> (eine </text:span><text:span text:style-name="T16">übertragbare Krankheit, die auf Grund klinisch </text:span><text:span text:style-name="T16">schwerer Verlaufsformen oder ihrer </text:span><text:span text:style-name="T16">Ausbreitungsweise eine schwerwiegende Gefahr für </text:span><text:span text:style-name="T16">die Allgemeinheit verursachen kann)</text:span></text:p>
          </draw:text-box>
        </draw:frame>
        <presentation:notes draw:style-name="dp2">
          <draw:page-thumbnail draw:name="Google Shape;519;g60a0b29543_1_40:notes" draw:style-name="gr1" draw:layer="layout" svg:width="16.932cm" svg:height="9.524cm" svg:x="1.059cm" svg:y="1.905cm" draw:page-number="67" presentation:class="page"/>
          <draw:frame draw:name="Google Shape;520;g60a0b29543_1_40:notes" presentation:style-name="pr72" draw:text-style-name="P4" draw:layer="layout" svg:width="15.239cm" svg:height="11.429cm" svg:x="1.905cm" svg:y="12.065cm" presentation:class="notes" presentation:placeholder="true" presentation:user-transformed="true">
            <draw:text-box/>
          </draw:frame>
        </presentation:notes>
      </draw:page>
      <draw:page draw:name="Meldeereignis § 6.2" draw:style-name="dp1" draw:master-page-name="TITLE_5f_AND_5f_BODY" presentation:presentation-page-layout-name="AL2T1">
        <draw:frame draw:name="Google Shape;528;p80" presentation:style-name="pr4" draw:text-style-name="P2" draw:layer="layout" svg:width="23.667cm" svg:height="2.308cm" svg:x="0.866cm" svg:y="0.878cm" presentation:class="title" presentation:user-transformed="true">
          <draw:text-box>
            <text:p text:style-name="P5"><text:span text:style-name="T1">Meldeereignis § 6.2</text:span></text:p>
          </draw:text-box>
        </draw:frame>
        <draw:frame draw:name="Google Shape;529;p80" presentation:style-name="pr5" draw:text-style-name="P8" draw:layer="layout" svg:width="23.667cm" svg:height="9.316cm" svg:x="0.866cm" svg:y="3.403cm" presentation:class="outline" presentation:user-transformed="true">
          <draw:text-box>
            <text:p text:style-name="P18"><text:span text:style-name="T17">Verweigerung der Behandlung einer </text:span><text:span text:style-name="T17">Tuberkulose</text:span></text:p>
          </draw:text-box>
        </draw:frame>
        <presentation:notes draw:style-name="dp2">
          <draw:page-thumbnail draw:name="Google Shape;525;g60a0b29543_1_45:notes" draw:style-name="gr1" draw:layer="layout" svg:width="16.932cm" svg:height="9.524cm" svg:x="1.059cm" svg:y="1.905cm" draw:page-number="68" presentation:class="page"/>
          <draw:frame draw:name="Google Shape;526;g60a0b29543_1_45:notes" presentation:style-name="pr73" draw:text-style-name="P4" draw:layer="layout" svg:width="15.239cm" svg:height="11.429cm" svg:x="1.905cm" svg:y="12.065cm" presentation:class="notes" presentation:placeholder="true" presentation:user-transformed="true">
            <draw:text-box/>
          </draw:frame>
        </presentation:notes>
      </draw:page>
      <draw:page draw:name="Meldeereignis § 6.3" draw:style-name="dp1" draw:master-page-name="TITLE_5f_AND_5f_BODY" presentation:presentation-page-layout-name="AL2T1">
        <draw:frame draw:name="Google Shape;534;p81" presentation:style-name="pr4" draw:text-style-name="P2" draw:layer="layout" svg:width="23.667cm" svg:height="2.308cm" svg:x="0.866cm" svg:y="0.878cm" presentation:class="title" presentation:user-transformed="true">
          <draw:text-box>
            <text:p text:style-name="P5"><text:span text:style-name="T1">Meldeereignis § 6.3</text:span></text:p>
          </draw:text-box>
        </draw:frame>
        <draw:frame draw:name="Google Shape;535;p81" presentation:style-name="pr5" draw:text-style-name="P8" draw:layer="layout" svg:width="23.667cm" svg:height="9.316cm" svg:x="0.866cm" svg:y="3.403cm" presentation:class="outline" presentation:user-transformed="true">
          <draw:text-box>
            <text:p text:style-name="P18"><text:span text:style-name="T17">Zusammenhängende nosokomiale </text:span><text:span text:style-name="T17">Erkrankungen</text:span></text:p>
          </draw:text-box>
        </draw:frame>
        <presentation:notes draw:style-name="dp2">
          <draw:page-thumbnail draw:name="Google Shape;531;g60a0b29543_1_50:notes" draw:style-name="gr1" draw:layer="layout" svg:width="16.932cm" svg:height="9.524cm" svg:x="1.059cm" svg:y="1.905cm" draw:page-number="69" presentation:class="page"/>
          <draw:frame draw:name="Google Shape;532;g60a0b29543_1_50:notes" presentation:style-name="pr74" draw:text-style-name="P4" draw:layer="layout" svg:width="15.239cm" svg:height="11.429cm" svg:x="1.905cm" svg:y="12.065cm" presentation:class="notes" presentation:placeholder="true" presentation:user-transformed="true">
            <draw:text-box/>
          </draw:frame>
        </presentation:notes>
      </draw:page>
      <draw:page draw:name="Meldeereignis § 7.1" draw:style-name="dp1" draw:master-page-name="TITLE_5f_AND_5f_BODY" presentation:presentation-page-layout-name="AL2T1">
        <draw:frame draw:name="Google Shape;540;p82" presentation:style-name="pr4" draw:text-style-name="P2" draw:layer="layout" svg:width="23.667cm" svg:height="2.308cm" svg:x="0.866cm" svg:y="0.878cm" presentation:class="title" presentation:user-transformed="true">
          <draw:text-box>
            <text:p text:style-name="P5"><text:span text:style-name="T1">Meldeereignis § 7.1</text:span></text:p>
          </draw:text-box>
        </draw:frame>
        <draw:frame draw:name="Google Shape;541;p82" presentation:style-name="pr5" draw:text-style-name="P8" draw:layer="layout" svg:width="23.667cm" svg:height="9.316cm" svg:x="0.866cm" svg:y="3.403cm" presentation:class="outline" presentation:user-transformed="true">
          <draw:text-box>
            <text:p text:style-name="P18"><text:span text:style-name="T17">Labormeldepflicht. Eine Liste von 51 </text:span><text:span text:style-name="T17">Erregern</text:span></text:p>
          </draw:text-box>
        </draw:frame>
        <presentation:notes draw:style-name="dp2">
          <draw:page-thumbnail draw:name="Google Shape;537;g60a0b29543_1_55:notes" draw:style-name="gr1" draw:layer="layout" svg:width="16.932cm" svg:height="9.524cm" svg:x="1.059cm" svg:y="1.905cm" draw:page-number="70" presentation:class="page"/>
          <draw:frame draw:name="Google Shape;538;g60a0b29543_1_55:notes" presentation:style-name="pr75" draw:text-style-name="P4" draw:layer="layout" svg:width="15.239cm" svg:height="11.429cm" svg:x="1.905cm" svg:y="12.065cm" presentation:class="notes" presentation:placeholder="true" presentation:user-transformed="true">
            <draw:text-box/>
          </draw:frame>
        </presentation:notes>
      </draw:page>
      <draw:page draw:name="Meldeereignis § 7.2" draw:style-name="dp1" draw:master-page-name="TITLE_5f_AND_5f_BODY" presentation:presentation-page-layout-name="AL2T1">
        <draw:frame draw:name="Google Shape;546;p83" presentation:style-name="pr4" draw:text-style-name="P2" draw:layer="layout" svg:width="23.667cm" svg:height="2.308cm" svg:x="0.866cm" svg:y="0.878cm" presentation:class="title" presentation:user-transformed="true">
          <draw:text-box>
            <text:p text:style-name="P5"><text:span text:style-name="T1">Meldeereignis § 7.2</text:span></text:p>
          </draw:text-box>
        </draw:frame>
        <draw:frame draw:name="Google Shape;547;p83" presentation:style-name="pr5" draw:text-style-name="P8" draw:layer="layout" svg:width="23.667cm" svg:height="9.316cm" svg:x="0.866cm" svg:y="3.403cm" presentation:class="outline" presentation:user-transformed="true">
          <draw:text-box>
            <text:p text:style-name="P18"><text:span text:style-name="T17">Schwerwiegende Gefahr für die </text:span><text:span text:style-name="T17">Allgemeinheit</text:span></text:p>
          </draw:text-box>
        </draw:frame>
        <presentation:notes draw:style-name="dp2">
          <draw:page-thumbnail draw:name="Google Shape;543;g60a0b29543_1_60:notes" draw:style-name="gr1" draw:layer="layout" svg:width="16.932cm" svg:height="9.524cm" svg:x="1.059cm" svg:y="1.905cm" draw:page-number="71" presentation:class="page"/>
          <draw:frame draw:name="Google Shape;544;g60a0b29543_1_60:notes" presentation:style-name="pr76" draw:text-style-name="P4" draw:layer="layout" svg:width="15.239cm" svg:height="11.429cm" svg:x="1.905cm" svg:y="12.065cm" presentation:class="notes" presentation:placeholder="true" presentation:user-transformed="true">
            <draw:text-box/>
          </draw:frame>
        </presentation:notes>
      </draw:page>
      <draw:page draw:name="Meldeereignis § 7.3" draw:style-name="dp1" draw:master-page-name="TITLE_5f_AND_5f_BODY" presentation:presentation-page-layout-name="AL2T1">
        <draw:frame draw:name="Google Shape;552;p84" presentation:style-name="pr4" draw:text-style-name="P2" draw:layer="layout" svg:width="23.667cm" svg:height="2.308cm" svg:x="0.866cm" svg:y="0.878cm" presentation:class="title" presentation:user-transformed="true">
          <draw:text-box>
            <text:p text:style-name="P5"><text:span text:style-name="T1">Meldeereignis § 7.3</text:span></text:p>
          </draw:text-box>
        </draw:frame>
        <draw:frame draw:name="Google Shape;553;p84" presentation:style-name="pr5" draw:text-style-name="P8" draw:layer="layout" svg:width="23.667cm" svg:height="9.316cm" svg:x="0.866cm" svg:y="3.403cm" presentation:class="outline" presentation:user-transformed="true">
          <draw:text-box>
            <text:p text:style-name="P15"><text:span text:style-name="T17">Nichtnamentlich ist bei folgenden </text:span><text:span text:style-name="T17">Krankheitserregern der direkte oder </text:span><text:span text:style-name="T17">indirekte Nachweis zu melden: Treponema </text:span><text:span text:style-name="T17">pallidum (Syphillis), HIV, Echinococcus sp., </text:span><text:span text:style-name="T17">Plasmodium sp. (Malaria), Toxoplasma </text:span><text:span text:style-name="T17">gondii; Meldepflicht nur bei konnatalen </text:span><text:span text:style-name="T17">Infektionen.</text:span></text:p>
            <text:p text:style-name="P7"><text:span text:style-name="T17"/></text:p>
          </draw:text-box>
        </draw:frame>
        <presentation:notes draw:style-name="dp2">
          <draw:page-thumbnail draw:name="Google Shape;549;g60a0b29543_1_65:notes" draw:style-name="gr1" draw:layer="layout" svg:width="16.932cm" svg:height="9.524cm" svg:x="1.059cm" svg:y="1.905cm" draw:page-number="72" presentation:class="page"/>
          <draw:frame draw:name="Google Shape;550;g60a0b29543_1_65:notes" presentation:style-name="pr77" draw:text-style-name="P4" draw:layer="layout" svg:width="15.239cm" svg:height="11.429cm" svg:x="1.905cm" svg:y="12.065cm" presentation:class="notes" presentation:placeholder="true" presentation:user-transformed="true">
            <draw:text-box/>
          </draw:frame>
        </presentation:notes>
      </draw:page>
      <draw:page draw:name="page73" draw:style-name="dp1" draw:master-page-name="BLANK">
        <draw:g draw:name="Google Shape;558;p85">
          <draw:custom-shape draw:name="Google Shape;559;p85" draw:style-name="gr22" draw:text-style-name="P19" draw:layer="layout" svg:width="3.999cm" svg:height="3.999cm" svg:x="0.847cm" svg:y="0.635cm">
            <text:p text:style-name="P1"><text:span text:style-name="T18">Sieg</text:span></text:p>
            <text:p text:style-name="P1"><text:span text:style-name="T18">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range-y-minimum="0" draw:handle-range-y-maximum="?f104" draw:handle-position="?f17 ?f103"/>
            </draw:enhanced-geometry>
          </draw:custom-shape>
          <draw:custom-shape draw:name="Google Shape;560;p85" draw:style-name="gr22" draw:text-style-name="P19" draw:layer="layout" svg:width="3.999cm" svg:height="3.999cm" svg:x="0.847cm" svg:y="5.08cm">
            <text:p text:style-name="P1"><text:span text:style-name="T18">Sieg</text:span></text:p>
            <text:p text:style-name="P1"><text:span text:style-name="T18">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range-y-minimum="0" draw:handle-range-y-maximum="?f104" draw:handle-position="?f17 ?f103"/>
            </draw:enhanced-geometry>
          </draw:custom-shape>
          <draw:custom-shape draw:name="Google Shape;561;p85" draw:style-name="gr22" draw:text-style-name="P19" draw:layer="layout" svg:width="3.999cm" svg:height="3.999cm" svg:x="0.847cm" svg:y="9.525cm">
            <text:p text:style-name="P1"><text:span text:style-name="T18">Sieg</text:span></text:p>
            <text:p text:style-name="P1"><text:span text:style-name="T18">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range-y-minimum="0" draw:handle-range-y-maximum="?f104" draw:handle-position="?f17 ?f103"/>
            </draw:enhanced-geometry>
          </draw:custom-shape>
        </draw:g>
        <draw:g draw:name="Google Shape;562;p85">
          <draw:custom-shape draw:name="Google Shape;563;p85" draw:style-name="gr22" draw:text-style-name="P19" draw:layer="layout" svg:width="3.999cm" svg:height="3.999cm" svg:x="5.72cm" svg:y="0.635cm">
            <text:p text:style-name="P1"><text:span text:style-name="T18">Sieg</text:span></text:p>
            <text:p text:style-name="P1"><text:span text:style-name="T18">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range-y-minimum="0" draw:handle-range-y-maximum="?f104" draw:handle-position="?f17 ?f103"/>
            </draw:enhanced-geometry>
          </draw:custom-shape>
          <draw:custom-shape draw:name="Google Shape;564;p85" draw:style-name="gr22" draw:text-style-name="P19" draw:layer="layout" svg:width="3.999cm" svg:height="3.999cm" svg:x="5.72cm" svg:y="5.08cm">
            <text:p text:style-name="P1"><text:span text:style-name="T18">Sieg</text:span></text:p>
            <text:p text:style-name="P1"><text:span text:style-name="T18">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range-y-minimum="0" draw:handle-range-y-maximum="?f104" draw:handle-position="?f17 ?f103"/>
            </draw:enhanced-geometry>
          </draw:custom-shape>
          <draw:custom-shape draw:name="Google Shape;565;p85" draw:style-name="gr22" draw:text-style-name="P19" draw:layer="layout" svg:width="3.999cm" svg:height="3.999cm" svg:x="5.72cm" svg:y="9.525cm">
            <text:p text:style-name="P1"><text:span text:style-name="T18">Sieg</text:span></text:p>
            <text:p text:style-name="P1"><text:span text:style-name="T18">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range-y-minimum="0" draw:handle-range-y-maximum="?f104" draw:handle-position="?f17 ?f103"/>
            </draw:enhanced-geometry>
          </draw:custom-shape>
        </draw:g>
        <draw:g draw:name="Google Shape;566;p85">
          <draw:custom-shape draw:name="Google Shape;567;p85" draw:style-name="gr22" draw:text-style-name="P19" draw:layer="layout" svg:width="3.999cm" svg:height="3.999cm" svg:x="10.594cm" svg:y="0.635cm">
            <text:p text:style-name="P1"><text:span text:style-name="T18">Sieg</text:span></text:p>
            <text:p text:style-name="P1"><text:span text:style-name="T18">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range-y-minimum="0" draw:handle-range-y-maximum="?f104" draw:handle-position="?f17 ?f103"/>
            </draw:enhanced-geometry>
          </draw:custom-shape>
          <draw:custom-shape draw:name="Google Shape;568;p85" draw:style-name="gr22" draw:text-style-name="P19" draw:layer="layout" svg:width="3.999cm" svg:height="3.999cm" svg:x="10.594cm" svg:y="5.08cm">
            <text:p text:style-name="P1"><text:span text:style-name="T18">Sieg</text:span></text:p>
            <text:p text:style-name="P1"><text:span text:style-name="T18">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range-y-minimum="0" draw:handle-range-y-maximum="?f104" draw:handle-position="?f17 ?f103"/>
            </draw:enhanced-geometry>
          </draw:custom-shape>
          <draw:custom-shape draw:name="Google Shape;569;p85" draw:style-name="gr22" draw:text-style-name="P19" draw:layer="layout" svg:width="3.999cm" svg:height="3.999cm" svg:x="10.594cm" svg:y="9.525cm">
            <text:p text:style-name="P1"><text:span text:style-name="T18">Sieg</text:span></text:p>
            <text:p text:style-name="P1"><text:span text:style-name="T18">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range-y-minimum="0" draw:handle-range-y-maximum="?f104" draw:handle-position="?f17 ?f103"/>
            </draw:enhanced-geometry>
          </draw:custom-shape>
        </draw:g>
        <draw:g draw:name="Google Shape;570;p85">
          <draw:custom-shape draw:name="Google Shape;571;p85" draw:style-name="gr22" draw:text-style-name="P19" draw:layer="layout" svg:width="3.999cm" svg:height="3.999cm" svg:x="15.468cm" svg:y="0.635cm">
            <text:p text:style-name="P1"><text:span text:style-name="T18">Sieg</text:span></text:p>
            <text:p text:style-name="P1"><text:span text:style-name="T18">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range-y-minimum="0" draw:handle-range-y-maximum="?f104" draw:handle-position="?f17 ?f103"/>
            </draw:enhanced-geometry>
          </draw:custom-shape>
          <draw:custom-shape draw:name="Google Shape;572;p85" draw:style-name="gr22" draw:text-style-name="P19" draw:layer="layout" svg:width="3.999cm" svg:height="3.999cm" svg:x="15.468cm" svg:y="5.08cm">
            <text:p text:style-name="P1"><text:span text:style-name="T18">Sieg</text:span></text:p>
            <text:p text:style-name="P1"><text:span text:style-name="T18">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range-y-minimum="0" draw:handle-range-y-maximum="?f104" draw:handle-position="?f17 ?f103"/>
            </draw:enhanced-geometry>
          </draw:custom-shape>
          <draw:custom-shape draw:name="Google Shape;573;p85" draw:style-name="gr22" draw:text-style-name="P19" draw:layer="layout" svg:width="3.999cm" svg:height="3.999cm" svg:x="15.468cm" svg:y="9.525cm">
            <text:p text:style-name="P1"><text:span text:style-name="T18">Sieg</text:span></text:p>
            <text:p text:style-name="P1"><text:span text:style-name="T18">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range-y-minimum="0" draw:handle-range-y-maximum="?f104" draw:handle-position="?f17 ?f103"/>
            </draw:enhanced-geometry>
          </draw:custom-shape>
        </draw:g>
        <draw:g draw:name="Google Shape;574;p85">
          <draw:custom-shape draw:name="Google Shape;575;p85" draw:style-name="gr22" draw:text-style-name="P19" draw:layer="layout" svg:width="3.999cm" svg:height="3.999cm" svg:x="20.342cm" svg:y="0.635cm">
            <text:p text:style-name="P1"><text:span text:style-name="T18">Sieg</text:span></text:p>
            <text:p text:style-name="P1"><text:span text:style-name="T18">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range-y-minimum="0" draw:handle-range-y-maximum="?f104" draw:handle-position="?f17 ?f103"/>
            </draw:enhanced-geometry>
          </draw:custom-shape>
          <draw:custom-shape draw:name="Google Shape;576;p85" draw:style-name="gr22" draw:text-style-name="P19" draw:layer="layout" svg:width="3.999cm" svg:height="3.999cm" svg:x="20.342cm" svg:y="5.08cm">
            <text:p text:style-name="P1"><text:span text:style-name="T18">Sieg</text:span></text:p>
            <text:p text:style-name="P1"><text:span text:style-name="T18">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range-y-minimum="0" draw:handle-range-y-maximum="?f104" draw:handle-position="?f17 ?f103"/>
            </draw:enhanced-geometry>
          </draw:custom-shape>
          <draw:custom-shape draw:name="Google Shape;577;p85" draw:style-name="gr22" draw:text-style-name="P19" draw:layer="layout" svg:width="3.999cm" svg:height="3.999cm" svg:x="20.342cm" svg:y="9.525cm">
            <text:p text:style-name="P1"><text:span text:style-name="T18">Sieg</text:span></text:p>
            <text:p text:style-name="P1"><text:span text:style-name="T18">punkt</text:span></text:p>
            <draw:enhanced-geometry draw:mirror-horizontal="false" draw:mirror-vertical="false" svg:viewBox="0 0 0 0" draw:text-areas="?f99 ?f100 ?f101 ?f102" draw:type="ooxml-star32" draw:modifiers="37500" draw:enhanced-path="M 0 ?f32 L ?f65 ?f88 ?f18 ?f39 ?f66 ?f87 ?f19 ?f38 ?f67 ?f86 ?f20 ?f37 ?f68 ?f85 ?f21 ?f36 ?f69 ?f84 ?f22 ?f35 ?f70 ?f83 ?f23 ?f34 ?f71 ?f82 ?f24 ?f33 ?f72 ?f81 ?f17 0 ?f73 ?f81 ?f25 ?f33 ?f74 ?f82 ?f26 ?f34 ?f75 ?f83 ?f27 ?f35 ?f76 ?f84 ?f28 ?f36 ?f77 ?f85 ?f29 ?f37 ?f78 ?f86 ?f30 ?f38 ?f79 ?f87 ?f31 ?f39 ?f80 ?f88 ?f106 ?f32 ?f80 ?f89 ?f31 ?f40 ?f79 ?f90 ?f30 ?f41 ?f78 ?f91 ?f29 ?f42 ?f77 ?f92 ?f28 ?f43 ?f76 ?f93 ?f27 ?f44 ?f75 ?f94 ?f26 ?f45 ?f74 ?f95 ?f25 ?f46 ?f73 ?f96 ?f17 ?f105 ?f72 ?f96 ?f24 ?f46 ?f71 ?f95 ?f23 ?f45 ?f70 ?f94 ?f22 ?f44 ?f69 ?f93 ?f21 ?f43 ?f68 ?f92 ?f20 ?f42 ?f67 ?f91 ?f19 ?f41 ?f66 ?f90 ?f18 ?f40 ?f65 ?f89 Z N">
              <draw:equation draw:name="f0" draw:formula="if(0-$0 ,0,if(50000-$0 ,$0 ,50000))"/>
              <draw:equation draw:name="f1" draw:formula="logwidth/2"/>
              <draw:equation draw:name="f2" draw:formula="?f1 *98079/100000"/>
              <draw:equation draw:name="f3" draw:formula="?f1 *92388/100000"/>
              <draw:equation draw:name="f4" draw:formula="?f1 *83147/100000"/>
              <draw:equation draw:name="f5" draw:formula="?f1 *cos(pi*(2700000)/10800000)"/>
              <draw:equation draw:name="f6" draw:formula="?f1 *55557/100000"/>
              <draw:equation draw:name="f7" draw:formula="?f1 *38268/100000"/>
              <draw:equation draw:name="f8" draw:formula="?f1 *19509/100000"/>
              <draw:equation draw:name="f9" draw:formula="logheight/2"/>
              <draw:equation draw:name="f10" draw:formula="?f9 *98079/100000"/>
              <draw:equation draw:name="f11" draw:formula="?f9 *92388/100000"/>
              <draw:equation draw:name="f12" draw:formula="?f9 *83147/100000"/>
              <draw:equation draw:name="f13" draw:formula="?f9 *sin(pi*(2700000)/10800000)"/>
              <draw:equation draw:name="f14" draw:formula="?f9 *55557/100000"/>
              <draw:equation draw:name="f15" draw:formula="?f9 *38268/100000"/>
              <draw:equation draw:name="f16" draw:formula="?f9 *19509/100000"/>
              <draw:equation draw:name="f17" draw:formula="logwidth/2"/>
              <draw:equation draw:name="f18" draw:formula="?f17 +0-?f2 "/>
              <draw:equation draw:name="f19" draw:formula="?f17 +0-?f3 "/>
              <draw:equation draw:name="f20" draw:formula="?f17 +0-?f4 "/>
              <draw:equation draw:name="f21" draw:formula="?f17 +0-?f5 "/>
              <draw:equation draw:name="f22" draw:formula="?f17 +0-?f6 "/>
              <draw:equation draw:name="f23" draw:formula="?f17 +0-?f7 "/>
              <draw:equation draw:name="f24" draw:formula="?f17 +0-?f8 "/>
              <draw:equation draw:name="f25" draw:formula="?f17 +?f8 -0"/>
              <draw:equation draw:name="f26" draw:formula="?f17 +?f7 -0"/>
              <draw:equation draw:name="f27" draw:formula="?f17 +?f6 -0"/>
              <draw:equation draw:name="f28" draw:formula="?f17 +?f5 -0"/>
              <draw:equation draw:name="f29" draw:formula="?f17 +?f4 -0"/>
              <draw:equation draw:name="f30" draw:formula="?f17 +?f3 -0"/>
              <draw:equation draw:name="f31" draw:formula="?f17 +?f2 -0"/>
              <draw:equation draw:name="f32" draw:formula="logheight/2"/>
              <draw:equation draw:name="f33" draw:formula="?f32 +0-?f10 "/>
              <draw:equation draw:name="f34" draw:formula="?f32 +0-?f11 "/>
              <draw:equation draw:name="f35" draw:formula="?f32 +0-?f12 "/>
              <draw:equation draw:name="f36" draw:formula="?f32 +0-?f13 "/>
              <draw:equation draw:name="f37" draw:formula="?f32 +0-?f14 "/>
              <draw:equation draw:name="f38" draw:formula="?f32 +0-?f15 "/>
              <draw:equation draw:name="f39" draw:formula="?f32 +0-?f16 "/>
              <draw:equation draw:name="f40" draw:formula="?f32 +?f16 -0"/>
              <draw:equation draw:name="f41" draw:formula="?f32 +?f15 -0"/>
              <draw:equation draw:name="f42" draw:formula="?f32 +?f14 -0"/>
              <draw:equation draw:name="f43" draw:formula="?f32 +?f13 -0"/>
              <draw:equation draw:name="f44" draw:formula="?f32 +?f12 -0"/>
              <draw:equation draw:name="f45" draw:formula="?f32 +?f11 -0"/>
              <draw:equation draw:name="f46" draw:formula="?f32 +?f10 -0"/>
              <draw:equation draw:name="f47" draw:formula="?f1 *?f0 /50000"/>
              <draw:equation draw:name="f48" draw:formula="?f9 *?f0 /50000"/>
              <draw:equation draw:name="f49" draw:formula="?f47 *99518/100000"/>
              <draw:equation draw:name="f50" draw:formula="?f47 *95694/100000"/>
              <draw:equation draw:name="f51" draw:formula="?f47 *88192/100000"/>
              <draw:equation draw:name="f52" draw:formula="?f47 *77301/100000"/>
              <draw:equation draw:name="f53" draw:formula="?f47 *63439/100000"/>
              <draw:equation draw:name="f54" draw:formula="?f47 *47140/100000"/>
              <draw:equation draw:name="f55" draw:formula="?f47 *29028/100000"/>
              <draw:equation draw:name="f56" draw:formula="?f47 *9802/100000"/>
              <draw:equation draw:name="f57" draw:formula="?f48 *99518/100000"/>
              <draw:equation draw:name="f58" draw:formula="?f48 *95694/100000"/>
              <draw:equation draw:name="f59" draw:formula="?f48 *88192/100000"/>
              <draw:equation draw:name="f60" draw:formula="?f48 *77301/100000"/>
              <draw:equation draw:name="f61" draw:formula="?f48 *63439/100000"/>
              <draw:equation draw:name="f62" draw:formula="?f48 *47140/100000"/>
              <draw:equation draw:name="f63" draw:formula="?f48 *29028/100000"/>
              <draw:equation draw:name="f64" draw:formula="?f48 *9802/100000"/>
              <draw:equation draw:name="f65" draw:formula="?f17 +0-?f49 "/>
              <draw:equation draw:name="f66" draw:formula="?f17 +0-?f50 "/>
              <draw:equation draw:name="f67" draw:formula="?f17 +0-?f51 "/>
              <draw:equation draw:name="f68" draw:formula="?f17 +0-?f52 "/>
              <draw:equation draw:name="f69" draw:formula="?f17 +0-?f53 "/>
              <draw:equation draw:name="f70" draw:formula="?f17 +0-?f54 "/>
              <draw:equation draw:name="f71" draw:formula="?f17 +0-?f55 "/>
              <draw:equation draw:name="f72" draw:formula="?f17 +0-?f56 "/>
              <draw:equation draw:name="f73" draw:formula="?f17 +?f56 -0"/>
              <draw:equation draw:name="f74" draw:formula="?f17 +?f55 -0"/>
              <draw:equation draw:name="f75" draw:formula="?f17 +?f54 -0"/>
              <draw:equation draw:name="f76" draw:formula="?f17 +?f53 -0"/>
              <draw:equation draw:name="f77" draw:formula="?f17 +?f52 -0"/>
              <draw:equation draw:name="f78" draw:formula="?f17 +?f51 -0"/>
              <draw:equation draw:name="f79" draw:formula="?f17 +?f50 -0"/>
              <draw:equation draw:name="f80" draw:formula="?f17 +?f49 -0"/>
              <draw:equation draw:name="f81" draw:formula="?f32 +0-?f57 "/>
              <draw:equation draw:name="f82" draw:formula="?f32 +0-?f58 "/>
              <draw:equation draw:name="f83" draw:formula="?f32 +0-?f59 "/>
              <draw:equation draw:name="f84" draw:formula="?f32 +0-?f60 "/>
              <draw:equation draw:name="f85" draw:formula="?f32 +0-?f61 "/>
              <draw:equation draw:name="f86" draw:formula="?f32 +0-?f62 "/>
              <draw:equation draw:name="f87" draw:formula="?f32 +0-?f63 "/>
              <draw:equation draw:name="f88" draw:formula="?f32 +0-?f64 "/>
              <draw:equation draw:name="f89" draw:formula="?f32 +?f64 -0"/>
              <draw:equation draw:name="f90" draw:formula="?f32 +?f63 -0"/>
              <draw:equation draw:name="f91" draw:formula="?f32 +?f62 -0"/>
              <draw:equation draw:name="f92" draw:formula="?f32 +?f61 -0"/>
              <draw:equation draw:name="f93" draw:formula="?f32 +?f60 -0"/>
              <draw:equation draw:name="f94" draw:formula="?f32 +?f59 -0"/>
              <draw:equation draw:name="f95" draw:formula="?f32 +?f58 -0"/>
              <draw:equation draw:name="f96" draw:formula="?f32 +?f57 -0"/>
              <draw:equation draw:name="f97" draw:formula="?f47 *cos(pi*(2700000)/10800000)"/>
              <draw:equation draw:name="f98" draw:formula="?f48 *sin(pi*(2700000)/10800000)"/>
              <draw:equation draw:name="f99" draw:formula="?f17 +0-?f97 "/>
              <draw:equation draw:name="f100" draw:formula="?f32 +0-?f98 "/>
              <draw:equation draw:name="f101" draw:formula="?f17 +?f97 -0"/>
              <draw:equation draw:name="f102" draw:formula="?f32 +?f98 -0"/>
              <draw:equation draw:name="f103" draw:formula="?f32 +0-?f48 "/>
              <draw:equation draw:name="f104" draw:formula="min(logwidth,logheight)/2"/>
              <draw:equation draw:name="f105" draw:formula="logheight"/>
              <draw:equation draw:name="f106" draw:formula="logwidth"/>
              <draw:handle draw:handle-range-y-minimum="0" draw:handle-range-y-maximum="?f104" draw:handle-position="?f17 ?f103"/>
            </draw:enhanced-geometry>
          </draw:custom-shape>
        </draw:g>
        <presentation:notes draw:style-name="dp2">
          <draw:page-thumbnail draw:name="Google Shape;555;g603677c5b5_0_21:notes" draw:style-name="gr1" draw:layer="layout" svg:width="16.932cm" svg:height="9.524cm" svg:x="1.059cm" svg:y="1.905cm" draw:page-number="73" presentation:class="page"/>
          <draw:frame draw:name="Google Shape;556;g603677c5b5_0_21:notes" presentation:style-name="pr78"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roman" style:font-pitch="variable"/>
    <style:font-face style:name="Arial2" svg:font-family="Arial" style:font-pitch="variable"/>
    <style:font-face style:name="Arial3" svg:font-family="Arial" style:font-family-generic="system" style:font-pitch="variable"/>
    <style:font-face style:name="DejaVu Sans" svg:font-family="'DejaVu Sans'" style:font-family-generic="system" style:font-pitch="variable"/>
    <style:font-face style:name="DejaVu Sans1" svg:font-family="'DejaVu Sans'" style:font-pitch="variable"/>
    <style:font-face style:name="EB Garamond" svg:font-family="'EB Garamond'"/>
    <style:font-face style:name="EB Garamond1" svg:font-family="'EB Garamond'" style:font-pitch="variable"/>
    <style:font-face style:name="Economica" svg:font-family="Economica" style:font-pitch="variable"/>
    <style:font-face style:name="Economica1" svg:font-family="Economica"/>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family-generic="system" style:font-pitch="variable"/>
    <style:font-face style:name="Linux Libertine G1" svg:font-family="'Linux Libertine G'"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 Sans" svg:font-family="'Open Sans'"/>
    <style:font-face style:name="Yanone Kaffeesatz" svg:font-family="'Yanone Kaffeesatz'"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79cm" svg:stroke-color="#cca677"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cca677"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SECTION_5f_HEADER-backgroundobjects">
      <style:graphic-properties draw:stroke="none" draw:fill="none" draw:fill-color="#ffffff" draw:auto-grow-height="false" fo:min-height="1.27cm"/>
      <style:paragraph-properties style:writing-mode="lr-tb"/>
    </style:style>
    <style:style style:name="Mpr9"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1" style:family="presentation" style:parent-style-name="BLANK-backgroundobjects">
      <style:graphic-properties draw:stroke="none" draw:fill="none" draw:fill-color="#ffffff" draw:auto-grow-height="false" fo:min-height="1.27cm"/>
      <style:paragraph-properties style:writing-mode="lr-tb"/>
    </style:style>
    <style:style style:name="Mpr12"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cca677"/>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Economica1" fo:font-size="10pt" fo:letter-spacing="normal" fo:font-style="normal" style:text-underline-style="none" fo:font-weight="normal" style:font-name-asian="Economica1" style:font-size-asian="10pt" style:font-style-asian="normal" style:font-weight-asian="normal" style:font-name-complex="Economica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TITLE" style:page-layout-name="PM1" draw:style-name="Mdp1">
      <draw:custom-shape draw:name="Google Shape;10;p2" draw:style-name="Mgr3" draw:text-style-name="MP5" draw:layer="backgroundobjects" svg:width="3.004cm" svg:height="3.124cm" svg:x="7.622cm" svg:y="2.102cm">
        <text:p/>
        <draw:enhanced-geometry draw:mirror-horizontal="false" draw:mirror-vertical="false" svg:viewBox="0 0 0 0" drawooo:sub-view-size="43265 44998" draw:text-areas="0 0 ?f0 ?f1" draw:type="ooxml-non-primitive" draw:enhanced-path="M 0 44998 L 0 0 43265 0 N">
          <draw:equation draw:name="f0" draw:formula="logwidth"/>
          <draw:equation draw:name="f1" draw:formula="logheight"/>
        </draw:enhanced-geometry>
      </draw:custom-shape>
      <draw:custom-shape draw:name="Google Shape;11;p2" draw:style-name="Mgr3" draw:text-style-name="MP5" draw:layer="backgroundobjects" svg:width="3.004cm" svg:height="3.124cm" draw:transform="rotate (-3.14159265358979) translate (17.778cm 12.199cm)">
        <text:p/>
        <draw:enhanced-geometry draw:mirror-horizontal="false" draw:mirror-vertical="false" svg:viewBox="0 0 0 0" drawooo:sub-view-size="43265 44998" draw:text-areas="0 0 ?f0 ?f1" draw:type="ooxml-non-primitive" draw:enhanced-path="M 0 44998 L 0 0 43265 0 N">
          <draw:equation draw:name="f0" draw:formula="logwidth"/>
          <draw:equation draw:name="f1" draw:formula="logheight"/>
        </draw:enhanced-geometry>
      </draw:custom-shape>
      <draw:frame draw:name="Google Shape;12;p2" presentation:style-name="TITLE-title" draw:layer="backgroundobjects" svg:width="8.484cm" svg:height="4.269cm" svg:x="8.458cm" svg:y="4.012cm" presentation:class="title" presentation:placeholder="true" presentation:user-transformed="true">
        <draw:text-box/>
      </draw:frame>
      <draw:frame draw:name="Google Shape;14;p2" presentation:style-name="Mpr1" draw:text-style-name="MP7" draw:layer="backgroundobjects" svg:width="1.523cm" svg:height="1.092cm" svg:x="23.535cm" svg:y="12.953cm" presentation:class="page-number" presentation:user-transformed="true">
        <draw:text-box>
          <text:p text:style-name="MP6"><text:span text:style-name="MT2"><text:page-number>&lt;Foliennum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ITLE_5f_AND_5f_BODY" style:display-name="TITLE_AND_BODY" style:page-layout-name="PM1" draw:style-name="Mdp1">
      <draw:custom-shape draw:name="Google Shape;21;p4" draw:style-name="Mgr4" draw:text-style-name="MP8" draw:layer="backgroundobjects" svg:width="25.399cm" svg:height="0.271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presentation:style-name="TITLE_5f_AND_5f_BODY-title" draw:layer="backgroundobjects" svg:width="23.667cm" svg:height="2.308cm" svg:x="0.866cm" svg:y="0.878cm" presentation:class="title" presentation:placeholder="true" presentation:user-transformed="true">
        <draw:text-box/>
      </draw:frame>
      <draw:frame draw:name="Google Shape;23;p4" presentation:style-name="TITLE_5f_AND_5f_BODY-outline1" draw:layer="backgroundobjects" svg:width="23.667cm" svg:height="9.316cm" svg:x="0.866cm" svg:y="3.403cm" presentation:class="outline" presentation:placeholder="true" presentation:user-transformed="true">
        <draw:text-box/>
      </draw:frame>
      <draw:frame draw:name="Google Shape;24;p4" presentation:style-name="Mpr4" draw:text-style-name="MP7" draw:layer="backgroundobjects" svg:width="1.523cm" svg:height="1.092cm" svg:x="23.535cm" svg:y="12.953cm" presentation:class="page-number" presentation:user-transformed="true">
        <draw:text-box>
          <text:p text:style-name="MP6"><text:span text:style-name="MT2"><text:page-number>&lt;Foliennumm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Foliennummer&gt;</text:page-number></text:span></text:p>
          </draw:text-box>
        </draw:frame>
      </presentation:notes>
    </style:master-page>
    <style:master-page style:name="SECTION_5f_HEADER" style:display-name="SECTION_HEADER" style:page-layout-name="PM1" draw:style-name="Mdp1">
      <draw:custom-shape draw:name="Google Shape;16;p3" draw:style-name="Mgr3" draw:text-style-name="MP5" draw:layer="backgroundobjects" svg:width="3.004cm" svg:height="3.124cm" svg:x="21.1cm" svg:y="1.278cm">
        <text:p/>
        <draw:enhanced-geometry draw:mirror-horizontal="true" draw:mirror-vertical="false" svg:viewBox="0 0 0 0" drawooo:sub-view-size="43265 44998" draw:text-areas="0 0 ?f0 ?f1" draw:type="ooxml-non-primitive" draw:enhanced-path="M 0 44998 L 0 0 43265 0 N">
          <draw:equation draw:name="f0" draw:formula="logwidth"/>
          <draw:equation draw:name="f1" draw:formula="logheight"/>
        </draw:enhanced-geometry>
      </draw:custom-shape>
      <draw:custom-shape draw:name="Google Shape;17;p3" draw:style-name="Mgr3" draw:text-style-name="MP5" draw:layer="backgroundobjects" svg:width="3.004cm" svg:height="3.124cm" draw:transform="rotate (-3.14159265358979) translate (4.3cm 13.009cm)">
        <text:p/>
        <draw:enhanced-geometry draw:mirror-horizontal="true" draw:mirror-vertical="false" svg:viewBox="0 0 0 0" drawooo:sub-view-size="43265 44998" draw:text-areas="0 0 ?f0 ?f1" draw:type="ooxml-non-primitive" draw:enhanced-path="M 0 44998 L 0 0 43265 0 N">
          <draw:equation draw:name="f0" draw:formula="logwidth"/>
          <draw:equation draw:name="f1" draw:formula="logheight"/>
        </draw:enhanced-geometry>
      </draw:custom-shape>
      <draw:frame draw:name="Google Shape;18;p3" presentation:style-name="SECTION_5f_HEADER-title" draw:layer="backgroundobjects" svg:width="21.101cm" svg:height="4.251cm" svg:x="2.149cm" svg:y="5.018cm" presentation:class="title" presentation:placeholder="true" presentation:user-transformed="true">
        <draw:text-box/>
      </draw:frame>
      <draw:frame draw:name="Google Shape;19;p3" presentation:style-name="Mpr7" draw:text-style-name="MP7" draw:layer="backgroundobjects" svg:width="1.523cm" svg:height="1.092cm" svg:x="23.535cm" svg:y="12.953cm" presentation:class="page-number" presentation:user-transformed="true">
        <draw:text-box>
          <text:p text:style-name="MP6"><text:span text:style-name="MT2"><text:page-number>&lt;Foliennumm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Foliennummer&gt;</text:page-number></text:span></text:p>
          </draw:text-box>
        </draw:frame>
      </presentation:notes>
    </style:master-page>
    <style:master-page style:name="BLANK" style:page-layout-name="PM1" draw:style-name="Mdp1">
      <draw:frame draw:name="Google Shape;57;p12" presentation:style-name="Mpr10" draw:text-style-name="MP7" draw:layer="backgroundobjects" svg:width="1.523cm" svg:height="1.092cm" svg:x="23.535cm" svg:y="12.953cm" presentation:class="page-number" presentation:user-transformed="true">
        <draw:text-box>
          <text:p text:style-name="MP6"><text:span text:style-name="MT2"><text:page-number>&lt;Foliennummer&gt;</text:page-number></text:span></text:p>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2.0.4$Linux_X86_64 LibreOffice_project/9a9c6381e3f7a62afc1329bd359cc48accb6435b</meta:generator>
    <dc:date>2020-02-15T10:44:34.831439935</dc:date>
    <meta:editing-duration>PT6M52S</meta:editing-duration>
    <meta:editing-cycles>2</meta:editing-cycles>
    <meta:document-statistic meta:object-count="439"/>
  </office:meta>
</office:document-meta>
</file>